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Default" style:data-style-name="N3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3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7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8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9" style:family="table-cell" style:parent-style-name="Default" style:data-style-name="N0">
      <style:table-cell-properties style:vertical-align="automatic" fo:wrap-option="wrap"/>
    </style:style>
    <style:style style:name="ce30" style:family="table-cell" style:parent-style-name="Default" style:data-style-name="N37">
      <style:table-cell-properties style:vertical-align="automatic" fo:wrap-option="wrap"/>
    </style:style>
    <style:style style:name="ce31" style:family="table-cell" style:parent-style-name="Default" style:data-style-name="N4">
      <style:table-cell-properties style:vertical-align="automatic" fo:wrap-option="wrap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4"/>
    <style:style style:name="ce34" style:family="table-cell" style:parent-style-name="Default" style:data-style-name="N37"/>
    <style:style style:name="ce3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8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6.905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0.502708333333333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7.3566666666667cm"/>
    </style:style>
    <style:style style:name="co11" style:family="table-column">
      <style:table-column-properties fo:break-before="auto" style:column-width="2.83104166666667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3.70416666666667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4.048125cm"/>
    </style:style>
    <style:style style:name="co17" style:family="table-column">
      <style:table-column-properties fo:break-before="auto" style:column-width="11.27125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11.1125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9.63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RESUMEN DE TRANSACCIONES CON PARTES RELACION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formación en US dólare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4" table:number-rows-spanned="2" table:style-name="ce19">
            <text:p>Cuentas por Cobrar</text:p>
          </table:table-cell>
          <table:covered-table-cell table:number-columns-repeated="3"/>
          <table:table-cell table:number-columns-repeated="2" table:style-name="ce4"/>
          <table:table-cell office:value-type="string" table:style-name="ce5">
            <text:p>Total a</text:p>
          </table:table-cell>
          <table:table-cell table:style-name="ce1"/>
          <table:table-cell office:value-type="string" table:style-name="ce5">
            <text:p>Total a</text:p>
          </table:table-cell>
          <table:table-cell table:number-columns-repeated="16374"/>
        </table:table-row>
        <table:table-row table:style-name="ro2">
          <table:table-cell table:style-name="ce1"/>
          <table:covered-table-cell/>
          <table:covered-table-cell table:number-columns-repeated="3"/>
          <table:table-cell office:value-type="date" office:date-value="2020-10-01T00:00:00" table:style-name="ce6">
            <text:p>oct-20</text:p>
          </table:table-cell>
          <table:table-cell office:value-type="string" table:style-name="ce7">
            <text:p>Nov y dic-20</text:p>
          </table:table-cell>
          <table:table-cell office:value-type="date" office:date-value="2020-12-01T00:00:00" table:style-name="ce6">
            <text:p>dic-20</text:p>
          </table:table-cell>
          <table:table-cell table:style-name="ce1"/>
          <table:table-cell office:value-type="date" office:date-value="2019-12-01T00:00:00" table:style-name="ce6">
            <text:p>dic-19</text:p>
          </table:table-cell>
          <table:table-cell table:number-columns-repeated="16374"/>
        </table:table-row>
        <table:table-row table:style-name="ro2">
          <table:table-cell table:style-name="ce1"/>
          <table:table-cell table:style-name="ce8"/>
          <table:table-cell table:number-columns-repeated="2" table:style-name="ce9"/>
          <table:table-cell table:style-name="ce10"/>
          <table:table-cell table:number-columns-repeated="3" table:style-name="ce11"/>
          <table:table-cell table:style-name="ce12"/>
          <table:table-cell table:style-name="ce11"/>
          <table:table-cell table:number-columns-repeated="16374"/>
        </table:table-row>
        <table:table-row table:style-name="ro2">
          <table:table-cell table:style-name="ce1"/>
          <table:table-cell office:value-type="string" table:style-name="ce13">
            <text:p>Venta de servicios de telecomunicaciones a Telconet</text:p>
          </table:table-cell>
          <table:table-cell table:number-columns-repeated="2" table:style-name="ce1"/>
          <table:table-cell table:style-name="ce14"/>
          <table:table-cell office:value-type="float" office:value="132418.01" table:formula="of:=+[CxC_Telconet.D1]" table:style-name="ce15">
            <text:p>132.418</text:p>
          </table:table-cell>
          <table:table-cell office:value-type="float" office:value="32718.6" table:formula="of:=+[Activos_NovDic.E1]" table:style-name="ce15">
            <text:p>32.719</text:p>
          </table:table-cell>
          <table:table-cell office:value-type="float" office:value="165136.61000000002" table:formula="of:=SUM([.F9:.G9])" table:style-name="ce15">
            <text:p>165.137</text:p>
          </table:table-cell>
          <table:table-cell table:style-name="ce12"/>
          <table:table-cell office:value-type="float" office:value="14355.280000000028" table:formula="of:=[CxC_Telconet.H5]" table:style-name="ce15">
            <text:p>14.355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3">
            <text:p>Telconet Quito</text:p>
          </table:table-cell>
          <table:table-cell table:number-columns-repeated="2" table:style-name="ce1"/>
          <table:table-cell table:style-name="ce14"/>
          <table:table-cell office:value-type="float" office:value="31157.829999999998" table:formula="of:=+[CxC_Telconet_Quito.D35]" table:style-name="ce15">
            <text:p>31.158</text:p>
          </table:table-cell>
          <table:table-cell office:value-type="float" office:value="13461.720000000001" table:formula="of:=+[Activos_NovDic.G47]+[Activos_NovDic.G50]" table:style-name="ce15">
            <text:p>13.462</text:p>
          </table:table-cell>
          <table:table-cell office:value-type="float" office:value="44619.55" table:formula="of:=SUM([.F10:.G10])" table:style-name="ce15">
            <text:p>44.620</text:p>
          </table:table-cell>
          <table:table-cell table:style-name="ce12"/>
          <table:table-cell office:value-type="float" office:value="3227.29" table:formula="of:=[CxC_Telconet_Quito.F1]" table:style-name="ce15">
            <text:p>3.227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35">
            <text:p>TOTAL VENTAS DE SERVICIOS DE TELECOMUNICACIONES</text:p>
          </table:table-cell>
          <table:table-cell table:number-columns-repeated="3" table:style-name="ce36"/>
          <table:table-cell office:value-type="float" office:value="163575.84" table:formula="of:=+[.F9]+[.F10]" table:style-name="ce38">
            <text:p>163.576</text:p>
          </table:table-cell>
          <table:table-cell office:value-type="float" office:value="46180.32" table:formula="of:=+[.G9]+[.G10]" table:style-name="ce38">
            <text:p>46.180</text:p>
          </table:table-cell>
          <table:table-cell office:value-type="float" office:value="209756.16000000003" table:formula="of:=+[.H9]+[.H10]" table:style-name="ce38">
            <text:p>209.756</text:p>
          </table:table-cell>
          <table:table-cell table:style-name="ce1"/>
          <table:table-cell table:style-name="ce37"/>
          <table:table-cell table:number-columns-repeated="16374"/>
        </table:table-row>
        <table:table-row table:style-name="ro2">
          <table:table-cell table:style-name="ce1"/>
          <table:table-cell office:value-type="string" table:style-name="ce13">
            <text:p>Servicios de mantenimiento de redes y soporte técnico</text:p>
          </table:table-cell>
          <table:table-cell table:number-columns-repeated="2" table:style-name="ce1"/>
          <table:table-cell table:style-name="ce14"/>
          <table:table-cell office:value-type="float" office:value="80000" table:formula="of:=+[CxC_Telconet.D2]" table:style-name="ce15">
            <text:p>80.000</text:p>
          </table:table-cell>
          <table:table-cell office:value-type="float" office:value="16000" table:formula="of:=+[Activos_NovDic.E2]" table:style-name="ce15">
            <text:p>16.000</text:p>
          </table:table-cell>
          <table:table-cell office:value-type="float" office:value="96000" table:formula="of:=SUM([.F12:.G12])" table:style-name="ce15">
            <text:p>96.000</text:p>
          </table:table-cell>
          <table:table-cell table:style-name="ce12"/>
          <table:table-cell office:value-type="float" office:value="1630000" table:style-name="ce15">
            <text:p>1.630.000</text:p>
          </table:table-cell>
          <table:table-cell table:number-columns-repeated="16374"/>
        </table:table-row>
        <table:table-row table:style-name="ro2">
          <table:table-cell table:style-name="ce1"/>
          <table:table-cell table:style-name="ce13"/>
          <table:table-cell table:number-columns-repeated="2" table:style-name="ce1"/>
          <table:table-cell table:style-name="ce14"/>
          <table:table-cell table:style-name="ce1"/>
          <table:table-cell table:number-columns-repeated="2" table:style-name="ce15"/>
          <table:table-cell table:style-name="ce12"/>
          <table:table-cell table:style-name="ce15"/>
          <table:table-cell table:number-columns-repeated="16374"/>
        </table:table-row>
        <table:table-row table:style-name="ro2">
          <table:table-cell table:style-name="ce1"/>
          <table:table-cell office:value-type="string" table:style-name="ce13">
            <text:p>Venta de servicios de telecomunicaciones a CajamarcaProtecting Services</text:p>
          </table:table-cell>
          <table:table-cell table:number-columns-repeated="2" table:style-name="ce1"/>
          <table:table-cell table:style-name="ce14"/>
          <table:table-cell office:value-type="float" office:value="3873.28" table:formula="of:=[CxC_Cajamarca.I21]" table:style-name="ce15">
            <text:p>3.873</text:p>
          </table:table-cell>
          <table:table-cell office:value-type="float" office:value="1986.7" table:formula="of:=[Activos_NovDic.D73]-[Activos_NovDic.F73]" table:style-name="ce15">
            <text:p>1.987</text:p>
          </table:table-cell>
          <table:table-cell office:value-type="float" office:value="5859.9800000000005" table:formula="of:=SUM([.F14:.G14])" table:style-name="ce15">
            <text:p>5.860</text:p>
          </table:table-cell>
          <table:table-cell table:style-name="ce12"/>
          <table:table-cell office:value-type="float" office:value="1284.3800000000001" table:formula="of:=[CxC_Cajamarca.I1]" table:style-name="ce15">
            <text:p>1.284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6">
            <text:p>Subtotal</text:p>
          </table:table-cell>
          <table:table-cell table:number-columns-repeated="3" table:style-name="ce17"/>
          <table:table-cell office:value-type="float" office:value="411024.96" table:formula="of:=SUM([.F9:.F14])" table:style-name="ce18">
            <text:p>411.025</text:p>
          </table:table-cell>
          <table:table-cell office:value-type="float" office:value="110347.34" table:formula="of:=SUM([.G9:.G14])" table:style-name="ce18">
            <text:p>110.347</text:p>
          </table:table-cell>
          <table:table-cell office:value-type="float" office:value="521372.30000000005" table:formula="of:=SUM([.H9:.H14])" table:style-name="ce18">
            <text:p>521.372</text:p>
          </table:table-cell>
          <table:table-cell table:style-name="ce12"/>
          <table:table-cell office:value-type="float" office:value="1648866.95" table:formula="of:=SUM([.J9:.J14])" table:style-name="ce18">
            <text:p>1.648.867</text:p>
          </table:table-cell>
          <table:table-cell table:number-columns-repeated="16374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2" table:style-name="ce19">
            <text:p>Cuentas por Pagar</text:p>
          </table:table-cell>
          <table:covered-table-cell table:number-columns-repeated="3"/>
          <table:table-cell table:number-columns-repeated="2" table:style-name="ce4"/>
          <table:table-cell office:value-type="string" table:style-name="ce5">
            <text:p>Total a</text:p>
          </table:table-cell>
          <table:table-cell table:style-name="ce1"/>
          <table:table-cell office:value-type="string" table:style-name="ce5">
            <text:p>Total a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 table:number-columns-repeated="3"/>
          <table:table-cell office:value-type="date" office:date-value="2020-10-01T00:00:00" table:style-name="ce6">
            <text:p>oct-20</text:p>
          </table:table-cell>
          <table:table-cell office:value-type="string" table:style-name="ce7">
            <text:p>Nov y dic-20</text:p>
          </table:table-cell>
          <table:table-cell office:value-type="date" office:date-value="2020-12-01T00:00:00" table:style-name="ce6">
            <text:p>dic-20</text:p>
          </table:table-cell>
          <table:table-cell table:style-name="ce1"/>
          <table:table-cell office:value-type="date" office:date-value="2019-12-01T00:00:00" table:style-name="ce6">
            <text:p>dic-19</text:p>
          </table:table-cell>
          <table:table-cell table:number-columns-repeated="16374"/>
        </table:table-row>
        <table:table-row table:style-name="ro2">
          <table:table-cell/>
          <table:table-cell table:style-name="ce8"/>
          <table:table-cell table:number-columns-repeated="2" table:style-name="ce9"/>
          <table:table-cell table:style-name="ce10"/>
          <table:table-cell table:number-columns-repeated="3" table:style-name="ce11"/>
          <table:table-cell table:style-name="ce12"/>
          <table:table-cell table:style-name="ce11"/>
          <table:table-cell table:number-columns-repeated="16374"/>
        </table:table-row>
        <table:table-row table:style-name="ro2">
          <table:table-cell/>
          <table:table-cell office:value-type="string" table:style-name="ce13">
            <text:p>Telconet</text:p>
          </table:table-cell>
          <table:table-cell table:number-columns-repeated="2" table:style-name="ce1"/>
          <table:table-cell table:style-name="ce14"/>
          <table:table-cell office:value-type="float" office:value="244938.02" table:formula="of:=-[CxP_Telconet.F78]" table:style-name="ce15">
            <text:p>244.938</text:p>
          </table:table-cell>
          <table:table-cell office:value-type="float" office:value="12623.76" table:formula="of:=[Pasivos_NovDic.D19]+[Pasivos_NovDic.F19]" table:style-name="ce15">
            <text:p>12.624</text:p>
          </table:table-cell>
          <table:table-cell office:value-type="float" office:value="257561.78" table:formula="of:=SUM([.F21:.G21])" table:style-name="ce15">
            <text:p>257.562</text:p>
          </table:table-cell>
          <table:table-cell table:style-name="ce12"/>
          <table:table-cell office:value-type="float" office:value="381100.91" table:formula="of:=-[CxP_Telconet.F1]" table:style-name="ce15">
            <text:p>381.101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3">
            <text:p>Otras cuentas por Pagar a Telconet</text:p>
          </table:table-cell>
          <table:table-cell table:number-columns-repeated="2" table:style-name="ce1"/>
          <table:table-cell table:style-name="ce14"/>
          <table:table-cell office:value-type="float" office:value="658889.4" table:formula="of:=-[Pasivos_NovDic.I25]" table:style-name="ce15">
            <text:p>658.889</text:p>
          </table:table-cell>
          <table:table-cell office:value-type="float" office:value="0" table:style-name="ce15">
            <text:p>0</text:p>
          </table:table-cell>
          <table:table-cell office:value-type="float" office:value="658889.4" table:formula="of:=SUM([.F22:.G22])" table:style-name="ce15">
            <text:p>658.889</text:p>
          </table:table-cell>
          <table:table-cell table:style-name="ce12"/>
          <table:table-cell office:value-type="float" office:value="658889.4" table:formula="of:=-[Pasivos_NovDic.I25]" table:style-name="ce15">
            <text:p>658.889</text:p>
          </table:table-cell>
          <table:table-cell table:number-columns-repeated="16374"/>
        </table:table-row>
        <table:table-row table:style-name="ro2">
          <table:table-cell/>
          <table:table-cell table:style-name="ce13"/>
          <table:table-cell table:number-columns-repeated="2" table:style-name="ce1"/>
          <table:table-cell table:style-name="ce14"/>
          <table:table-cell table:number-columns-repeated="3" table:style-name="ce15"/>
          <table:table-cell table:style-name="ce12"/>
          <table:table-cell table:style-name="ce15"/>
          <table:table-cell table:number-columns-repeated="16374"/>
        </table:table-row>
        <table:table-row table:style-name="ro2">
          <table:table-cell/>
          <table:table-cell office:value-type="string" table:style-name="ce16">
            <text:p>Subtotal</text:p>
          </table:table-cell>
          <table:table-cell table:number-columns-repeated="3" table:style-name="ce17"/>
          <table:table-cell office:value-type="float" office:value="903827.42" table:formula="of:=SUM([.F21:.F23])" table:style-name="ce18">
            <text:p>903.827</text:p>
          </table:table-cell>
          <table:table-cell office:value-type="float" office:value="12623.76" table:formula="of:=SUM([.G21:.G23])" table:style-name="ce18">
            <text:p>12.624</text:p>
          </table:table-cell>
          <table:table-cell office:value-type="float" office:value="916451.18" table:formula="of:=SUM([.H21:.H23])" table:style-name="ce18">
            <text:p>916.451</text:p>
          </table:table-cell>
          <table:table-cell table:style-name="ce12"/>
          <table:table-cell office:value-type="float" office:value="1039990.31" table:formula="of:=SUM([.J21:.J23])" table:style-name="ce18">
            <text:p>1.039.990</text:p>
          </table:table-cell>
          <table:table-cell table:number-columns-repeated="16374"/>
        </table:table-row>
        <table:table-row table:number-rows-repeated="1048552" table:style-name="ro3">
          <table:table-cell table:number-columns-repeated="16384"/>
        </table:table-row>
      </table:table>
      <table:table table:name="CxC_Telconet" table:style-name="ta2"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53" table:default-cell-style-name="ce29"/>
        <table:table-column table:style-name="co14" table:number-columns-repeated="959" table:default-cell-style-name="ce1"/>
        <table:table-column table:style-name="co4" table:number-columns-repeated="15366" table:default-cell-style-name="ce1"/>
        <table:table-row table:style-name="ro2">
          <table:table-cell table:number-columns-repeated="2" table:style-name="ce29"/>
          <table:table-cell office:value-type="string" table:style-name="ce29">
            <text:p>Ventas de consumo telefónico</text:p>
          </table:table-cell>
          <table:table-cell office:value-type="float" office:value="132418.01" table:formula="of:=SUM([.D69:.D130])-[.D85]-[.D2]" table:style-name="ce30">
            <text:p>132.418,01<text:s/></text:p>
          </table:table-cell>
          <table:table-cell table:number-columns-repeated="55" table:style-name="ce29"/>
          <table:table-cell table:number-columns-repeated="16325"/>
        </table:table-row>
        <table:table-row table:style-name="ro2">
          <table:table-cell table:number-columns-repeated="2" table:style-name="ce29"/>
          <table:table-cell office:value-type="string" table:style-name="ce29">
            <text:p>Soporte técnico</text:p>
          </table:table-cell>
          <table:table-cell office:value-type="float" office:value="80000" table:formula="of:=+[.D74]+[.D86]+[.D87]+[.D93]+[.D99]+[.D105]+[.D111]+[.D117]+[.D123]+[.D130]" table:style-name="ce31">
            <text:p>80.000,00</text:p>
          </table:table-cell>
          <table:table-cell table:number-columns-repeated="55" table:style-name="ce29"/>
          <table:table-cell table:number-columns-repeated="16325"/>
        </table:table-row>
        <table:table-row table:style-name="ro2">
          <table:table-cell table:number-columns-repeated="2" table:style-name="ce29"/>
          <table:table-cell office:value-type="string" table:style-name="ce29">
            <text:p>TOTAL (enero a octubre)</text:p>
          </table:table-cell>
          <table:table-cell office:value-type="float" office:value="212418.01" table:formula="of:=+[.D1]+[.D2]" table:style-name="ce31">
            <text:p>212.418,01</text:p>
          </table:table-cell>
          <table:table-cell table:number-columns-repeated="55" table:style-name="ce29"/>
          <table:table-cell table:number-columns-repeated="16325"/>
        </table:table-row>
        <table:table-row table:style-name="ro2">
          <table:table-cell table:number-columns-repeated="59" table:style-name="ce29"/>
          <table:table-cell table:number-columns-repeated="16325"/>
        </table:table-row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CL <text:s text:c="2"/>TEL001 <text:s text:c="2"/>TELCONET S.A.</text:p>
          </table:table-cell>
          <table:table-cell table:number-columns-repeated="2" table:style-name="ce1"/>
          <table:table-cell office:value-type="string" table:style-name="ce22">
            <text:p>Saldo Inicial</text:p>
          </table:table-cell>
          <table:table-cell office:value-type="float" office:value="1644355.28" table:style-name="ce23">
            <text:p>1.644.355,28<text:s/></text:p>
          </table:table-cell>
          <table:table-cell table:style-name="ce1"/>
          <table:table-cell office:value-type="float" office:value="14355.280000000028" table:formula="of:=[.F5]-1630000" table:style-name="ce1">
            <text:p>14355,2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4">
            <text:p>Codigo</text:p>
          </table:table-cell>
          <table:table-cell office:value-type="string" table:style-name="ce24">
            <text:p>fecha</text:p>
          </table:table-cell>
          <table:table-cell office:value-type="string" table:style-name="ce24">
            <text:p>detalle</text:p>
          </table:table-cell>
          <table:table-cell office:value-type="string" table:style-name="ce32">
            <text:p>Facturas Realizadas</text:p>
          </table:table-cell>
          <table:table-cell office:value-type="string" table:style-name="ce32">
            <text:p>Pagos/Asientos</text:p>
          </table:table-cell>
          <table:table-cell office:value-type="string" table:style-name="ce24">
            <text:p>saldo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AB-14</text:p>
          </table:table-cell>
          <table:table-cell office:value-type="date" office:date-value="2020-04-30T00:00:00" table:style-name="ce25">
            <text:p>30-abr-20</text:p>
          </table:table-cell>
          <table:table-cell office:value-type="string" table:style-name="ce26">
            <text:p>Registro.- Distribucion de Utilidades correspondiente al Ejercicio Fiscal 2019</text:p>
          </table:table-cell>
          <table:table-cell table:style-name="ce1"/>
          <table:table-cell office:value-type="float" office:value="245237.16" table:style-name="ce27">
            <text:p>-245.237,16</text:p>
          </table:table-cell>
          <table:table-cell office:value-type="float" office:value="1111646.75" table:style-name="ce23">
            <text:p>1.111.646,7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020</text:p>
          </table:table-cell>
          <table:table-cell office:value-type="date" office:date-value="2020-04-13T00:00:00" table:style-name="ce25">
            <text:p>13-abr-20</text:p>
          </table:table-cell>
          <table:table-cell office:value-type="string" table:style-name="ce26">
            <text:p>Fact#: 325267 Rec#: 5634 TELCONET <text:s/>S.A.</text:p>
          </table:table-cell>
          <table:table-cell table:style-name="ce1"/>
          <table:table-cell office:value-type="float" office:value="0.51" table:style-name="ce27">
            <text:p>-0,51</text:p>
          </table:table-cell>
          <table:table-cell office:value-type="float" office:value="1692408.11" table:style-name="ce23">
            <text:p>1.692.408,1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021</text:p>
          </table:table-cell>
          <table:table-cell office:value-type="date" office:date-value="2020-04-13T00:00:00" table:style-name="ce25">
            <text:p>13-abr-20</text:p>
          </table:table-cell>
          <table:table-cell office:value-type="string" table:style-name="ce26">
            <text:p>Fact#: 325277 Rec#: 5635 TELCONET <text:s/>S.A.</text:p>
          </table:table-cell>
          <table:table-cell table:style-name="ce1"/>
          <table:table-cell office:value-type="float" office:value="0.41" table:style-name="ce27">
            <text:p>-0,41</text:p>
          </table:table-cell>
          <table:table-cell office:value-type="float" office:value="1692407.7" table:style-name="ce23">
            <text:p>1.692.407,7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033</text:p>
          </table:table-cell>
          <table:table-cell office:value-type="date" office:date-value="2020-04-15T00:00:00" table:style-name="ce25">
            <text:p>15-abr-20</text:p>
          </table:table-cell>
          <table:table-cell office:value-type="string" table:style-name="ce26">
            <text:p>Fact#: 324947 Rec#: 5647 TELCONET <text:s/>S.A.</text:p>
          </table:table-cell>
          <table:table-cell table:style-name="ce1"/>
          <table:table-cell office:value-type="float" office:value="416.5" table:style-name="ce27">
            <text:p>-416,50</text:p>
          </table:table-cell>
          <table:table-cell office:value-type="float" office:value="1691991.01" table:style-name="ce23">
            <text:p>1.691.991,0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036</text:p>
          </table:table-cell>
          <table:table-cell office:value-type="date" office:date-value="2020-04-13T00:00:00" table:style-name="ce25">
            <text:p>13-abr-20</text:p>
          </table:table-cell>
          <table:table-cell office:value-type="string" table:style-name="ce26">
            <text:p>Fact#: 325278 Rec#: 5650 TELCONET <text:s/>S.A.</text:p>
          </table:table-cell>
          <table:table-cell table:style-name="ce1"/>
          <table:table-cell office:value-type="float" office:value="0.19" table:style-name="ce27">
            <text:p>-0,19</text:p>
          </table:table-cell>
          <table:table-cell office:value-type="float" office:value="1692407.51" table:style-name="ce23">
            <text:p>1.692.407,5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039</text:p>
          </table:table-cell>
          <table:table-cell office:value-type="date" office:date-value="2020-04-15T00:00:00" table:style-name="ce25">
            <text:p>15-abr-20</text:p>
          </table:table-cell>
          <table:table-cell office:value-type="string" table:style-name="ce26">
            <text:p>Fact#: 325376 Rec#: 5653 TELCONET <text:s/>S.A.</text:p>
          </table:table-cell>
          <table:table-cell table:style-name="ce1"/>
          <table:table-cell office:value-type="float" office:value="913.41" table:style-name="ce27">
            <text:p>-913,41</text:p>
          </table:table-cell>
          <table:table-cell office:value-type="float" office:value="1691077.6" table:style-name="ce23">
            <text:p>1.691.077,6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043</text:p>
          </table:table-cell>
          <table:table-cell office:value-type="date" office:date-value="2020-04-16T00:00:00" table:style-name="ce25">
            <text:p>16-abr-20</text:p>
          </table:table-cell>
          <table:table-cell office:value-type="string" table:style-name="ce26">
            <text:p>Fact#: 325378 Rec#: 5657 TELCONET <text:s/>S.A.</text:p>
          </table:table-cell>
          <table:table-cell table:style-name="ce1"/>
          <table:table-cell office:value-type="float" office:value="796.43" table:style-name="ce27">
            <text:p>-796,43</text:p>
          </table:table-cell>
          <table:table-cell office:value-type="float" office:value="1690281.17" table:style-name="ce23">
            <text:p>1.690.281,1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060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Fact#: 322626 Rec#: 5671 TELCONET <text:s/>S.A.</text:p>
          </table:table-cell>
          <table:table-cell table:style-name="ce1"/>
          <table:table-cell office:value-type="float" office:value="169520" table:style-name="ce27">
            <text:p>-169.520,00</text:p>
          </table:table-cell>
          <table:table-cell office:value-type="float" office:value="1485117.24" table:style-name="ce23">
            <text:p>1.485.117,2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212</text:p>
          </table:table-cell>
          <table:table-cell office:value-type="date" office:date-value="2020-05-12T00:00:00" table:style-name="ce25">
            <text:p>12-may-20</text:p>
          </table:table-cell>
          <table:table-cell office:value-type="string" table:style-name="ce26">
            <text:p>Fact#: 328035 Rec#: 5753 TELCONET <text:s/>S.A.</text:p>
          </table:table-cell>
          <table:table-cell table:style-name="ce1"/>
          <table:table-cell office:value-type="float" office:value="0.19" table:style-name="ce27">
            <text:p>-0,19</text:p>
          </table:table-cell>
          <table:table-cell office:value-type="float" office:value="1113526.56" table:style-name="ce23">
            <text:p>1.113.526,5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213</text:p>
          </table:table-cell>
          <table:table-cell office:value-type="date" office:date-value="2020-05-12T00:00:00" table:style-name="ce25">
            <text:p>12-may-20</text:p>
          </table:table-cell>
          <table:table-cell office:value-type="string" table:style-name="ce26">
            <text:p>Fact#: 328025 Rec#: 5754 TELCONET <text:s/>S.A.</text:p>
          </table:table-cell>
          <table:table-cell table:style-name="ce1"/>
          <table:table-cell office:value-type="float" office:value="0.92" table:style-name="ce27">
            <text:p>-0,92</text:p>
          </table:table-cell>
          <table:table-cell office:value-type="float" office:value="1113525.6399999999" table:style-name="ce23">
            <text:p>1.113.525,6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214</text:p>
          </table:table-cell>
          <table:table-cell office:value-type="date" office:date-value="2020-05-12T00:00:00" table:style-name="ce25">
            <text:p>12-may-20</text:p>
          </table:table-cell>
          <table:table-cell office:value-type="string" table:style-name="ce26">
            <text:p>Fact#: 328121 Rec#: 5755 TELCONET <text:s/>S.A.</text:p>
          </table:table-cell>
          <table:table-cell table:style-name="ce1"/>
          <table:table-cell office:value-type="float" office:value="342.57" table:style-name="ce27">
            <text:p>-342,57</text:p>
          </table:table-cell>
          <table:table-cell office:value-type="float" office:value="1113183.07" table:style-name="ce23">
            <text:p>1.113.183,0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215</text:p>
          </table:table-cell>
          <table:table-cell office:value-type="date" office:date-value="2020-05-12T00:00:00" table:style-name="ce25">
            <text:p>12-may-20</text:p>
          </table:table-cell>
          <table:table-cell office:value-type="string" table:style-name="ce26">
            <text:p>Fact#: 328036 Rec#: 5756 TELCONET <text:s/>S.A.</text:p>
          </table:table-cell>
          <table:table-cell table:style-name="ce1"/>
          <table:table-cell office:value-type="float" office:value="0.49" table:style-name="ce27">
            <text:p>-0,49</text:p>
          </table:table-cell>
          <table:table-cell office:value-type="float" office:value="1113182.58" table:style-name="ce23">
            <text:p>1.113.182,5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216</text:p>
          </table:table-cell>
          <table:table-cell office:value-type="date" office:date-value="2020-05-12T00:00:00" table:style-name="ce25">
            <text:p>12-may-20</text:p>
          </table:table-cell>
          <table:table-cell office:value-type="string" table:style-name="ce26">
            <text:p>Fact#: 327716 Rec#: 5757 TELCONET <text:s/>S.A.</text:p>
          </table:table-cell>
          <table:table-cell table:style-name="ce1"/>
          <table:table-cell office:value-type="float" office:value="268.94" table:style-name="ce27">
            <text:p>-268,94</text:p>
          </table:table-cell>
          <table:table-cell office:value-type="float" office:value="1112913.6399999999" table:style-name="ce23">
            <text:p>1.112.913,6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324</text:p>
          </table:table-cell>
          <table:table-cell office:value-type="date" office:date-value="2020-05-18T00:00:00" table:style-name="ce25">
            <text:p>18-may-20</text:p>
          </table:table-cell>
          <table:table-cell office:value-type="string" table:style-name="ce26">
            <text:p>Fact#: 328123 Rec#: 5774 TELCONET <text:s/>S.A.</text:p>
          </table:table-cell>
          <table:table-cell table:style-name="ce1"/>
          <table:table-cell office:value-type="float" office:value="796.43" table:style-name="ce27">
            <text:p>-796,43</text:p>
          </table:table-cell>
          <table:table-cell office:value-type="float" office:value="1112117.21" table:style-name="ce23">
            <text:p>1.112.117,2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21</text:p>
          </table:table-cell>
          <table:table-cell office:value-type="date" office:date-value="2020-06-09T00:00:00" table:style-name="ce25">
            <text:p>09-jun-20</text:p>
          </table:table-cell>
          <table:table-cell office:value-type="string" table:style-name="ce26">
            <text:p>INGRESO POR PAGO TELCONET , BCO PACIFICO POR DEP EN CTA #DOC 24448430</text:p>
          </table:table-cell>
          <table:table-cell table:style-name="ce1"/>
          <table:table-cell office:value-type="float" office:value="112" table:style-name="ce27">
            <text:p>-112,00</text:p>
          </table:table-cell>
          <table:table-cell office:value-type="float" office:value="1110842.6599999999" table:style-name="ce23">
            <text:p>1.110.842,6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22</text:p>
          </table:table-cell>
          <table:table-cell office:value-type="date" office:date-value="2020-06-09T00:00:00" table:style-name="ce25">
            <text:p>09-jun-20</text:p>
          </table:table-cell>
          <table:table-cell office:value-type="string" table:style-name="ce26">
            <text:p>INGRESO POR PAGO TELCONET , BCO PACIFICO POR DEP EN CTA #DOC 24448428</text:p>
          </table:table-cell>
          <table:table-cell table:style-name="ce1"/>
          <table:table-cell office:value-type="float" office:value="112" table:style-name="ce27">
            <text:p>-112,00</text:p>
          </table:table-cell>
          <table:table-cell office:value-type="float" office:value="1110730.6599999999" table:style-name="ce23">
            <text:p>1.110.730,6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31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Fact#: 330932 Rec#: 5846 TELCONET <text:s/>S.A.</text:p>
          </table:table-cell>
          <table:table-cell table:style-name="ce1"/>
          <table:table-cell office:value-type="float" office:value="481.28" table:style-name="ce27">
            <text:p>-481,28</text:p>
          </table:table-cell>
          <table:table-cell office:value-type="float" office:value="1109677.73" table:style-name="ce23">
            <text:p>1.109.677,7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33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Fact#: 330519 Rec#: 5848 TELCONET <text:s/>S.A.</text:p>
          </table:table-cell>
          <table:table-cell table:style-name="ce1"/>
          <table:table-cell office:value-type="float" office:value="337.21" table:style-name="ce27">
            <text:p>-337,21</text:p>
          </table:table-cell>
          <table:table-cell office:value-type="float" office:value="1109340.52" table:style-name="ce23">
            <text:p>1.109.340,5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34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Fact#: 330832 Rec#: 5849 TELCONET <text:s/>S.A.</text:p>
          </table:table-cell>
          <table:table-cell table:style-name="ce1"/>
          <table:table-cell office:value-type="float" office:value="1" table:style-name="ce27">
            <text:p>-1,00</text:p>
          </table:table-cell>
          <table:table-cell office:value-type="float" office:value="1109339.52" table:style-name="ce23">
            <text:p>1.109.339,5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35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Fact#: 330842 Rec#: 5850 TELCONET <text:s/>S.A.</text:p>
          </table:table-cell>
          <table:table-cell table:style-name="ce1"/>
          <table:table-cell office:value-type="float" office:value="0.19" table:style-name="ce27">
            <text:p>-0,19</text:p>
          </table:table-cell>
          <table:table-cell office:value-type="float" office:value="1109339.33" table:style-name="ce23">
            <text:p>1.109.339,3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36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Fact#: 330843 Rec#: 5851 TELCONET <text:s/>S.A.</text:p>
          </table:table-cell>
          <table:table-cell table:style-name="ce1"/>
          <table:table-cell office:value-type="float" office:value="0.37" table:style-name="ce27">
            <text:p>-0,37</text:p>
          </table:table-cell>
          <table:table-cell office:value-type="float" office:value="1109338.96" table:style-name="ce23">
            <text:p>1.109.338,9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488</text:p>
          </table:table-cell>
          <table:table-cell office:value-type="date" office:date-value="2020-06-16T00:00:00" table:style-name="ce25">
            <text:p>16-jun-20</text:p>
          </table:table-cell>
          <table:table-cell office:value-type="string" table:style-name="ce26">
            <text:p>Fact#: 330940 Rec#: 5863 TELCONET <text:s/>S.A.</text:p>
          </table:table-cell>
          <table:table-cell table:style-name="ce1"/>
          <table:table-cell office:value-type="float" office:value="796.43" table:style-name="ce27">
            <text:p>-796,43</text:p>
          </table:table-cell>
          <table:table-cell office:value-type="float" office:value="1108194.8799999999" table:style-name="ce23">
            <text:p>1.108.194,8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23</text:p>
          </table:table-cell>
          <table:table-cell office:value-type="date" office:date-value="2020-07-13T00:00:00" table:style-name="ce25">
            <text:p>13-jul-20</text:p>
          </table:table-cell>
          <table:table-cell office:value-type="string" table:style-name="ce26">
            <text:p>Fact#: 333844 Rec#: 5973 TELCONET <text:s/>S.A.</text:p>
          </table:table-cell>
          <table:table-cell table:style-name="ce1"/>
          <table:table-cell office:value-type="float" office:value="796.43" table:style-name="ce27">
            <text:p>-796,43</text:p>
          </table:table-cell>
          <table:table-cell office:value-type="float" office:value="1111860.8600000001" table:style-name="ce23">
            <text:p>1.111.860,8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26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Fact#: 333725 Rec#: 5976 TELCONET <text:s/>S.A.</text:p>
          </table:table-cell>
          <table:table-cell table:style-name="ce1"/>
          <table:table-cell office:value-type="float" office:value="0.5" table:style-name="ce27">
            <text:p>-0,50</text:p>
          </table:table-cell>
          <table:table-cell office:value-type="float" office:value="1111860.3600000001" table:style-name="ce23">
            <text:p>1.111.860,3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27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Fact#: 333413 Rec#: 5977 TELCONET <text:s/>S.A.</text:p>
          </table:table-cell>
          <table:table-cell table:style-name="ce1"/>
          <table:table-cell office:value-type="float" office:value="523.65" table:style-name="ce27">
            <text:p>-523,65</text:p>
          </table:table-cell>
          <table:table-cell office:value-type="float" office:value="1111336.71" table:style-name="ce23">
            <text:p>1.111.336,7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28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Fact#: 333735 Rec#: 5978 TELCONET <text:s/>S.A.</text:p>
          </table:table-cell>
          <table:table-cell table:style-name="ce1"/>
          <table:table-cell office:value-type="float" office:value="0.19" table:style-name="ce27">
            <text:p>-0,19</text:p>
          </table:table-cell>
          <table:table-cell office:value-type="float" office:value="1111336.52" table:style-name="ce23">
            <text:p>1.111.336,5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29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Fact#: 333736 Rec#: 5979 TELCONET <text:s/>S.A.</text:p>
          </table:table-cell>
          <table:table-cell table:style-name="ce1"/>
          <table:table-cell office:value-type="float" office:value="0.37" table:style-name="ce27">
            <text:p>-0,37</text:p>
          </table:table-cell>
          <table:table-cell office:value-type="float" office:value="1111336.1499999999" table:style-name="ce23">
            <text:p>1.111.336,1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30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Fact#: 333841 Rec#: 5980 TELCONET <text:s/>S.A.</text:p>
          </table:table-cell>
          <table:table-cell table:style-name="ce1"/>
          <table:table-cell office:value-type="float" office:value="814.01" table:style-name="ce27">
            <text:p>-814,01</text:p>
          </table:table-cell>
          <table:table-cell office:value-type="float" office:value="1110522.1399999999" table:style-name="ce23">
            <text:p>1.110.522,1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67</text:p>
          </table:table-cell>
          <table:table-cell office:value-type="date" office:date-value="2020-06-09T00:00:00" table:style-name="ce25">
            <text:p>09-jun-20</text:p>
          </table:table-cell>
          <table:table-cell office:value-type="string" table:style-name="ce26">
            <text:p>INGRESO POR DEPOSITO TELCONET BCO PACIFICO POR DEP EN CTA #DOC 26457744</text:p>
          </table:table-cell>
          <table:table-cell table:style-name="ce1"/>
          <table:table-cell office:value-type="float" office:value="571.65" table:style-name="ce27">
            <text:p>-571,65</text:p>
          </table:table-cell>
          <table:table-cell office:value-type="float" office:value="1110159.01" table:style-name="ce23">
            <text:p>1.110.159,0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68</text:p>
          </table:table-cell>
          <table:table-cell office:value-type="date" office:date-value="2020-06-12T00:00:00" table:style-name="ce25">
            <text:p>12-jun-20</text:p>
          </table:table-cell>
          <table:table-cell office:value-type="string" table:style-name="ce26">
            <text:p>INGRESO POR DEPOSITO TELCONET BCO PACIFICO POR DEP EN CTA #DOC 8665</text:p>
          </table:table-cell>
          <table:table-cell table:style-name="ce1"/>
          <table:table-cell office:value-type="float" office:value="571.65" table:style-name="ce27">
            <text:p>-571,65</text:p>
          </table:table-cell>
          <table:table-cell office:value-type="float" office:value="1108991.31" table:style-name="ce23">
            <text:p>1.108.991,3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1769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INGRESO POR DEPOSITO TELCONET BCO PACIFICO POR DEP EN CTA #DOC 225758662</text:p>
          </table:table-cell>
          <table:table-cell table:style-name="ce1"/>
          <table:table-cell office:value-type="float" office:value="571.65" table:style-name="ce27">
            <text:p>-571,65</text:p>
          </table:table-cell>
          <table:table-cell office:value-type="float" office:value="1109950.49" table:style-name="ce23">
            <text:p>1.109.950,4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129</text:p>
          </table:table-cell>
          <table:table-cell office:value-type="date" office:date-value="2020-08-14T00:00:00" table:style-name="ce25">
            <text:p>14-ago-20</text:p>
          </table:table-cell>
          <table:table-cell office:value-type="string" table:style-name="ce26">
            <text:p>Fact#: 336800 Rec#: 6086 TELCONET <text:s/>S.A.</text:p>
          </table:table-cell>
          <table:table-cell table:style-name="ce1"/>
          <table:table-cell office:value-type="float" office:value="796.43" table:style-name="ce27">
            <text:p>-796,43</text:p>
          </table:table-cell>
          <table:table-cell office:value-type="float" office:value="1117459.8500000001" table:style-name="ce23">
            <text:p>1.117.459,8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158</text:p>
          </table:table-cell>
          <table:table-cell office:value-type="date" office:date-value="2020-08-20T00:00:00" table:style-name="ce25">
            <text:p>20-ago-20</text:p>
          </table:table-cell>
          <table:table-cell office:value-type="string" table:style-name="ce26">
            <text:p>Fact#: 336670 Rec#: 6104 TELCONET <text:s/>S.A.</text:p>
          </table:table-cell>
          <table:table-cell table:style-name="ce1"/>
          <table:table-cell office:value-type="float" office:value="0.43" table:style-name="ce27">
            <text:p>-0,43</text:p>
          </table:table-cell>
          <table:table-cell office:value-type="float" office:value="1110255.8500000001" table:style-name="ce23">
            <text:p>1.110.255,8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224</text:p>
          </table:table-cell>
          <table:table-cell office:value-type="date" office:date-value="2020-07-30T00:00:00" table:style-name="ce25">
            <text:p>30-jul-20</text:p>
          </table:table-cell>
          <table:table-cell office:value-type="string" table:style-name="ce26">
            <text:p>Ingreso por pago Telconet en banco pacifico por dep en cta #doc 25067681</text:p>
          </table:table-cell>
          <table:table-cell table:style-name="ce1"/>
          <table:table-cell office:value-type="float" office:value="571.65" table:style-name="ce27">
            <text:p>-571,65</text:p>
          </table:table-cell>
          <table:table-cell office:value-type="float" office:value="1097966.57" table:style-name="ce23">
            <text:p>1.097.966,5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225</text:p>
          </table:table-cell>
          <table:table-cell office:value-type="date" office:date-value="2020-08-07T00:00:00" table:style-name="ce25">
            <text:p>07-ago-20</text:p>
          </table:table-cell>
          <table:table-cell office:value-type="string" table:style-name="ce26">
            <text:p>Ingreso por pago Telconet en banco pacifico por dep en cta #doc 26865271</text:p>
          </table:table-cell>
          <table:table-cell table:style-name="ce1"/>
          <table:table-cell office:value-type="float" office:value="571.65" table:style-name="ce27">
            <text:p>-571,65</text:p>
          </table:table-cell>
          <table:table-cell office:value-type="float" office:value="1118256.28" table:style-name="ce23">
            <text:p>1.118.256,2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238</text:p>
          </table:table-cell>
          <table:table-cell office:value-type="date" office:date-value="2020-09-14T00:00:00" table:style-name="ce25">
            <text:p>14-sep-20</text:p>
          </table:table-cell>
          <table:table-cell office:value-type="string" table:style-name="ce26">
            <text:p>Fact#: 339813 Rec#: 6181 TELCONET <text:s/>S.A.</text:p>
          </table:table-cell>
          <table:table-cell table:style-name="ce1"/>
          <table:table-cell office:value-type="float" office:value="796.43" table:style-name="ce27">
            <text:p>-796,43</text:p>
          </table:table-cell>
          <table:table-cell office:value-type="float" office:value="1121240.4099999999" table:style-name="ce23">
            <text:p>1.121.240,4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280</text:p>
          </table:table-cell>
          <table:table-cell office:value-type="date" office:date-value="2020-08-20T00:00:00" table:style-name="ce25">
            <text:p>20-ago-20</text:p>
          </table:table-cell>
          <table:table-cell office:value-type="string" table:style-name="ce26">
            <text:p>Fact#: 336679 Rec#: 6193 TELCONET <text:s/>S.A.</text:p>
          </table:table-cell>
          <table:table-cell table:style-name="ce1"/>
          <table:table-cell office:value-type="float" office:value="0.19" table:style-name="ce27">
            <text:p>-0,19</text:p>
          </table:table-cell>
          <table:table-cell office:value-type="float" office:value="1110255.6599999999" table:style-name="ce23">
            <text:p>1.110.255,6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282</text:p>
          </table:table-cell>
          <table:table-cell office:value-type="date" office:date-value="2020-08-20T00:00:00" table:style-name="ce25">
            <text:p>20-ago-20</text:p>
          </table:table-cell>
          <table:table-cell office:value-type="string" table:style-name="ce26">
            <text:p>Fact#: 336680 Rec#: 6195 TELCONET <text:s/>S.A.</text:p>
          </table:table-cell>
          <table:table-cell table:style-name="ce1"/>
          <table:table-cell office:value-type="float" office:value="0.37" table:style-name="ce27">
            <text:p>-0,37</text:p>
          </table:table-cell>
          <table:table-cell office:value-type="float" office:value="1110255.29" table:style-name="ce23">
            <text:p>1.110.255,2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283</text:p>
          </table:table-cell>
          <table:table-cell office:value-type="date" office:date-value="2020-08-20T00:00:00" table:style-name="ce25">
            <text:p>20-ago-20</text:p>
          </table:table-cell>
          <table:table-cell office:value-type="string" table:style-name="ce26">
            <text:p>Fact#: 336362 Rec#: 6196 TELCONET <text:s/>S.A.</text:p>
          </table:table-cell>
          <table:table-cell table:style-name="ce1"/>
          <table:table-cell office:value-type="float" office:value="355.2" table:style-name="ce27">
            <text:p>-355,20</text:p>
          </table:table-cell>
          <table:table-cell office:value-type="float" office:value="1109900.0900000001" table:style-name="ce23">
            <text:p>1.109.900,0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329</text:p>
          </table:table-cell>
          <table:table-cell office:value-type="date" office:date-value="2020-09-22T00:00:00" table:style-name="ce25">
            <text:p>22-sep-20</text:p>
          </table:table-cell>
          <table:table-cell office:value-type="string" table:style-name="ce26">
            <text:p>Fact#: 339663 Rec#: 6208 TELCONET <text:s/>S.A.</text:p>
          </table:table-cell>
          <table:table-cell table:style-name="ce1"/>
          <table:table-cell office:value-type="float" office:value="0.28999999999999998" table:style-name="ce27">
            <text:p>-0,29</text:p>
          </table:table-cell>
          <table:table-cell office:value-type="float" office:value="1097666.21" table:style-name="ce23">
            <text:p>1.097.666,2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536</text:p>
          </table:table-cell>
          <table:table-cell office:value-type="date" office:date-value="2020-09-09T00:00:00" table:style-name="ce25">
            <text:p>09-sep-20</text:p>
          </table:table-cell>
          <table:table-cell office:value-type="string" table:style-name="ce26">
            <text:p>Fact#: 339364 Rec#: 6300 TELCONET <text:s/>S.A.</text:p>
          </table:table-cell>
          <table:table-cell table:style-name="ce1"/>
          <table:table-cell office:value-type="float" office:value="285.3" table:style-name="ce27">
            <text:p>-285,30</text:p>
          </table:table-cell>
          <table:table-cell office:value-type="float" office:value="1120321.8899999999" table:style-name="ce23">
            <text:p>1.120.321,8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537</text:p>
          </table:table-cell>
          <table:table-cell office:value-type="date" office:date-value="2020-09-29T00:00:00" table:style-name="ce25">
            <text:p>29-sep-20</text:p>
          </table:table-cell>
          <table:table-cell office:value-type="string" table:style-name="ce26">
            <text:p>Fact#: 2570-339672-339673-339808 Rec#: 6301 TELCONET <text:s/>S.A.</text:p>
          </table:table-cell>
          <table:table-cell table:style-name="ce1"/>
          <table:table-cell office:value-type="float" office:value="991.19" table:style-name="ce27">
            <text:p>-991,19</text:p>
          </table:table-cell>
          <table:table-cell office:value-type="float" office:value="1088418.3999999999" table:style-name="ce23">
            <text:p>1.088.418,4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538</text:p>
          </table:table-cell>
          <table:table-cell office:value-type="date" office:date-value="2020-09-30T00:00:00" table:style-name="ce25">
            <text:p>30-sep-20</text:p>
          </table:table-cell>
          <table:table-cell office:value-type="string" table:style-name="ce26">
            <text:p>Fact#: 339826 Rec#: 6302 TELCONET <text:s/>S.A.</text:p>
          </table:table-cell>
          <table:table-cell table:style-name="ce1"/>
          <table:table-cell office:value-type="float" office:value="883.01" table:style-name="ce27">
            <text:p>-883,01</text:p>
          </table:table-cell>
          <table:table-cell office:value-type="float" office:value="1087535.3899999999" table:style-name="ce23">
            <text:p>1.087.535,3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54</text:p>
          </table:table-cell>
          <table:table-cell office:value-type="date" office:date-value="2020-01-24T00:00:00" table:style-name="ce25">
            <text:p>24-ene-20</text:p>
          </table:table-cell>
          <table:table-cell office:value-type="string" table:style-name="ce26">
            <text:p>Fact#: 317097 Rec#: 5384 TELCONET <text:s/>S.A.</text:p>
          </table:table-cell>
          <table:table-cell table:style-name="ce1"/>
          <table:table-cell office:value-type="float" office:value="742.86" table:style-name="ce27">
            <text:p>-742,86</text:p>
          </table:table-cell>
          <table:table-cell office:value-type="float" office:value="1651493.12" table:style-name="ce23">
            <text:p>1.651.493,1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57</text:p>
          </table:table-cell>
          <table:table-cell office:value-type="date" office:date-value="2020-01-28T00:00:00" table:style-name="ce25">
            <text:p>28-ene-20</text:p>
          </table:table-cell>
          <table:table-cell office:value-type="string" table:style-name="ce26">
            <text:p>Fact#: 317020-317029-317030-317091-948 Rec#: 5386 TELCONET <text:s/>S.A.</text:p>
          </table:table-cell>
          <table:table-cell table:style-name="ce1"/>
          <table:table-cell office:value-type="float" office:value="771.04" table:style-name="ce27">
            <text:p>-771,04</text:p>
          </table:table-cell>
          <table:table-cell office:value-type="float" office:value="1650722.08" table:style-name="ce23">
            <text:p>1.650.722,0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61</text:p>
          </table:table-cell>
          <table:table-cell office:value-type="date" office:date-value="2020-01-29T00:00:00" table:style-name="ce25">
            <text:p>29-ene-20</text:p>
          </table:table-cell>
          <table:table-cell office:value-type="string" table:style-name="ce26">
            <text:p>Fact#: 316689 Rec#: 5390 TELCONET <text:s/>S.A.</text:p>
          </table:table-cell>
          <table:table-cell table:style-name="ce1"/>
          <table:table-cell office:value-type="float" office:value="517.71" table:style-name="ce27">
            <text:p>-517,71</text:p>
          </table:table-cell>
          <table:table-cell office:value-type="float" office:value="1650204.37" table:style-name="ce23">
            <text:p>1.650.204,3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631</text:p>
          </table:table-cell>
          <table:table-cell office:value-type="date" office:date-value="2020-10-19T00:00:00" table:style-name="ce25">
            <text:p>19-oct-20</text:p>
          </table:table-cell>
          <table:table-cell office:value-type="string" table:style-name="ce26">
            <text:p>Fact#: 343218 Rec#: 6324 TELCONET <text:s/>S.A.</text:p>
          </table:table-cell>
          <table:table-cell table:style-name="ce1"/>
          <table:table-cell office:value-type="float" office:value="0.4" table:style-name="ce27">
            <text:p>-0,40</text:p>
          </table:table-cell>
          <table:table-cell office:value-type="float" office:value="1108767.24" table:style-name="ce23">
            <text:p>1.108.767,2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632</text:p>
          </table:table-cell>
          <table:table-cell office:value-type="date" office:date-value="2020-10-19T00:00:00" table:style-name="ce25">
            <text:p>19-oct-20</text:p>
          </table:table-cell>
          <table:table-cell office:value-type="string" table:style-name="ce26">
            <text:p>Fact#: 343217 Rec#: 6325 TELCONET <text:s/>S.A.</text:p>
          </table:table-cell>
          <table:table-cell table:style-name="ce1"/>
          <table:table-cell office:value-type="float" office:value="0.19" table:style-name="ce27">
            <text:p>-0,19</text:p>
          </table:table-cell>
          <table:table-cell office:value-type="float" office:value="1108767.05" table:style-name="ce23">
            <text:p>1.108.767,0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633</text:p>
          </table:table-cell>
          <table:table-cell office:value-type="date" office:date-value="2020-10-19T00:00:00" table:style-name="ce25">
            <text:p>19-oct-20</text:p>
          </table:table-cell>
          <table:table-cell office:value-type="string" table:style-name="ce26">
            <text:p>Fact#: 343208 Rec#: 6326 TELCONET <text:s/>S.A.</text:p>
          </table:table-cell>
          <table:table-cell table:style-name="ce1"/>
          <table:table-cell office:value-type="float" office:value="0.55000000000000004" table:style-name="ce27">
            <text:p>-0,55</text:p>
          </table:table-cell>
          <table:table-cell office:value-type="float" office:value="1108766.5" table:style-name="ce23">
            <text:p>1.108.766,5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634</text:p>
          </table:table-cell>
          <table:table-cell office:value-type="date" office:date-value="2020-10-19T00:00:00" table:style-name="ce25">
            <text:p>19-oct-20</text:p>
          </table:table-cell>
          <table:table-cell office:value-type="string" table:style-name="ce26">
            <text:p>Fact#: 342911 Rec#: 6327 TELCONET <text:s/>S.A.</text:p>
          </table:table-cell>
          <table:table-cell table:style-name="ce1"/>
          <table:table-cell office:value-type="float" office:value="259.79000000000002" table:style-name="ce27">
            <text:p>-259,79</text:p>
          </table:table-cell>
          <table:table-cell office:value-type="float" office:value="1108506.71" table:style-name="ce23">
            <text:p>1.108.506,7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2662</text:p>
          </table:table-cell>
          <table:table-cell office:value-type="date" office:date-value="2020-10-21T00:00:00" table:style-name="ce25">
            <text:p>21-oct-20</text:p>
          </table:table-cell>
          <table:table-cell office:value-type="string" table:style-name="ce26">
            <text:p>Fact#: 343352 Rec#: 6329 TELCONET <text:s/>S.A.</text:p>
          </table:table-cell>
          <table:table-cell table:style-name="ce1"/>
          <table:table-cell office:value-type="float" office:value="796.43" table:style-name="ce27">
            <text:p>-796,43</text:p>
          </table:table-cell>
          <table:table-cell office:value-type="float" office:value="1107710.28" table:style-name="ce23">
            <text:p>1.107.710,2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3045</text:p>
          </table:table-cell>
          <table:table-cell office:value-type="date" office:date-value="2020-10-30T00:00:00" table:style-name="ce25">
            <text:p>30-oct-20</text:p>
          </table:table-cell>
          <table:table-cell office:value-type="string" table:style-name="ce26">
            <text:p>NC Excedente #61-184104 Fact#: 342838 Rec#: 6460 TELCONET <text:s/>S.A.</text:p>
          </table:table-cell>
          <table:table-cell table:style-name="ce1"/>
          <table:table-cell office:value-type="float" office:value="563.79" table:style-name="ce27">
            <text:p>-563,79</text:p>
          </table:table-cell>
          <table:table-cell office:value-type="float" office:value="1091822.0800000001" table:style-name="ce23">
            <text:p>1.091.822,0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3045</text:p>
          </table:table-cell>
          <table:table-cell office:value-type="date" office:date-value="2020-10-30T00:00:00" table:style-name="ce25">
            <text:p>30-oct-20</text:p>
          </table:table-cell>
          <table:table-cell office:value-type="string" table:style-name="ce26">
            <text:p>Fact#: 342838 Rec#: 6460 TELCONET <text:s/>S.A.</text:p>
          </table:table-cell>
          <table:table-cell table:style-name="ce1"/>
          <table:table-cell office:value-type="float" office:value="450.22" table:style-name="ce27">
            <text:p>-450,22</text:p>
          </table:table-cell>
          <table:table-cell office:value-type="float" office:value="1091371.8600000001" table:style-name="ce23">
            <text:p>1.091.371,8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3382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Correccion al DR-3097, valor correspondiente a Telconet Quito, valor $292.16</text:p>
          </table:table-cell>
          <table:table-cell office:value-type="float" office:value="292.16000000000003" table:style-name="ce23">
            <text:p>292,16<text:s/></text:p>
          </table:table-cell>
          <table:table-cell table:style-name="ce1"/>
          <table:table-cell office:value-type="float" office:value="1644647.44" table:style-name="ce23">
            <text:p>1.644.647,4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543</text:p>
          </table:table-cell>
          <table:table-cell office:value-type="date" office:date-value="2020-02-28T00:00:00" table:style-name="ce25">
            <text:p>28-feb-20</text:p>
          </table:table-cell>
          <table:table-cell office:value-type="string" table:style-name="ce26">
            <text:p>Fact#: 1133-319747-319756-319757-319832-319835 Rec#: 5498 TELCONET <text:s/>S.A.</text:p>
          </table:table-cell>
          <table:table-cell table:style-name="ce1"/>
          <table:table-cell office:value-type="float" office:value="1103.3699999999999" table:style-name="ce27">
            <text:p>-1.103,37</text:p>
          </table:table-cell>
          <table:table-cell office:value-type="float" office:value="1641084.74" table:style-name="ce23">
            <text:p>1.641.084,7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812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Fact#: 322521 Rec#: 5592 TELCONET <text:s/>S.A.</text:p>
          </table:table-cell>
          <table:table-cell table:style-name="ce1"/>
          <table:table-cell office:value-type="float" office:value="0.18" table:style-name="ce27">
            <text:p>-0,18</text:p>
          </table:table-cell>
          <table:table-cell office:value-type="float" office:value="1655986.07" table:style-name="ce23">
            <text:p>1.655.986,0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814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Fact#: 322185 Rec#: 5594 TELCONET <text:s/>S.A.</text:p>
          </table:table-cell>
          <table:table-cell table:style-name="ce1"/>
          <table:table-cell office:value-type="float" office:value="524.88" table:style-name="ce27">
            <text:p>-524,88</text:p>
          </table:table-cell>
          <table:table-cell office:value-type="float" office:value="1655461.19" table:style-name="ce23">
            <text:p>1.655.461,1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815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Fact#: 322510 Rec#: 5595 TELCONET <text:s/>S.A.</text:p>
          </table:table-cell>
          <table:table-cell table:style-name="ce1"/>
          <table:table-cell office:value-type="float" office:value="0.39" table:style-name="ce27">
            <text:p>-0,39</text:p>
          </table:table-cell>
          <table:table-cell office:value-type="float" office:value="1655460.8" table:style-name="ce23">
            <text:p>1.655.460,8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816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Fact#: 322612 Rec#: 5596 TELCONET <text:s/>S.A.</text:p>
          </table:table-cell>
          <table:table-cell table:style-name="ce1"/>
          <table:table-cell office:value-type="float" office:value="823.38" table:style-name="ce27">
            <text:p>-823,38</text:p>
          </table:table-cell>
          <table:table-cell office:value-type="float" office:value="1654637.42" table:style-name="ce23">
            <text:p>1.654.637,4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817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Fact#: 322520 Rec#: 5597 TELCONET <text:s/>S.A.</text:p>
          </table:table-cell>
          <table:table-cell table:style-name="ce1"/>
          <table:table-cell office:value-type="float" office:value="0.18" table:style-name="ce27">
            <text:p>-0,18</text:p>
          </table:table-cell>
          <table:table-cell office:value-type="float" office:value="1654637.24" table:style-name="ce23">
            <text:p>1.654.637,2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823</text:p>
          </table:table-cell>
          <table:table-cell office:value-type="date" office:date-value="2020-03-23T00:00:00" table:style-name="ce25">
            <text:p>23-mar-20</text:p>
          </table:table-cell>
          <table:table-cell office:value-type="string" table:style-name="ce26">
            <text:p>Fact#: 322627 Rec#: 5603 TELCONET <text:s/>S.A.</text:p>
          </table:table-cell>
          <table:table-cell table:style-name="ce1"/>
          <table:table-cell office:value-type="float" office:value="742.86" table:style-name="ce27">
            <text:p>-742,86</text:p>
          </table:table-cell>
          <table:table-cell office:value-type="float" office:value="1695974.38" table:style-name="ce23">
            <text:p>1.695.974,3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DR-828</text:p>
          </table:table-cell>
          <table:table-cell office:value-type="date" office:date-value="2020-03-30T00:00:00" table:style-name="ce25">
            <text:p>30-mar-20</text:p>
          </table:table-cell>
          <table:table-cell office:value-type="string" table:style-name="ce26">
            <text:p>Fact#: 322628 Rec#: 5608 TELCONET <text:s/>S.A.</text:p>
          </table:table-cell>
          <table:table-cell table:style-name="ce1"/>
          <table:table-cell office:value-type="float" office:value="742.86" table:style-name="ce27">
            <text:p>-742,86</text:p>
          </table:table-cell>
          <table:table-cell office:value-type="float" office:value="1684146.79" table:style-name="ce23">
            <text:p>1.684.146,7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6689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Registro.- Contabilización de factura # 316689 del 0991327371001-TELCONET <text:s/>S.A. por <text:s/>consumo telefónico</text:p>
          </table:table-cell>
          <table:table-cell office:value-type="float" office:value="5718.83" table:style-name="ce23">
            <text:p>5.718,83<text:s/></text:p>
          </table:table-cell>
          <table:table-cell table:style-name="ce1"/>
          <table:table-cell office:value-type="float" office:value="1650366.27" table:style-name="ce23">
            <text:p>1.650.366,2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7020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Registro.- Contabilización de factura # 317020 del 0991327371001-TELCONET <text:s/>S.A. por <text:s/>consumo telefónico</text:p>
          </table:table-cell>
          <table:table-cell office:value-type="float" office:value="3.74" table:style-name="ce23">
            <text:p>3,74<text:s/></text:p>
          </table:table-cell>
          <table:table-cell table:style-name="ce1"/>
          <table:table-cell office:value-type="float" office:value="1650370.01" table:style-name="ce23">
            <text:p>1.650.370,0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7029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Registro.- Contabilización de factura # 317029 del 0991327371001-TELCONET <text:s/>S.A. por <text:s/>consumo telefónico</text:p>
          </table:table-cell>
          <table:table-cell office:value-type="float" office:value="3.01" table:style-name="ce23">
            <text:p>3,01<text:s/></text:p>
          </table:table-cell>
          <table:table-cell table:style-name="ce1"/>
          <table:table-cell office:value-type="float" office:value="1650373.02" table:style-name="ce23">
            <text:p>1.650.373,0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7030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Registro.- Contabilización de factura # 317030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650374.96" table:style-name="ce23">
            <text:p>1.650.374,9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7091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Registro.- Contabilización de factura # 317091 del 0991327371001-TELCONET <text:s/>S.A. Por: Factura Reventa desde el 21/11/2019 al <text:s/>20/12/2019</text:p>
          </table:table-cell>
          <table:table-cell office:value-type="float" office:value="8508.44" table:style-name="ce23">
            <text:p>8.508,44<text:s/></text:p>
          </table:table-cell>
          <table:table-cell table:style-name="ce1"/>
          <table:table-cell office:value-type="float" office:value="1658883.4" table:style-name="ce23">
            <text:p>1.658.883,4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7097</text:p>
          </table:table-cell>
          <table:table-cell office:value-type="date" office:date-value="2020-01-08T00:00:00" table:style-name="ce25">
            <text:p>08-ene-20</text:p>
          </table:table-cell>
          <table:table-cell office:value-type="string" table:style-name="ce26">
            <text:p>Registro.- Contabilización de factura # 317097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666883.4" table:style-name="ce23">
            <text:p>1.666.883,4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9747</text:p>
          </table:table-cell>
          <table:table-cell office:value-type="date" office:date-value="2020-02-01T00:00:00" table:style-name="ce25">
            <text:p>01-feb-20</text:p>
          </table:table-cell>
          <table:table-cell office:value-type="string" table:style-name="ce26">
            <text:p>Registro.- Contabilización de factura # 319747 del 0991327371001-TELCONET <text:s/>S.A. por <text:s/>consumo telefónico</text:p>
          </table:table-cell>
          <table:table-cell office:value-type="float" office:value="4.8" table:style-name="ce23">
            <text:p>4,80<text:s/></text:p>
          </table:table-cell>
          <table:table-cell table:style-name="ce1"/>
          <table:table-cell office:value-type="float" office:value="1650209.17" table:style-name="ce23">
            <text:p>1.650.209,1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9756</text:p>
          </table:table-cell>
          <table:table-cell office:value-type="date" office:date-value="2020-02-01T00:00:00" table:style-name="ce25">
            <text:p>01-feb-20</text:p>
          </table:table-cell>
          <table:table-cell office:value-type="string" table:style-name="ce26">
            <text:p>Registro.- Contabilización de factura # 319756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650211.11" table:style-name="ce23">
            <text:p>1.650.211,1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9757</text:p>
          </table:table-cell>
          <table:table-cell office:value-type="date" office:date-value="2020-02-01T00:00:00" table:style-name="ce25">
            <text:p>01-feb-20</text:p>
          </table:table-cell>
          <table:table-cell office:value-type="string" table:style-name="ce26">
            <text:p>Registro.- Contabilización de factura # 319757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650213.05" table:style-name="ce23">
            <text:p>1.650.213,0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9832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Registro.- Contabilización de factura # 319832 del 0991327371001-TELCONET <text:s/>S.A. Por: FACTURA POR CONSUMO Y SERVICIO</text:p>
          </table:table-cell>
          <table:table-cell office:value-type="float" office:value="4523.7" table:style-name="ce23">
            <text:p>4.523,70<text:s/></text:p>
          </table:table-cell>
          <table:table-cell table:style-name="ce1"/>
          <table:table-cell office:value-type="float" office:value="1654736.75" table:style-name="ce23">
            <text:p>1.654.736,7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19835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Registro.- Contabilización de factura # 319835 del 0991327371001-TELCONET <text:s/>S.A. por: Factura Reventa desde el 21/12/2019 al <text:s/>20/01/2020</text:p>
          </table:table-cell>
          <table:table-cell office:value-type="float" office:value="7655.72" table:style-name="ce23">
            <text:p>7.655,72<text:s/></text:p>
          </table:table-cell>
          <table:table-cell table:style-name="ce1"/>
          <table:table-cell office:value-type="float" office:value="1662392.47" table:style-name="ce23">
            <text:p>1.662.392,4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185</text:p>
          </table:table-cell>
          <table:table-cell office:value-type="date" office:date-value="2020-03-01T00:00:00" table:style-name="ce25">
            <text:p>01-mar-20</text:p>
          </table:table-cell>
          <table:table-cell office:value-type="string" table:style-name="ce26">
            <text:p>Registro.- Contabilización de factura # 322185 del 0991327371001-TELCONET <text:s/>S.A. por <text:s/>consumo telefónico</text:p>
          </table:table-cell>
          <table:table-cell office:value-type="float" office:value="5797.94" table:style-name="ce23">
            <text:p>5.797,94<text:s/></text:p>
          </table:table-cell>
          <table:table-cell table:style-name="ce1"/>
          <table:table-cell office:value-type="float" office:value="1646882.68" table:style-name="ce23">
            <text:p>1.646.882,6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510</text:p>
          </table:table-cell>
          <table:table-cell office:value-type="date" office:date-value="2020-03-01T00:00:00" table:style-name="ce25">
            <text:p>01-mar-20</text:p>
          </table:table-cell>
          <table:table-cell office:value-type="string" table:style-name="ce26">
            <text:p>Registro.- Contabilización de factura # 322510 del 0991327371001-TELCONET <text:s/>S.A. por <text:s/>consumo telefónico</text:p>
          </table:table-cell>
          <table:table-cell office:value-type="float" office:value="4.3" table:style-name="ce23">
            <text:p>4,30<text:s/></text:p>
          </table:table-cell>
          <table:table-cell table:style-name="ce1"/>
          <table:table-cell office:value-type="float" office:value="1646886.98" table:style-name="ce23">
            <text:p>1.646.886,9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520</text:p>
          </table:table-cell>
          <table:table-cell office:value-type="date" office:date-value="2020-03-01T00:00:00" table:style-name="ce25">
            <text:p>01-mar-20</text:p>
          </table:table-cell>
          <table:table-cell office:value-type="string" table:style-name="ce26">
            <text:p>Registro.- Contabilización de factura # 322520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646888.92" table:style-name="ce23">
            <text:p>1.646.888,9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521</text:p>
          </table:table-cell>
          <table:table-cell office:value-type="date" office:date-value="2020-03-01T00:00:00" table:style-name="ce25">
            <text:p>01-mar-20</text:p>
          </table:table-cell>
          <table:table-cell office:value-type="string" table:style-name="ce26">
            <text:p>Registro.- Contabilización de factura # 322521 del 0991327371001-TELCONET <text:s/>S.A. por <text:s/>consumo telefónico</text:p>
          </table:table-cell>
          <table:table-cell office:value-type="float" office:value="1.96" table:style-name="ce23">
            <text:p>1,96<text:s/></text:p>
          </table:table-cell>
          <table:table-cell table:style-name="ce1"/>
          <table:table-cell office:value-type="float" office:value="1646890.88" table:style-name="ce23">
            <text:p>1.646.890,8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612</text:p>
          </table:table-cell>
          <table:table-cell office:value-type="date" office:date-value="2020-03-05T00:00:00" table:style-name="ce25">
            <text:p>05-mar-20</text:p>
          </table:table-cell>
          <table:table-cell office:value-type="string" table:style-name="ce26">
            <text:p>Registro.- Contabilización de factura # 322612 del 0991327371001-TELCONET <text:s/>S.A. Por: FACTURA REV DEL 21/01/2020 AL <text:s/>20/02/2020</text:p>
          </table:table-cell>
          <table:table-cell office:value-type="float" office:value="9095.3700000000008" table:style-name="ce23">
            <text:p>9.095,37<text:s/></text:p>
          </table:table-cell>
          <table:table-cell table:style-name="ce1"/>
          <table:table-cell office:value-type="float" office:value="1655986.25" table:style-name="ce23">
            <text:p>1.655.986,2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626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Registro.- Contabilización de factura # 322626 del 0991327371001-TELCONET <text:s/>S.A. por: SERVICIO SEGÚN CONTRATO DE <text:s/>MANTENIMIENTOS DE REDES, SOPORTES TÉCNICOS Y TELEFÓNICOS PERIODO ENERO A DICIEMBRE 2019</text:p>
          </table:table-cell>
          <table:table-cell office:value-type="float" office:value="1825600" table:style-name="ce23">
            <text:p>1.825.600,00<text:s/></text:p>
          </table:table-cell>
          <table:table-cell table:style-name="ce1"/>
          <table:table-cell office:value-type="float" office:value="3310717.24" table:style-name="ce23">
            <text:p>3.310.717,2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627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Registro.- Contabilización de factura # 322627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3318717.24" table:style-name="ce23">
            <text:p>3.318.717,2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2628</text:p>
          </table:table-cell>
          <table:table-cell office:value-type="date" office:date-value="2020-03-17T00:00:00" table:style-name="ce25">
            <text:p>17-mar-20</text:p>
          </table:table-cell>
          <table:table-cell office:value-type="string" table:style-name="ce26">
            <text:p>Registro.- Contabilización de factura # 322628 del 0991327371001-TELCONET <text:s/>S.A. Por: FACTURA POR SOPORTE TÉCNICO REEMPLAZO DE LA FACTURA 319833 DEL MES DE FEBRER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696717.24" table:style-name="ce23">
            <text:p>1.696.717,2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4947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Registro.- Contabilización de factura # 324947 del 0991327371001-TELCONET <text:s/>S.A. por <text:s/>consumo telefónico</text:p>
          </table:table-cell>
          <table:table-cell office:value-type="float" office:value="4322.7299999999996" table:style-name="ce23">
            <text:p>4.322,73<text:s/></text:p>
          </table:table-cell>
          <table:table-cell table:style-name="ce1"/>
          <table:table-cell office:value-type="float" office:value="1688469.52" table:style-name="ce23">
            <text:p>1.688.469,5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5267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Registro.- Contabilización de factura # 325267 del 0991327371001-TELCONET <text:s/>S.A. por <text:s/>consumo telefónico</text:p>
          </table:table-cell>
          <table:table-cell office:value-type="float" office:value="5.32" table:style-name="ce23">
            <text:p>5,32<text:s/></text:p>
          </table:table-cell>
          <table:table-cell table:style-name="ce1"/>
          <table:table-cell office:value-type="float" office:value="1688474.84" table:style-name="ce23">
            <text:p>1.688.474,8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5277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Registro.- Contabilización de factura # 325277 del 0991327371001-TELCONET <text:s/>S.A. por <text:s/>consumo telefónico</text:p>
          </table:table-cell>
          <table:table-cell office:value-type="float" office:value="4.29" table:style-name="ce23">
            <text:p>4,29<text:s/></text:p>
          </table:table-cell>
          <table:table-cell table:style-name="ce1"/>
          <table:table-cell office:value-type="float" office:value="1688479.13" table:style-name="ce23">
            <text:p>1.688.479,1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5278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Registro.- Contabilización de factura # 325278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688481.07" table:style-name="ce23">
            <text:p>1.688.481,0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5376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Registro.- Contabilización de factura # 325376 del 0991327371001-TELCONET <text:s/>S.A. Por: FACTURA REV DEL 21/02/2020 AL 20/03/2020</text:p>
          </table:table-cell>
          <table:table-cell office:value-type="float" office:value="9480.0499999999993" table:style-name="ce23">
            <text:p>9.480,05<text:s/></text:p>
          </table:table-cell>
          <table:table-cell table:style-name="ce1"/>
          <table:table-cell office:value-type="float" office:value="1697961.12" table:style-name="ce23">
            <text:p>1.697.961,1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5378</text:p>
          </table:table-cell>
          <table:table-cell office:value-type="date" office:date-value="2020-04-03T00:00:00" table:style-name="ce25">
            <text:p>03-abr-20</text:p>
          </table:table-cell>
          <table:table-cell office:value-type="string" table:style-name="ce26">
            <text:p>Registro.- Contabilización de factura # 325378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705961.12" table:style-name="ce23">
            <text:p>1.705.961,1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7716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Registro.- Contabilización de factura # 327716 del 0991327371001-TELCONET <text:s/>S.A. por <text:s/>consumo telefónico</text:p>
          </table:table-cell>
          <table:table-cell office:value-type="float" office:value="2791.26" table:style-name="ce23">
            <text:p>2.791,26<text:s/></text:p>
          </table:table-cell>
          <table:table-cell table:style-name="ce1"/>
          <table:table-cell office:value-type="float" office:value="1114438.01" table:style-name="ce23">
            <text:p>1.114.438,0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8025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Registro.- Contabilización de factura # 328025 del 0991327371001-TELCONET <text:s/>S.A. por <text:s/>consumo telefónico</text:p>
          </table:table-cell>
          <table:table-cell office:value-type="float" office:value="9.59" table:style-name="ce23">
            <text:p>9,59<text:s/></text:p>
          </table:table-cell>
          <table:table-cell table:style-name="ce1"/>
          <table:table-cell office:value-type="float" office:value="1114447.6000000001" table:style-name="ce23">
            <text:p>1.114.447,6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8035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Registro.- Contabilización de factura # 328035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114449.54" table:style-name="ce23">
            <text:p>1.114.449,5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8036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Registro.- Contabilización de factura # 328036 del 0991327371001-TELCONET <text:s/>S.A. por <text:s/>consumo telefónico</text:p>
          </table:table-cell>
          <table:table-cell office:value-type="float" office:value="5.05" table:style-name="ce23">
            <text:p>5,05<text:s/></text:p>
          </table:table-cell>
          <table:table-cell table:style-name="ce1"/>
          <table:table-cell office:value-type="float" office:value="1114454.5900000001" table:style-name="ce23">
            <text:p>1.114.454,5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8121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Registro.- Contabilización de factura # 328121 del 0991327371001-TELCONET <text:s/>S.A. Por: FACTURA REV DEL 21/03/2020 AL 20/04/2020</text:p>
          </table:table-cell>
          <table:table-cell office:value-type="float" office:value="3555.47" table:style-name="ce23">
            <text:p>3.555,47<text:s/></text:p>
          </table:table-cell>
          <table:table-cell table:style-name="ce1"/>
          <table:table-cell office:value-type="float" office:value="1118010.06" table:style-name="ce23">
            <text:p>1.118.010,0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28123</text:p>
          </table:table-cell>
          <table:table-cell office:value-type="date" office:date-value="2020-05-11T00:00:00" table:style-name="ce25">
            <text:p>11-may-20</text:p>
          </table:table-cell>
          <table:table-cell office:value-type="string" table:style-name="ce26">
            <text:p>Registro.- Contabilización de factura # 328123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13526.75" table:style-name="ce23">
            <text:p>1.113.526,7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0519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Registro.- Contabilización de factura # 330519 del 0991327371001-TELCONET <text:s/>S.A. por <text:s/>consumo telefónico</text:p>
          </table:table-cell>
          <table:table-cell office:value-type="float" office:value="3499.78" table:style-name="ce23">
            <text:p>3.499,78<text:s/></text:p>
          </table:table-cell>
          <table:table-cell table:style-name="ce1"/>
          <table:table-cell office:value-type="float" office:value="1097943.3799999999" table:style-name="ce23">
            <text:p>1.097.943,3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0832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Registro.- Contabilización de factura # 330832 del 0991327371001-TELCONET <text:s/>S.A. por <text:s/>consumo telefónico</text:p>
          </table:table-cell>
          <table:table-cell office:value-type="float" office:value="10.48" table:style-name="ce23">
            <text:p>10,48<text:s/></text:p>
          </table:table-cell>
          <table:table-cell table:style-name="ce1"/>
          <table:table-cell office:value-type="float" office:value="1097953.8600000001" table:style-name="ce23">
            <text:p>1.097.953,8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0842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Registro.- Contabilización de factura # 330842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097955.8" table:style-name="ce23">
            <text:p>1.097.955,8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0843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Registro.- Contabilización de factura # 330843 del 0991327371001-TELCONET <text:s/>S.A. por <text:s/>consumo telefónico</text:p>
          </table:table-cell>
          <table:table-cell office:value-type="float" office:value="3.86" table:style-name="ce23">
            <text:p>3,86<text:s/></text:p>
          </table:table-cell>
          <table:table-cell table:style-name="ce1"/>
          <table:table-cell office:value-type="float" office:value="1097959.6599999999" table:style-name="ce23">
            <text:p>1.097.959,6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0932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Registro.- Contabilización de factura # 330932 del 0991327371001-TELCONET <text:s/>S.A. Por: Factura <text:s/>Rev. del <text:s/>21/04/2020 AL 20/05/2020</text:p>
          </table:table-cell>
          <table:table-cell office:value-type="float" office:value="4995" table:style-name="ce23">
            <text:p>4.995,00<text:s/></text:p>
          </table:table-cell>
          <table:table-cell table:style-name="ce1"/>
          <table:table-cell office:value-type="float" office:value="1102954.6599999999" table:style-name="ce23">
            <text:p>1.102.954,6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0940</text:p>
          </table:table-cell>
          <table:table-cell office:value-type="date" office:date-value="2020-06-08T00:00:00" table:style-name="ce25">
            <text:p>08-jun-20</text:p>
          </table:table-cell>
          <table:table-cell office:value-type="string" table:style-name="ce26">
            <text:p>Registro.- Contabilización de factura # 330940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10954.6599999999" table:style-name="ce23">
            <text:p>1.110.954,6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3413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Registro.- Contabilización de factura # 333413 del 0991327371001-TELCONET <text:s/>S.A. por <text:s/>consumo telefónico</text:p>
          </table:table-cell>
          <table:table-cell office:value-type="float" office:value="5434.77" table:style-name="ce23">
            <text:p>5.434,77<text:s/></text:p>
          </table:table-cell>
          <table:table-cell table:style-name="ce1"/>
          <table:table-cell office:value-type="float" office:value="1096197.77" table:style-name="ce23">
            <text:p>1.096.197,7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3725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Registro.- Contabilización de factura # 333725 del 0991327371001-TELCONET <text:s/>S.A. por <text:s/>consumo telefónico</text:p>
          </table:table-cell>
          <table:table-cell office:value-type="float" office:value="5.23" table:style-name="ce23">
            <text:p>5,23<text:s/></text:p>
          </table:table-cell>
          <table:table-cell table:style-name="ce1"/>
          <table:table-cell office:value-type="float" office:value="1096203" table:style-name="ce23">
            <text:p>1.096.203,0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3735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Registro.- Contabilización de factura # 333735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096204.94" table:style-name="ce23">
            <text:p>1.096.204,9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3736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Registro.- Contabilización de factura # 333736 del 0991327371001-TELCONET <text:s/>S.A. por <text:s/>consumo telefónico</text:p>
          </table:table-cell>
          <table:table-cell office:value-type="float" office:value="3.92" table:style-name="ce23">
            <text:p>3,92<text:s/></text:p>
          </table:table-cell>
          <table:table-cell table:style-name="ce1"/>
          <table:table-cell office:value-type="float" office:value="1096208.8600000001" table:style-name="ce23">
            <text:p>1.096.208,8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3841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Registro.- Contabilización de factura # 333841 del 0991327371001-TELCONET <text:s/>S.A. Por: Factura <text:s/>Rev. del <text:s/>21/05/2020 AL 20/06/2020</text:p>
          </table:table-cell>
          <table:table-cell office:value-type="float" office:value="8448.43" table:style-name="ce23">
            <text:p>8.448,43<text:s/></text:p>
          </table:table-cell>
          <table:table-cell table:style-name="ce1"/>
          <table:table-cell office:value-type="float" office:value="1104657.29" table:style-name="ce23">
            <text:p>1.104.657,2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3844</text:p>
          </table:table-cell>
          <table:table-cell office:value-type="date" office:date-value="2020-07-06T00:00:00" table:style-name="ce25">
            <text:p>06-jul-20</text:p>
          </table:table-cell>
          <table:table-cell office:value-type="string" table:style-name="ce26">
            <text:p>Registro.- Contabilización de factura # 333844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12657.29" table:style-name="ce23">
            <text:p>1.112.657,2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6362</text:p>
          </table:table-cell>
          <table:table-cell office:value-type="date" office:date-value="2020-08-01T00:00:00" table:style-name="ce25">
            <text:p>01-ago-20</text:p>
          </table:table-cell>
          <table:table-cell office:value-type="string" table:style-name="ce26">
            <text:p>Registro.- Contabilización de factura # 336362 del 0991327371001-TELCONET <text:s/>S.A. por <text:s/>consumo telefónico</text:p>
          </table:table-cell>
          <table:table-cell office:value-type="float" office:value="3686.54" table:style-name="ce23">
            <text:p>3.686,54<text:s/></text:p>
          </table:table-cell>
          <table:table-cell table:style-name="ce1"/>
          <table:table-cell office:value-type="float" office:value="1101653.1100000001" table:style-name="ce23">
            <text:p>1.101.653,1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6670</text:p>
          </table:table-cell>
          <table:table-cell office:value-type="date" office:date-value="2020-08-01T00:00:00" table:style-name="ce25">
            <text:p>01-ago-20</text:p>
          </table:table-cell>
          <table:table-cell office:value-type="string" table:style-name="ce26">
            <text:p>Registro.- Contabilización de factura # 336670 del 0991327371001-TELCONET <text:s/>S.A. por <text:s/>consumo telefónico</text:p>
          </table:table-cell>
          <table:table-cell office:value-type="float" office:value="4.4400000000000004" table:style-name="ce23">
            <text:p>4,44<text:s/></text:p>
          </table:table-cell>
          <table:table-cell table:style-name="ce1"/>
          <table:table-cell office:value-type="float" office:value="1101657.55" table:style-name="ce23">
            <text:p>1.101.657,5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6679</text:p>
          </table:table-cell>
          <table:table-cell office:value-type="date" office:date-value="2020-08-01T00:00:00" table:style-name="ce25">
            <text:p>01-ago-20</text:p>
          </table:table-cell>
          <table:table-cell office:value-type="string" table:style-name="ce26">
            <text:p>Registro.- Contabilización de factura # 336679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101659.49" table:style-name="ce23">
            <text:p>1.101.659,4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6680</text:p>
          </table:table-cell>
          <table:table-cell office:value-type="date" office:date-value="2020-08-01T00:00:00" table:style-name="ce25">
            <text:p>01-ago-20</text:p>
          </table:table-cell>
          <table:table-cell office:value-type="string" table:style-name="ce26">
            <text:p>Registro.- Contabilización de factura # 336680 del 0991327371001-TELCONET <text:s/>S.A. por <text:s/>consumo telefónico</text:p>
          </table:table-cell>
          <table:table-cell office:value-type="float" office:value="3.86" table:style-name="ce23">
            <text:p>3,86<text:s/></text:p>
          </table:table-cell>
          <table:table-cell table:style-name="ce1"/>
          <table:table-cell office:value-type="float" office:value="1101663.3500000001" table:style-name="ce23">
            <text:p>1.101.663,3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6799</text:p>
          </table:table-cell>
          <table:table-cell office:value-type="date" office:date-value="2020-08-04T00:00:00" table:style-name="ce25">
            <text:p>04-ago-20</text:p>
          </table:table-cell>
          <table:table-cell office:value-type="string" table:style-name="ce26">
            <text:p>Registro.- Contabilización de factura # 336799 del 0991327371001-TELCONET <text:s/>S.A. Por: Factura <text:s/>Rev. del <text:s/>21/06/2020 AL 20/07/2020</text:p>
          </table:table-cell>
          <table:table-cell office:value-type="float" office:value="9164.58" table:style-name="ce23">
            <text:p>9.164,58<text:s/></text:p>
          </table:table-cell>
          <table:table-cell table:style-name="ce1"/>
          <table:table-cell office:value-type="float" office:value="1110827.93" table:style-name="ce23">
            <text:p>1.110.827,9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6800</text:p>
          </table:table-cell>
          <table:table-cell office:value-type="date" office:date-value="2020-08-04T00:00:00" table:style-name="ce25">
            <text:p>04-ago-20</text:p>
          </table:table-cell>
          <table:table-cell office:value-type="string" table:style-name="ce26">
            <text:p>Registro.- Contabilización de factura # 336800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18827.93" table:style-name="ce23">
            <text:p>1.118.827,9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9364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Registro.- Contabilización de factura # 339364 del 0991327371001-TELCONET <text:s/>S.A. por <text:s/>consumo telefónico</text:p>
          </table:table-cell>
          <table:table-cell office:value-type="float" office:value="2961.06" table:style-name="ce23">
            <text:p>2.961,06<text:s/></text:p>
          </table:table-cell>
          <table:table-cell table:style-name="ce1"/>
          <table:table-cell office:value-type="float" office:value="1102316.99" table:style-name="ce23">
            <text:p>1.102.316,9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9663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Registro.- Contabilización de factura # 339663 del 0991327371001-TELCONET <text:s/>S.A. por <text:s/>consumo telefónico</text:p>
          </table:table-cell>
          <table:table-cell office:value-type="float" office:value="2.95" table:style-name="ce23">
            <text:p>2,95<text:s/></text:p>
          </table:table-cell>
          <table:table-cell table:style-name="ce1"/>
          <table:table-cell office:value-type="float" office:value="1102319.94" table:style-name="ce23">
            <text:p>1.102.319,9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9672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Registro.- Contabilización de factura # 339672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102321.8799999999" table:style-name="ce23">
            <text:p>1.102.321,8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9673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Registro.- Contabilización de factura # 339673 del 0991327371001-TELCONET <text:s/>S.A. por <text:s/>consumo telefónico</text:p>
          </table:table-cell>
          <table:table-cell office:value-type="float" office:value="8.9" table:style-name="ce23">
            <text:p>8,90<text:s/></text:p>
          </table:table-cell>
          <table:table-cell table:style-name="ce1"/>
          <table:table-cell office:value-type="float" office:value="1102330.78" table:style-name="ce23">
            <text:p>1.102.330,7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9808</text:p>
          </table:table-cell>
          <table:table-cell office:value-type="date" office:date-value="2020-09-02T00:00:00" table:style-name="ce25">
            <text:p>02-sep-20</text:p>
          </table:table-cell>
          <table:table-cell office:value-type="string" table:style-name="ce26">
            <text:p>Registro.- Contabilización de factura # 339808 del 0991327371001-TELCONET <text:s/>S.A. Por: Factura <text:s/>Rev. del <text:s/>21/07/2020 AL 20/08/2020</text:p>
          </table:table-cell>
          <table:table-cell office:value-type="float" office:value="10276.41" table:style-name="ce23">
            <text:p>10.276,41<text:s/></text:p>
          </table:table-cell>
          <table:table-cell table:style-name="ce1"/>
          <table:table-cell office:value-type="float" office:value="1112607.19" table:style-name="ce23">
            <text:p>1.112.607,1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9813</text:p>
          </table:table-cell>
          <table:table-cell office:value-type="date" office:date-value="2020-09-07T00:00:00" table:style-name="ce25">
            <text:p>07-sep-20</text:p>
          </table:table-cell>
          <table:table-cell office:value-type="string" table:style-name="ce26">
            <text:p>Registro.- Contabilización de factura # 339813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20607.19" table:style-name="ce23">
            <text:p>1.120.607,1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39826</text:p>
          </table:table-cell>
          <table:table-cell office:value-type="date" office:date-value="2020-09-22T00:00:00" table:style-name="ce25">
            <text:p>22-sep-20</text:p>
          </table:table-cell>
          <table:table-cell office:value-type="string" table:style-name="ce26">
            <text:p>Registro.- Contabilización de factura # 339826 del 0991327371001-TELCONET <text:s/>S.A. Por: Factura <text:s/>Rev. del <text:s/>21/06/2020 AL 20/07/2020</text:p>
          </table:table-cell>
          <table:table-cell office:value-type="float" office:value="9164.58" table:style-name="ce23">
            <text:p>9.164,58<text:s/></text:p>
          </table:table-cell>
          <table:table-cell table:style-name="ce1"/>
          <table:table-cell office:value-type="float" office:value="1106830.79" table:style-name="ce23">
            <text:p>1.106.830,7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42838</text:p>
          </table:table-cell>
          <table:table-cell office:value-type="date" office:date-value="2020-10-11T00:00:00" table:style-name="ce25">
            <text:p>11-oct-20</text:p>
          </table:table-cell>
          <table:table-cell office:value-type="string" table:style-name="ce26">
            <text:p>Registro.- Contabilización de factura # 342838 del 0991327371001-TELCONET <text:s/>S.A. por: Factura <text:s/>Rev. del <text:s/>21/08/2020 AL 20/09/2020</text:p>
          </table:table-cell>
          <table:table-cell office:value-type="float" office:value="10524.05" table:style-name="ce23">
            <text:p>10.524,05<text:s/></text:p>
          </table:table-cell>
          <table:table-cell table:style-name="ce1"/>
          <table:table-cell office:value-type="float" office:value="1098059.44" table:style-name="ce23">
            <text:p>1.098.059,4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42911</text:p>
          </table:table-cell>
          <table:table-cell office:value-type="date" office:date-value="2020-10-11T00:00:00" table:style-name="ce25">
            <text:p>11-oct-20</text:p>
          </table:table-cell>
          <table:table-cell office:value-type="string" table:style-name="ce26">
            <text:p>Registro.- Contabilización de factura # 342911 del 0991327371001-TELCONET <text:s/>S.A. por <text:s/>consumo telefónico</text:p>
          </table:table-cell>
          <table:table-cell office:value-type="float" office:value="2696.31" table:style-name="ce23">
            <text:p>2.696,31<text:s/></text:p>
          </table:table-cell>
          <table:table-cell table:style-name="ce1"/>
          <table:table-cell office:value-type="float" office:value="1100755.75" table:style-name="ce23">
            <text:p>1.100.755,7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43208</text:p>
          </table:table-cell>
          <table:table-cell office:value-type="date" office:date-value="2020-10-11T00:00:00" table:style-name="ce25">
            <text:p>11-oct-20</text:p>
          </table:table-cell>
          <table:table-cell office:value-type="string" table:style-name="ce26">
            <text:p>Registro.- Contabilización de factura # 343208 del 0991327371001-TELCONET <text:s/>S.A. por <text:s/>consumo telefónico</text:p>
          </table:table-cell>
          <table:table-cell office:value-type="float" office:value="5.82" table:style-name="ce23">
            <text:p>5,82<text:s/></text:p>
          </table:table-cell>
          <table:table-cell table:style-name="ce1"/>
          <table:table-cell office:value-type="float" office:value="1100761.57" table:style-name="ce23">
            <text:p>1.100.761,5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43217</text:p>
          </table:table-cell>
          <table:table-cell office:value-type="date" office:date-value="2020-10-11T00:00:00" table:style-name="ce25">
            <text:p>11-oct-20</text:p>
          </table:table-cell>
          <table:table-cell office:value-type="string" table:style-name="ce26">
            <text:p>Registro.- Contabilización de factura # 343217 del 0991327371001-TELCONET <text:s/>S.A. por <text:s/>consumo telefónico</text:p>
          </table:table-cell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100763.51" table:style-name="ce23">
            <text:p>1.100.763,5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43218</text:p>
          </table:table-cell>
          <table:table-cell office:value-type="date" office:date-value="2020-10-11T00:00:00" table:style-name="ce25">
            <text:p>11-oct-20</text:p>
          </table:table-cell>
          <table:table-cell office:value-type="string" table:style-name="ce26">
            <text:p>Registro.- Contabilización de factura # 343218 del 0991327371001-TELCONET <text:s/>S.A. por <text:s/>consumo telefónico</text:p>
          </table:table-cell>
          <table:table-cell office:value-type="float" office:value="4.13" table:style-name="ce23">
            <text:p>4,13<text:s/></text:p>
          </table:table-cell>
          <table:table-cell table:style-name="ce1"/>
          <table:table-cell office:value-type="float" office:value="1100767.6399999999" table:style-name="ce23">
            <text:p>1.100.767,6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FA-343352</text:p>
          </table:table-cell>
          <table:table-cell office:value-type="date" office:date-value="2020-10-12T00:00:00" table:style-name="ce25">
            <text:p>12-oct-20</text:p>
          </table:table-cell>
          <table:table-cell office:value-type="string" table:style-name="ce26">
            <text:p>Registro.- Contabilización de factura # 343352 del 0991327371001-TELCONET <text:s/>S.A. Por: FACTURA POR SOPORTE TÉCNICO</text:p>
          </table:table-cell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08767.6399999999" table:style-name="ce23">
            <text:p>1.108.767,6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10238</text:p>
          </table:table-cell>
          <table:table-cell office:value-type="date" office:date-value="2020-08-25T00:00:00" table:style-name="ce25">
            <text:p>25-ago-20</text:p>
          </table:table-cell>
          <table:table-cell office:value-type="string" table:style-name="ce26">
            <text:p>Fact#: 336800 Rec#: 9765 TELCONET <text:s/>S.A.</text:p>
          </table:table-cell>
          <table:table-cell table:style-name="ce1"/>
          <table:table-cell office:value-type="float" office:value="7203.57" table:style-name="ce27">
            <text:p>-7.203,57</text:p>
          </table:table-cell>
          <table:table-cell office:value-type="float" office:value="1102696.52" table:style-name="ce23">
            <text:p>1.102.696,5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11016</text:p>
          </table:table-cell>
          <table:table-cell office:value-type="date" office:date-value="2020-09-16T00:00:00" table:style-name="ce25">
            <text:p>16-sep-20</text:p>
          </table:table-cell>
          <table:table-cell office:value-type="string" table:style-name="ce26">
            <text:p>Fact#: 339813 Rec#: 9838 TELCONET <text:s/>S.A.</text:p>
          </table:table-cell>
          <table:table-cell table:style-name="ce1"/>
          <table:table-cell office:value-type="float" office:value="7203.57" table:style-name="ce27">
            <text:p>-7.203,57</text:p>
          </table:table-cell>
          <table:table-cell office:value-type="float" office:value="1114036.8400000001" table:style-name="ce23">
            <text:p>1.114.036,8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11156</text:p>
          </table:table-cell>
          <table:table-cell office:value-type="date" office:date-value="2020-08-25T00:00:00" table:style-name="ce25">
            <text:p>25-ago-20</text:p>
          </table:table-cell>
          <table:table-cell office:value-type="string" table:style-name="ce26">
            <text:p>Fact#: 2346-336362-336670-336679-336680 Rec#: 9852 TELCONET <text:s/>S.A.</text:p>
          </table:table-cell>
          <table:table-cell table:style-name="ce1"/>
          <table:table-cell office:value-type="float" office:value="3340.59" table:style-name="ce27">
            <text:p>-3.340,59</text:p>
          </table:table-cell>
          <table:table-cell office:value-type="float" office:value="1099355.93" table:style-name="ce23">
            <text:p>1.099.355,9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12363</text:p>
          </table:table-cell>
          <table:table-cell office:value-type="date" office:date-value="2020-09-21T00:00:00" table:style-name="ce25">
            <text:p>21-sep-20</text:p>
          </table:table-cell>
          <table:table-cell office:value-type="string" table:style-name="ce26">
            <text:p>Fact#: 2570-339364-339673-339808 Rec#: 9978 TELCONET <text:s/>S.A.</text:p>
          </table:table-cell>
          <table:table-cell table:style-name="ce1"/>
          <table:table-cell office:value-type="float" office:value="16370.34" table:style-name="ce27">
            <text:p>-16.370,34</text:p>
          </table:table-cell>
          <table:table-cell office:value-type="float" office:value="1097666.5" table:style-name="ce23">
            <text:p>1.097.666,5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12364</text:p>
          </table:table-cell>
          <table:table-cell office:value-type="date" office:date-value="2020-09-28T00:00:00" table:style-name="ce25">
            <text:p>28-sep-20</text:p>
          </table:table-cell>
          <table:table-cell office:value-type="string" table:style-name="ce26">
            <text:p>Fact#: 339663-339672-339826 Rec#: 9979 TELCONET <text:s/>S.A.</text:p>
          </table:table-cell>
          <table:table-cell table:style-name="ce1"/>
          <table:table-cell office:value-type="float" office:value="8256.6200000000008" table:style-name="ce27">
            <text:p>-8.256,62</text:p>
          </table:table-cell>
          <table:table-cell office:value-type="float" office:value="1089409.5900000001" table:style-name="ce23">
            <text:p>1.089.409,5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12369</text:p>
          </table:table-cell>
          <table:table-cell office:value-type="date" office:date-value="2020-10-23T00:00:00" table:style-name="ce25">
            <text:p>23-oct-20</text:p>
          </table:table-cell>
          <table:table-cell office:value-type="string" table:style-name="ce26">
            <text:p>Fact#: 2570-339364-339672-339673-339808-343352 Rec#: 9981 TELCONET <text:s/>S.A.</text:p>
          </table:table-cell>
          <table:table-cell table:style-name="ce1"/>
          <table:table-cell office:value-type="float" office:value="2803.31" table:style-name="ce27">
            <text:p>-2.803,31</text:p>
          </table:table-cell>
          <table:table-cell office:value-type="float" office:value="1104906.97" table:style-name="ce23">
            <text:p>1.104.906,9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13656</text:p>
          </table:table-cell>
          <table:table-cell office:value-type="date" office:date-value="2020-10-28T00:00:00" table:style-name="ce25">
            <text:p>28-oct-20</text:p>
          </table:table-cell>
          <table:table-cell office:value-type="string" table:style-name="ce26">
            <text:p>Fact#: 2882-342838-342911-343208-343217-343218 Rec#: 10127 TELCONET <text:s/>S.A.</text:p>
          </table:table-cell>
          <table:table-cell table:style-name="ce1"/>
          <table:table-cell office:value-type="float" office:value="12521.1" table:style-name="ce27">
            <text:p>-12.521,10</text:p>
          </table:table-cell>
          <table:table-cell office:value-type="float" office:value="1092385.8700000001" table:style-name="ce23">
            <text:p>1.092.385,8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2701</text:p>
          </table:table-cell>
          <table:table-cell office:value-type="date" office:date-value="2020-02-17T00:00:00" table:style-name="ce25">
            <text:p>17-feb-20</text:p>
          </table:table-cell>
          <table:table-cell office:value-type="string" table:style-name="ce26">
            <text:p>Fact#: 317091-317097 Rec#: 61882 TELCONET <text:s/>S.A.</text:p>
          </table:table-cell>
          <table:table-cell table:style-name="ce1"/>
          <table:table-cell office:value-type="float" office:value="14995.33" table:style-name="ce27">
            <text:p>-14.995,33</text:p>
          </table:table-cell>
          <table:table-cell office:value-type="float" office:value="1647397.14" table:style-name="ce23">
            <text:p>1.647.397,1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2702</text:p>
          </table:table-cell>
          <table:table-cell office:value-type="date" office:date-value="2020-02-17T00:00:00" table:style-name="ce25">
            <text:p>17-feb-20</text:p>
          </table:table-cell>
          <table:table-cell office:value-type="string" table:style-name="ce26">
            <text:p>Fact#: 316689-317020-317029-317030-948 Rec#: 61883 TELCONET <text:s/>S.A.</text:p>
          </table:table-cell>
          <table:table-cell table:style-name="ce1"/>
          <table:table-cell office:value-type="float" office:value="5209.0200000000004" table:style-name="ce27">
            <text:p>-5.209,02</text:p>
          </table:table-cell>
          <table:table-cell office:value-type="float" office:value="1642188.12" table:style-name="ce23">
            <text:p>1.642.188,1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2703</text:p>
          </table:table-cell>
          <table:table-cell office:value-type="date" office:date-value="2020-02-17T00:00:00" table:style-name="ce25">
            <text:p>17-feb-20</text:p>
          </table:table-cell>
          <table:table-cell office:value-type="string" table:style-name="ce26">
            <text:p>Fact#: 314375 Rec#: 61884 TELCONET <text:s/>S.A.</text:p>
          </table:table-cell>
          <table:table-cell table:style-name="ce1"/>
          <table:table-cell office:value-type="float" office:value="0.01" table:style-name="ce27">
            <text:p>-0,01</text:p>
          </table:table-cell>
          <table:table-cell office:value-type="float" office:value="1642188.11" table:style-name="ce23">
            <text:p>1.642.188,1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4411</text:p>
          </table:table-cell>
          <table:table-cell office:value-type="date" office:date-value="2020-03-23T00:00:00" table:style-name="ce25">
            <text:p>23-mar-20</text:p>
          </table:table-cell>
          <table:table-cell office:value-type="string" table:style-name="ce26">
            <text:p>Fact#: 1133-319747-319756-319757-319832-319835 Rec#: 9174 TELCONET <text:s/>S.A.</text:p>
          </table:table-cell>
          <table:table-cell table:style-name="ce1"/>
          <table:table-cell office:value-type="float" office:value="11084.73" table:style-name="ce27">
            <text:p>-11.084,73</text:p>
          </table:table-cell>
          <table:table-cell office:value-type="float" office:value="1684889.65" table:style-name="ce23">
            <text:p>1.684.889,6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5061</text:p>
          </table:table-cell>
          <table:table-cell office:value-type="date" office:date-value="2020-04-19T00:00:00" table:style-name="ce25">
            <text:p>19-abr-20</text:p>
          </table:table-cell>
          <table:table-cell office:value-type="string" table:style-name="ce26">
            <text:p>Fact#: 322627 Rec#: 9211 TELCONET <text:s/>S.A.</text:p>
          </table:table-cell>
          <table:table-cell table:style-name="ce1"/>
          <table:table-cell office:value-type="float" office:value="7257.14" table:style-name="ce27">
            <text:p>-7.257,14</text:p>
          </table:table-cell>
          <table:table-cell office:value-type="float" office:value="1683024.03" table:style-name="ce23">
            <text:p>1.683.024,03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5062</text:p>
          </table:table-cell>
          <table:table-cell office:value-type="date" office:date-value="2020-04-21T00:00:00" table:style-name="ce25">
            <text:p>21-abr-20</text:p>
          </table:table-cell>
          <table:table-cell office:value-type="string" table:style-name="ce26">
            <text:p>Fact#: 325378 Rec#: 9212 TELCONET <text:s/>S.A.</text:p>
          </table:table-cell>
          <table:table-cell table:style-name="ce1"/>
          <table:table-cell office:value-type="float" office:value="7203.57" table:style-name="ce27">
            <text:p>-7.203,57</text:p>
          </table:table-cell>
          <table:table-cell office:value-type="float" office:value="1675820.46" table:style-name="ce23">
            <text:p>1.675.820,4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5063</text:p>
          </table:table-cell>
          <table:table-cell office:value-type="date" office:date-value="2020-04-22T00:00:00" table:style-name="ce25">
            <text:p>22-abr-20</text:p>
          </table:table-cell>
          <table:table-cell office:value-type="string" table:style-name="ce26">
            <text:p>Fact#: 322626 Rec#: 9213 TELCONET <text:s/>S.A.</text:p>
          </table:table-cell>
          <table:table-cell table:style-name="ce1"/>
          <table:table-cell office:value-type="float" office:value="284000" table:style-name="ce27">
            <text:p>-284.000,00</text:p>
          </table:table-cell>
          <table:table-cell office:value-type="float" office:value="1391820.46" table:style-name="ce23">
            <text:p>1.391.820,4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5237</text:p>
          </table:table-cell>
          <table:table-cell office:value-type="date" office:date-value="2020-04-27T00:00:00" table:style-name="ce25">
            <text:p>27-abr-20</text:p>
          </table:table-cell>
          <table:table-cell office:value-type="string" table:style-name="ce26">
            <text:p>Fact#: 322626 Rec#: 9250 TELCONET <text:s/>S.A.</text:p>
          </table:table-cell>
          <table:table-cell table:style-name="ce1"/>
          <table:table-cell office:value-type="float" office:value="34936.550000000003" table:style-name="ce27">
            <text:p>-34.936,55</text:p>
          </table:table-cell>
          <table:table-cell office:value-type="float" office:value="1356883.91" table:style-name="ce23">
            <text:p>1.356.883,9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5958</text:p>
          </table:table-cell>
          <table:table-cell office:value-type="date" office:date-value="2020-05-08T00:00:00" table:style-name="ce25">
            <text:p>08-may-20</text:p>
          </table:table-cell>
          <table:table-cell office:value-type="string" table:style-name="ce26">
            <text:p>Fact#: 1535-324947-325267-325277-325278-325376 Rec#: 9333 TELCONET <text:s/>S.A.</text:p>
          </table:table-cell>
          <table:table-cell table:style-name="ce1"/>
          <table:table-cell office:value-type="float" office:value="12483.31" table:style-name="ce27">
            <text:p>-12.483,31</text:p>
          </table:table-cell>
          <table:table-cell office:value-type="float" office:value="1105526.75" table:style-name="ce23">
            <text:p>1.105.526,75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6420</text:p>
          </table:table-cell>
          <table:table-cell office:value-type="date" office:date-value="2020-05-26T00:00:00" table:style-name="ce25">
            <text:p>26-may-20</text:p>
          </table:table-cell>
          <table:table-cell office:value-type="string" table:style-name="ce26">
            <text:p>Fact#: 328121 Rec#: 9370 TELCONET <text:s/>S.A.</text:p>
          </table:table-cell>
          <table:table-cell table:style-name="ce1"/>
          <table:table-cell office:value-type="float" office:value="3212.9" table:style-name="ce27">
            <text:p>-3.212,90</text:p>
          </table:table-cell>
          <table:table-cell office:value-type="float" office:value="1094443.6000000001" table:style-name="ce23">
            <text:p>1.094.443,6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6464</text:p>
          </table:table-cell>
          <table:table-cell office:value-type="date" office:date-value="2020-05-25T00:00:00" table:style-name="ce25">
            <text:p>25-may-20</text:p>
          </table:table-cell>
          <table:table-cell office:value-type="string" table:style-name="ce26">
            <text:p>Fact#: 322628 Rec#: 9384 TELCONET <text:s/>S.A.</text:p>
          </table:table-cell>
          <table:table-cell table:style-name="ce1"/>
          <table:table-cell office:value-type="float" office:value="7257.14" table:style-name="ce27">
            <text:p>-7.257,14</text:p>
          </table:table-cell>
          <table:table-cell office:value-type="float" office:value="1097656.5" table:style-name="ce23">
            <text:p>1.097.656,5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6465</text:p>
          </table:table-cell>
          <table:table-cell office:value-type="date" office:date-value="2020-05-20T00:00:00" table:style-name="ce25">
            <text:p>20-may-20</text:p>
          </table:table-cell>
          <table:table-cell office:value-type="string" table:style-name="ce26">
            <text:p>Fact#: 328123 Rec#: 9385 TELCONET <text:s/>S.A.</text:p>
          </table:table-cell>
          <table:table-cell table:style-name="ce1"/>
          <table:table-cell office:value-type="float" office:value="7203.57" table:style-name="ce27">
            <text:p>-7.203,57</text:p>
          </table:table-cell>
          <table:table-cell office:value-type="float" office:value="1104913.6399999999" table:style-name="ce23">
            <text:p>1.104.913,6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6466</text:p>
          </table:table-cell>
          <table:table-cell office:value-type="date" office:date-value="2020-04-08T00:00:00" table:style-name="ce25">
            <text:p>08-abr-20</text:p>
          </table:table-cell>
          <table:table-cell office:value-type="string" table:style-name="ce26">
            <text:p>Fact#: 1329-322185-322510-322520-322521-322612 Rec#: 9383 TELCONET <text:s/>S.A.</text:p>
          </table:table-cell>
          <table:table-cell table:style-name="ce1"/>
          <table:table-cell office:value-type="float" office:value="13552.5" table:style-name="ce27">
            <text:p>-13.552,50</text:p>
          </table:table-cell>
          <table:table-cell office:value-type="float" office:value="1692408.62" table:style-name="ce23">
            <text:p>1.692.408,6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7418</text:p>
          </table:table-cell>
          <table:table-cell office:value-type="date" office:date-value="2020-06-18T00:00:00" table:style-name="ce25">
            <text:p>18-jun-20</text:p>
          </table:table-cell>
          <table:table-cell office:value-type="string" table:style-name="ce26">
            <text:p>Fact#: 1924-330932 Rec#: 9479 TELCONET <text:s/>S.A.</text:p>
          </table:table-cell>
          <table:table-cell table:style-name="ce1"/>
          <table:table-cell office:value-type="float" office:value="4513.72" table:style-name="ce27">
            <text:p>-4.513,72</text:p>
          </table:table-cell>
          <table:table-cell office:value-type="float" office:value="1103681.1599999999" table:style-name="ce23">
            <text:p>1.103.681,1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7419</text:p>
          </table:table-cell>
          <table:table-cell office:value-type="date" office:date-value="2020-06-18T00:00:00" table:style-name="ce25">
            <text:p>18-jun-20</text:p>
          </table:table-cell>
          <table:table-cell office:value-type="string" table:style-name="ce26">
            <text:p>Fact#: 330519-330832-330842-330843 Rec#: 9480 TELCONET <text:s/>S.A.</text:p>
          </table:table-cell>
          <table:table-cell table:style-name="ce1"/>
          <table:table-cell office:value-type="float" office:value="3177.29" table:style-name="ce27">
            <text:p>-3.177,29</text:p>
          </table:table-cell>
          <table:table-cell office:value-type="float" office:value="1100503.8700000001" table:style-name="ce23">
            <text:p>1.100.503,8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7739</text:p>
          </table:table-cell>
          <table:table-cell office:value-type="date" office:date-value="2020-06-29T00:00:00" table:style-name="ce25">
            <text:p>29-jun-20</text:p>
          </table:table-cell>
          <table:table-cell office:value-type="string" table:style-name="ce26">
            <text:p>Fact#: 1734-327716-328025-328035-328036-330940 Rec#: 9515 TELCONET <text:s/>S.A.</text:p>
          </table:table-cell>
          <table:table-cell table:style-name="ce1"/>
          <table:table-cell office:value-type="float" office:value="9740.8700000000008" table:style-name="ce27">
            <text:p>-9.740,87</text:p>
          </table:table-cell>
          <table:table-cell office:value-type="float" office:value="1090763" table:style-name="ce23">
            <text:p>1.090.763,0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834</text:p>
          </table:table-cell>
          <table:table-cell office:value-type="date" office:date-value="2020-01-13T00:00:00" table:style-name="ce25">
            <text:p>13-ene-20</text:p>
          </table:table-cell>
          <table:table-cell office:value-type="string" table:style-name="ce26">
            <text:p>Fact#: 314022-314364-314375-314376-314433-795 Rec#: 61563 TELCONET <text:s/>S.A.</text:p>
          </table:table-cell>
          <table:table-cell table:style-name="ce1"/>
          <table:table-cell office:value-type="float" office:value="14647.42" table:style-name="ce27">
            <text:p>-14.647,42</text:p>
          </table:table-cell>
          <table:table-cell office:value-type="float" office:value="1652235.98" table:style-name="ce23">
            <text:p>1.652.235,9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8705</text:p>
          </table:table-cell>
          <table:table-cell office:value-type="date" office:date-value="2020-07-20T00:00:00" table:style-name="ce25">
            <text:p>20-jul-20</text:p>
          </table:table-cell>
          <table:table-cell office:value-type="string" table:style-name="ce26">
            <text:p>Fact#: 2130-333413-333725-333735-333736-333841 Rec#: 9621 TELCONET <text:s/>S.A.</text:p>
          </table:table-cell>
          <table:table-cell table:style-name="ce1"/>
          <table:table-cell office:value-type="float" office:value="12555.57" table:style-name="ce27">
            <text:p>-12.555,57</text:p>
          </table:table-cell>
          <table:table-cell office:value-type="float" office:value="1098538.22" table:style-name="ce23">
            <text:p>1.098.538,2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IC-9834</text:p>
          </table:table-cell>
          <table:table-cell office:value-type="date" office:date-value="2020-08-17T00:00:00" table:style-name="ce25">
            <text:p>17-ago-20</text:p>
          </table:table-cell>
          <table:table-cell office:value-type="string" table:style-name="ce26">
            <text:p>Fact#: 333844 Rec#: 9716 TELCONET <text:s/>S.A.</text:p>
          </table:table-cell>
          <table:table-cell table:style-name="ce1"/>
          <table:table-cell office:value-type="float" office:value="7203.57" table:style-name="ce27">
            <text:p>-7.203,57</text:p>
          </table:table-cell>
          <table:table-cell office:value-type="float" office:value="1110256.28" table:style-name="ce23">
            <text:p>1.110.256,2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MR-8</text:p>
          </table:table-cell>
          <table:table-cell office:value-type="date" office:date-value="2020-03-16T00:00:00" table:style-name="ce25">
            <text:p>16-mar-20</text:p>
          </table:table-cell>
          <table:table-cell office:value-type="string" table:style-name="ce26">
            <text:p>Registro.- Reversion de provision realizada segun A/D DI-24 del 27/12/19 ref. factura 322626</text:p>
          </table:table-cell>
          <table:table-cell table:style-name="ce1"/>
          <table:table-cell office:value-type="float" office:value="1630000" table:style-name="ce27">
            <text:p>-1.630.000,00</text:p>
          </table:table-cell>
          <table:table-cell office:value-type="float" office:value="1688717.24" table:style-name="ce23">
            <text:p>1.688.717,2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NC-9</text:p>
          </table:table-cell>
          <table:table-cell office:value-type="date" office:date-value="2020-09-22T00:00:00" table:style-name="ce25">
            <text:p>22-sep-20</text:p>
          </table:table-cell>
          <table:table-cell office:value-type="string" table:style-name="ce26">
            <text:p>NC 2936 APLICA A LA FACTURA 336799 FACTURA NO LLEGÓ AL CLIENTE SE VOLVIÓ A EMITIR CON FECHA ACTUAL</text:p>
          </table:table-cell>
          <table:table-cell table:style-name="ce1"/>
          <table:table-cell office:value-type="float" office:value="9164.58" table:style-name="ce27">
            <text:p>-9.164,58</text:p>
          </table:table-cell>
          <table:table-cell office:value-type="float" office:value="1097666.21" table:style-name="ce23">
            <text:p>1.097.666,2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ND-1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REVERSO POR INGRESO POR PAGO TELCONET POR ERROR, BCO PACIFICO POR DEP EN CTA #DOC 24448428</text:p>
          </table:table-cell>
          <table:table-cell office:value-type="float" office:value="112" table:style-name="ce23">
            <text:p>112,00<text:s/></text:p>
          </table:table-cell>
          <table:table-cell table:style-name="ce1"/>
          <table:table-cell office:value-type="float" office:value="1109450.96" table:style-name="ce23">
            <text:p>1.109.450,9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ND-2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REVERSO POR INGRESO POR PAGO TELCONET POR ERROR, BCO PACIFICO POR DEP EN CTA #DOC 24448430</text:p>
          </table:table-cell>
          <table:table-cell office:value-type="float" office:value="112" table:style-name="ce23">
            <text:p>112,00<text:s/></text:p>
          </table:table-cell>
          <table:table-cell table:style-name="ce1"/>
          <table:table-cell office:value-type="float" office:value="1109562.96" table:style-name="ce23">
            <text:p>1.109.562,9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ND-2</text:p>
          </table:table-cell>
          <table:table-cell office:value-type="date" office:date-value="2020-07-17T00:00:00" table:style-name="ce25">
            <text:p>17-jul-20</text:p>
          </table:table-cell>
          <table:table-cell office:value-type="string" table:style-name="ce26">
            <text:p>REVERSO POR ERROR EN DEPOSITO, INGRESO POR PAGO TELCONET BCO PACIFICO POR DEP EN CTA #DOC 8665</text:p>
          </table:table-cell>
          <table:table-cell office:value-type="float" office:value="571.65" table:style-name="ce23">
            <text:p>571,65<text:s/></text:p>
          </table:table-cell>
          <table:table-cell table:style-name="ce1"/>
          <table:table-cell office:value-type="float" office:value="1110522.1399999999" table:style-name="ce23">
            <text:p>1.110.522,1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ND-3</text:p>
          </table:table-cell>
          <table:table-cell office:value-type="date" office:date-value="2020-07-17T00:00:00" table:style-name="ce25">
            <text:p>17-jul-20</text:p>
          </table:table-cell>
          <table:table-cell office:value-type="string" table:style-name="ce26">
            <text:p>REVERSO POR ERROR EN DEPOSITO, INGRESO POR PAGO TELCONET BCO PACIFICO POR DEP EN CTA #DOC 26457744</text:p>
          </table:table-cell>
          <table:table-cell office:value-type="float" office:value="571.65" table:style-name="ce23">
            <text:p>571,65<text:s/></text:p>
          </table:table-cell>
          <table:table-cell table:style-name="ce1"/>
          <table:table-cell office:value-type="float" office:value="1111093.79" table:style-name="ce23">
            <text:p>1.111.093,79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NDL-10</text:p>
          </table:table-cell>
          <table:table-cell office:value-type="date" office:date-value="2020-09-09T00:00:00" table:style-name="ce25">
            <text:p>09-sep-20</text:p>
          </table:table-cell>
          <table:table-cell office:value-type="string" table:style-name="ce26">
            <text:p>Ingreso por valores devueltos por pagos Telconet, bco pacifico</text:p>
          </table:table-cell>
          <table:table-cell office:value-type="float" office:value="1714.95" table:style-name="ce23">
            <text:p>1.714,95<text:s/></text:p>
          </table:table-cell>
          <table:table-cell table:style-name="ce1"/>
          <table:table-cell office:value-type="float" office:value="1122036.8400000001" table:style-name="ce23">
            <text:p>1.122.036,84<text:s/></text:p>
          </table:table-cell>
          <table:table-cell table:number-columns-repeated="16378" table:style-name="ce1"/>
        </table:table-row>
        <table:table-row table:number-rows-repeated="2" table:style-name="ro2">
          <table:table-cell table:style-name="ce21"/>
          <table:table-cell table:style-name="ce25"/>
          <table:table-cell table:style-name="ce26"/>
          <table:table-cell table:style-name="ce23"/>
          <table:table-cell table:style-name="ce1"/>
          <table:table-cell table:style-name="ce23"/>
          <table:table-cell table:number-columns-repeated="16378" table:style-name="ce1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1644355.28" table:style-name="ce28">
            <text:p>1.644.355,28<text:s/></text:p>
          </table:table-cell>
          <table:table-cell table:style-name="ce22"/>
          <table:table-cell table:style-name="ce1"/>
          <table:table-cell office:value-type="string" table:style-name="ce22">
            <text:p>Saldo Final</text:p>
          </table:table-cell>
          <table:table-cell office:value-type="float" office:value="1091371.8600000001" table:style-name="ce28">
            <text:p>1.091.371,86<text:s/>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number-rows-repeated="9" table:style-name="ro2">
          <table:table-cell table:style-name="ce21"/>
          <table:table-cell table:style-name="ce25"/>
          <table:table-cell table:style-name="ce26"/>
          <table:table-cell table:style-name="ce23"/>
          <table:table-cell table:number-columns-repeated="55" table:style-name="ce29"/>
          <table:table-cell table:number-columns-repeated="16325"/>
        </table:table-row>
        <table:table-row table:number-rows-repeated="48" table:style-name="ro2">
          <table:table-cell table:style-name="ce21"/>
          <table:table-cell table:style-name="ce25"/>
          <table:table-cell table:style-name="ce26"/>
          <table:table-cell table:style-name="ce23"/>
          <table:table-cell table:number-columns-repeated="16380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number-columns-repeated="11" table:style-name="ce1"/>
          <table:table-cell table:number-columns-repeated="16373"/>
        </table:table-row>
        <table:table-row table:number-rows-repeated="12" table:style-name="ro2">
          <table:table-cell table:style-name="ce29"/>
          <table:table-cell table:number-columns-repeated="10" table:style-name="ce1"/>
          <table:table-cell table:number-columns-repeated="16373"/>
        </table:table-row>
        <table:table-row table:number-rows-repeated="21" table:style-name="ro2">
          <table:table-cell/>
          <table:table-cell table:number-columns-repeated="10" table:style-name="ce1"/>
          <table:table-cell table:number-columns-repeated="16373"/>
        </table:table-row>
        <table:table-row table:style-name="ro2">
          <table:table-cell/>
          <table:table-cell table:style-name="ce1"/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1"/>
          <table:table-cell table:style-name="ce22"/>
          <table:table-cell table:style-name="ce28"/>
          <table:table-cell table:number-columns-repeated="16373"/>
        </table:table-row>
        <table:table-row table:number-rows-repeated="1048314" table:style-name="ro3">
          <table:table-cell table:number-columns-repeated="16384"/>
        </table:table-row>
      </table:table>
      <table:table table:name="CxC_Cajamarca" table:style-name="ta3">
        <table:table-column table:style-name="co14" table:number-columns-repeated="9" table:default-cell-style-name="ce1"/>
        <table:table-column table:style-name="co4" table:number-columns-repeated="16375" table:default-cell-style-name="ce1"/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CL <text:s text:c="2"/>CAJ003 <text:s text:c="2"/>CAJAMARCA PROTECTIVE SERVICES C. LTDA.</text:p>
          </table:table-cell>
          <table:table-cell table:number-columns-repeated="5" table:style-name="ce1"/>
          <table:table-cell office:value-type="string" table:style-name="ce22">
            <text:p>Saldo Inicial</text:p>
          </table:table-cell>
          <table:table-cell office:value-type="float" office:value="1284.3800000000001" table:style-name="ce23">
            <text:p>1.284,38<text:s/>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1">
            <text:p>FA-316870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Registro.- Contabilización de factura # 316870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0.28999999999999998" table:style-name="ce23">
            <text:p>0,29<text:s/></text:p>
          </table:table-cell>
          <table:table-cell table:style-name="ce1"/>
          <table:table-cell office:value-type="float" office:value="1284.67" table:style-name="ce23">
            <text:p>1.284,67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19595</text:p>
          </table:table-cell>
          <table:table-cell office:value-type="date" office:date-value="2020-02-01T00:00:00" table:style-name="ce25">
            <text:p>01-feb-20</text:p>
          </table:table-cell>
          <table:table-cell office:value-type="string" table:style-name="ce26">
            <text:p>Registro.- Contabilización de factura # 319595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0.2" table:style-name="ce23">
            <text:p>0,20<text:s/></text:p>
          </table:table-cell>
          <table:table-cell table:style-name="ce1"/>
          <table:table-cell office:value-type="float" office:value="1284.8699999999999" table:style-name="ce23">
            <text:p>1.284,87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22359</text:p>
          </table:table-cell>
          <table:table-cell office:value-type="date" office:date-value="2020-03-01T00:00:00" table:style-name="ce25">
            <text:p>01-mar-20</text:p>
          </table:table-cell>
          <table:table-cell office:value-type="string" table:style-name="ce26">
            <text:p>Registro.- Contabilización de factura # 322359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8.7799999999999994" table:style-name="ce23">
            <text:p>8,78<text:s/></text:p>
          </table:table-cell>
          <table:table-cell table:style-name="ce1"/>
          <table:table-cell office:value-type="float" office:value="1293.6500000000001" table:style-name="ce23">
            <text:p>1.293,65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25115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Registro.- Contabilización de factura # 325115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75.91" table:style-name="ce23">
            <text:p>75,91<text:s/></text:p>
          </table:table-cell>
          <table:table-cell table:style-name="ce1"/>
          <table:table-cell office:value-type="float" office:value="1369.56" table:style-name="ce23">
            <text:p>1.369,56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1064</text:p>
          </table:table-cell>
          <table:table-cell office:value-type="date" office:date-value="2020-04-23T00:00:00" table:style-name="ce25">
            <text:p>23-abr-20</text:p>
          </table:table-cell>
          <table:table-cell office:value-type="string" table:style-name="ce26">
            <text:p>Fact#: 325115 Rec#: 5675 CAJAMARCA PROTECTIVE SERVICES C. LTDA. CAJAPROTSERV</text:p>
          </table:table-cell>
          <table:table-cell table:number-columns-repeated="4" table:style-name="ce1"/>
          <table:table-cell office:value-type="float" office:value="1.62" table:style-name="ce27">
            <text:p>-1,62</text:p>
          </table:table-cell>
          <table:table-cell office:value-type="float" office:value="1367.94" table:style-name="ce23">
            <text:p>1.367,94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27878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Registro.- Contabilización de factura # 327878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40.42" table:style-name="ce23">
            <text:p>40,42<text:s/></text:p>
          </table:table-cell>
          <table:table-cell table:style-name="ce1"/>
          <table:table-cell office:value-type="float" office:value="1408.36" table:style-name="ce23">
            <text:p>1.408,36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1417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Fact#: 330685 Rec#: 5835 CAJAMARCA PROTECTIVE SERVICES C. LTDA. CAJAPROTSERV</text:p>
          </table:table-cell>
          <table:table-cell table:number-columns-repeated="4" table:style-name="ce1"/>
          <table:table-cell office:value-type="float" office:value="2.5" table:style-name="ce27">
            <text:p>-2,50</text:p>
          </table:table-cell>
          <table:table-cell office:value-type="float" office:value="1405.86" table:style-name="ce23">
            <text:p>1.405,86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30685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Registro.- Contabilización de factura # 330685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117.23" table:style-name="ce23">
            <text:p>117,23<text:s/></text:p>
          </table:table-cell>
          <table:table-cell table:style-name="ce1"/>
          <table:table-cell office:value-type="float" office:value="1523.09" table:style-name="ce23">
            <text:p>1.523,09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1402</text:p>
          </table:table-cell>
          <table:table-cell office:value-type="date" office:date-value="2020-06-06T00:00:00" table:style-name="ce25">
            <text:p>06-jun-20</text:p>
          </table:table-cell>
          <table:table-cell office:value-type="string" table:style-name="ce26">
            <text:p>Fact#: 327878 Rec#: 5820 CAJAMARCA PROTECTIVE SERVICES C. LTDA. CAJAPROTSERV</text:p>
          </table:table-cell>
          <table:table-cell table:number-columns-repeated="4" table:style-name="ce1"/>
          <table:table-cell office:value-type="float" office:value="0.86" table:style-name="ce27">
            <text:p>-0,86</text:p>
          </table:table-cell>
          <table:table-cell office:value-type="float" office:value="1522.23" table:style-name="ce23">
            <text:p>1.522,2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1880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Fact#: 333574 Rec#: 6003 CAJAMARCA PROTECTIVE SERVICES C. LTDA. CAJAPROTSERV</text:p>
          </table:table-cell>
          <table:table-cell table:number-columns-repeated="4" table:style-name="ce1"/>
          <table:table-cell office:value-type="float" office:value="6.83" table:style-name="ce27">
            <text:p>-6,83</text:p>
          </table:table-cell>
          <table:table-cell office:value-type="float" office:value="1515.4" table:style-name="ce23">
            <text:p>1.515,40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33574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Registro.- Contabilización de factura # 333574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319.91000000000003" table:style-name="ce23">
            <text:p>319,91<text:s/></text:p>
          </table:table-cell>
          <table:table-cell table:style-name="ce1"/>
          <table:table-cell office:value-type="float" office:value="1835.31" table:style-name="ce23">
            <text:p>1.835,31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36520</text:p>
          </table:table-cell>
          <table:table-cell office:value-type="date" office:date-value="2020-08-01T00:00:00" table:style-name="ce25">
            <text:p>01-ago-20</text:p>
          </table:table-cell>
          <table:table-cell office:value-type="string" table:style-name="ce26">
            <text:p>Registro.- Contabilización de factura # 336520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520.67999999999995" table:style-name="ce23">
            <text:p>520,68<text:s/></text:p>
          </table:table-cell>
          <table:table-cell table:style-name="ce1"/>
          <table:table-cell office:value-type="float" office:value="2355.9899999999998" table:style-name="ce23">
            <text:p>2.355,99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IC-9696</text:p>
          </table:table-cell>
          <table:table-cell office:value-type="date" office:date-value="2020-08-11T00:00:00" table:style-name="ce25">
            <text:p>11-ago-20</text:p>
          </table:table-cell>
          <table:table-cell office:value-type="string" table:style-name="ce26">
            <text:p>Fact#: 308670-311472 Rec#: 18889 CAJAMARCA PROTECTIVE SERVICES C. LTDA. CAJAPROTSERV</text:p>
          </table:table-cell>
          <table:table-cell table:number-columns-repeated="4" table:style-name="ce1"/>
          <table:table-cell office:value-type="float" office:value="69.3" table:style-name="ce27">
            <text:p>-69,30</text:p>
          </table:table-cell>
          <table:table-cell office:value-type="float" office:value="2286.69" table:style-name="ce23">
            <text:p>2.286,69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IC-9697</text:p>
          </table:table-cell>
          <table:table-cell office:value-type="date" office:date-value="2020-08-11T00:00:00" table:style-name="ce25">
            <text:p>11-ago-20</text:p>
          </table:table-cell>
          <table:table-cell office:value-type="string" table:style-name="ce26">
            <text:p>NC Excedente #61-183906 Fact#: 316870-319595-322359-325115-327878 Rec#: 18894 CAJAMARCA PROTECTIVE SERVICES C. LTDA. CAJAPROTSERV</text:p>
          </table:table-cell>
          <table:table-cell table:number-columns-repeated="4" table:style-name="ce1"/>
          <table:table-cell office:value-type="float" office:value="0.01" table:style-name="ce27">
            <text:p>-0,01</text:p>
          </table:table-cell>
          <table:table-cell office:value-type="float" office:value="2286.6799999999998" table:style-name="ce23">
            <text:p>2.286,68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IC-9697</text:p>
          </table:table-cell>
          <table:table-cell office:value-type="date" office:date-value="2020-08-11T00:00:00" table:style-name="ce25">
            <text:p>11-ago-20</text:p>
          </table:table-cell>
          <table:table-cell office:value-type="string" table:style-name="ce26">
            <text:p>Fact#: 316870-319595-322359-325115-327878 Rec#: 18894 CAJAMARCA PROTECTIVE SERVICES C. LTDA. CAJAPROTSERV</text:p>
          </table:table-cell>
          <table:table-cell table:number-columns-repeated="4" table:style-name="ce1"/>
          <table:table-cell office:value-type="float" office:value="123.12" table:style-name="ce27">
            <text:p>-123,12</text:p>
          </table:table-cell>
          <table:table-cell office:value-type="float" office:value="2163.56" table:style-name="ce23">
            <text:p>2.163,56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IC-9698</text:p>
          </table:table-cell>
          <table:table-cell office:value-type="date" office:date-value="2020-08-11T00:00:00" table:style-name="ce25">
            <text:p>11-ago-20</text:p>
          </table:table-cell>
          <table:table-cell office:value-type="string" table:style-name="ce26">
            <text:p>Fact#: 297798-300452 Rec#: 18893 CAJAMARCA PROTECTIVE SERVICES C. LTDA. CAJAPROTSERV</text:p>
          </table:table-cell>
          <table:table-cell table:number-columns-repeated="4" table:style-name="ce1"/>
          <table:table-cell office:value-type="float" office:value="367.3" table:style-name="ce27">
            <text:p>-367,30</text:p>
          </table:table-cell>
          <table:table-cell office:value-type="float" office:value="1796.26" table:style-name="ce23">
            <text:p>1.796,26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39517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Registro.- Contabilización de factura # 339517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1013.47" table:style-name="ce23">
            <text:p>1.013,47<text:s/></text:p>
          </table:table-cell>
          <table:table-cell table:style-name="ce1"/>
          <table:table-cell office:value-type="float" office:value="2809.73" table:style-name="ce23">
            <text:p>2.809,7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3065</text:p>
          </table:table-cell>
          <table:table-cell office:value-type="date" office:date-value="2020-10-11T00:00:00" table:style-name="ce25">
            <text:p>11-oct-20</text:p>
          </table:table-cell>
          <table:table-cell office:value-type="string" table:style-name="ce26">
            <text:p>Registro.- Contabilización de factura # 343065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1063.55" table:style-name="ce23">
            <text:p>1.063,55<text:s/></text:p>
          </table:table-cell>
          <table:table-cell table:style-name="ce1"/>
          <table:table-cell office:value-type="float" office:value="3873.28" table:style-name="ce23">
            <text:p>3.873,28<text:s/>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1284.3800000000001" table:style-name="ce28">
            <text:p>1.284,38<text:s/></text:p>
          </table:table-cell>
          <table:table-cell office:value-type="string" table:style-name="ce22">
            <text:p>Débito</text:p>
          </table:table-cell>
          <table:table-cell office:value-type="float" office:value="3160.44" table:style-name="ce28">
            <text:p>3.160,44<text:s/></text:p>
          </table:table-cell>
          <table:table-cell office:value-type="string" table:style-name="ce22">
            <text:p>Crédito</text:p>
          </table:table-cell>
          <table:table-cell office:value-type="float" office:value="571.54" table:style-name="ce28">
            <text:p>571,54<text:s/>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3873.28" table:style-name="ce28">
            <text:p>3.873,28<text:s/></text:p>
          </table:table-cell>
          <table:table-cell table:number-columns-repeated="16375"/>
        </table:table-row>
        <table:table-row table:number-rows-repeated="1048555" table:style-name="ro3">
          <table:table-cell table:number-columns-repeated="16384"/>
        </table:table-row>
      </table:table>
      <table:table table:name="CxC_Telconet_Quito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4" table:number-columns-repeated="16378" table:default-cell-style-name="ce1"/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CL <text:s text:c="2"/>TEL001 <text:s text:c="2"/>TELCONET S.A.</text:p>
          </table:table-cell>
          <table:table-cell table:number-columns-repeated="2" table:style-name="ce1"/>
          <table:table-cell office:value-type="string" table:style-name="ce22">
            <text:p>Saldo Inicial</text:p>
          </table:table-cell>
          <table:table-cell office:value-type="float" office:value="3227.29" table:style-name="ce23">
            <text:p>3.227,29<text:s/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dig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detalle</text:p>
          </table:table-cell>
          <table:table-cell office:value-type="string" table:style-name="ce1">
            <text:p>fact</text:p>
          </table:table-cell>
          <table:table-cell office:value-type="string" table:style-name="ce1">
            <text:p>pag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1">
            <text:p>DR-3382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Correccion al DR-3097, valor correspondiente a Telconet Quito, valor $292.16</text:p>
          </table:table-cell>
          <table:table-cell table:style-name="ce1"/>
          <table:table-cell office:value-type="float" office:value="292.16000000000003" table:style-name="ce27">
            <text:p>-292,16</text:p>
          </table:table-cell>
          <table:table-cell office:value-type="float" office:value="2935.13" table:style-name="ce23">
            <text:p>2.935,13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948</text:p>
          </table:table-cell>
          <table:table-cell office:value-type="date" office:date-value="2020-01-01T00:00:00" table:style-name="ce25">
            <text:p>01-ene-20</text:p>
          </table:table-cell>
          <table:table-cell office:value-type="string" table:style-name="ce26">
            <text:p>Contabilización de factura # 948 de TELCONET <text:s/>S.A. por <text:s/>consumo telefónico</text:p>
          </table:table-cell>
          <table:table-cell office:value-type="float" office:value="2491.9899999999998" table:style-name="ce23">
            <text:p>2.491,99<text:s/></text:p>
          </table:table-cell>
          <table:table-cell table:style-name="ce1"/>
          <table:table-cell office:value-type="float" office:value="5427.12" table:style-name="ce23">
            <text:p>5.427,12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834</text:p>
          </table:table-cell>
          <table:table-cell office:value-type="date" office:date-value="2020-01-13T00:00:00" table:style-name="ce25">
            <text:p>13-ene-20</text:p>
          </table:table-cell>
          <table:table-cell office:value-type="string" table:style-name="ce26">
            <text:p>Fact#: 314022-314364-314375-314376-314433-795 Rec#: 61563 TELCONET <text:s/>S.A.</text:p>
          </table:table-cell>
          <table:table-cell table:style-name="ce1"/>
          <table:table-cell office:value-type="float" office:value="2935.13" table:style-name="ce27">
            <text:p>-2.935,13</text:p>
          </table:table-cell>
          <table:table-cell office:value-type="float" office:value="2491.9899999999998" table:style-name="ce23">
            <text:p>2.491,99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257</text:p>
          </table:table-cell>
          <table:table-cell office:value-type="date" office:date-value="2020-01-28T00:00:00" table:style-name="ce25">
            <text:p>28-ene-20</text:p>
          </table:table-cell>
          <table:table-cell office:value-type="string" table:style-name="ce26">
            <text:p>Fact#: 317020-317029-317030-317091-948 Rec#: 5386 TELCONET <text:s/>S.A.</text:p>
          </table:table-cell>
          <table:table-cell table:style-name="ce1"/>
          <table:table-cell office:value-type="float" office:value="225.6" table:style-name="ce27">
            <text:p>-225,60</text:p>
          </table:table-cell>
          <table:table-cell office:value-type="float" office:value="2266.39" table:style-name="ce23">
            <text:p>2.266,39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1133</text:p>
          </table:table-cell>
          <table:table-cell office:value-type="date" office:date-value="2020-02-01T00:00:00" table:style-name="ce25">
            <text:p>01-feb-20</text:p>
          </table:table-cell>
          <table:table-cell office:value-type="string" table:style-name="ce26">
            <text:p>Contabilización de factura # 1133 TELCONET <text:s/>S.A. por <text:s/>consumo telefónico</text:p>
          </table:table-cell>
          <table:table-cell office:value-type="float" office:value="1998.63" table:style-name="ce23">
            <text:p>1.998,63<text:s/></text:p>
          </table:table-cell>
          <table:table-cell table:style-name="ce1"/>
          <table:table-cell office:value-type="float" office:value="4265.0200000000004" table:style-name="ce23">
            <text:p>4.265,02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2702</text:p>
          </table:table-cell>
          <table:table-cell office:value-type="date" office:date-value="2020-02-17T00:00:00" table:style-name="ce25">
            <text:p>17-feb-20</text:p>
          </table:table-cell>
          <table:table-cell office:value-type="string" table:style-name="ce26">
            <text:p>Fact#: 316689-317020-317029-317030-948 Rec#: 61883 TELCONET <text:s/>S.A.</text:p>
          </table:table-cell>
          <table:table-cell table:style-name="ce1"/>
          <table:table-cell office:value-type="float" office:value="2266.39" table:style-name="ce27">
            <text:p>-2.266,39</text:p>
          </table:table-cell>
          <table:table-cell office:value-type="float" office:value="1998.63" table:style-name="ce23">
            <text:p>1.998,63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543</text:p>
          </table:table-cell>
          <table:table-cell office:value-type="date" office:date-value="2020-02-28T00:00:00" table:style-name="ce25">
            <text:p>28-feb-20</text:p>
          </table:table-cell>
          <table:table-cell office:value-type="string" table:style-name="ce26">
            <text:p>Fact#: 1133-319747-319756-319757-319832-319835 Rec#: 5498 TELCONET <text:s/>S.A.</text:p>
          </table:table-cell>
          <table:table-cell table:style-name="ce1"/>
          <table:table-cell office:value-type="float" office:value="180.93" table:style-name="ce27">
            <text:p>-180,93</text:p>
          </table:table-cell>
          <table:table-cell office:value-type="float" office:value="1817.7" table:style-name="ce23">
            <text:p>1.817,7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1329</text:p>
          </table:table-cell>
          <table:table-cell office:value-type="date" office:date-value="2020-03-01T00:00:00" table:style-name="ce25">
            <text:p>01-mar-20</text:p>
          </table:table-cell>
          <table:table-cell office:value-type="string" table:style-name="ce26">
            <text:p>Contabilización de factura # 1329 TELCONET <text:s/>S.A. por <text:s/>consumo telefónico</text:p>
          </table:table-cell>
          <table:table-cell office:value-type="float" office:value="2910.66" table:style-name="ce23">
            <text:p>2.910,66<text:s/></text:p>
          </table:table-cell>
          <table:table-cell table:style-name="ce1"/>
          <table:table-cell office:value-type="float" office:value="4728.3599999999997" table:style-name="ce23">
            <text:p>4.728,36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813</text:p>
          </table:table-cell>
          <table:table-cell office:value-type="date" office:date-value="2020-03-13T00:00:00" table:style-name="ce25">
            <text:p>13-mar-20</text:p>
          </table:table-cell>
          <table:table-cell office:value-type="string" table:style-name="ce26">
            <text:p>Fact#: 1329 Rec#: 5593 TELCONET <text:s/>S.A.</text:p>
          </table:table-cell>
          <table:table-cell table:style-name="ce1"/>
          <table:table-cell office:value-type="float" office:value="263.5" table:style-name="ce27">
            <text:p>-263,50</text:p>
          </table:table-cell>
          <table:table-cell office:value-type="float" office:value="4464.8599999999997" table:style-name="ce23">
            <text:p>4.464,86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4411</text:p>
          </table:table-cell>
          <table:table-cell office:value-type="date" office:date-value="2020-03-23T00:00:00" table:style-name="ce25">
            <text:p>23-mar-20</text:p>
          </table:table-cell>
          <table:table-cell office:value-type="string" table:style-name="ce26">
            <text:p>Fact#: 1133-319747-319756-319757-319832-319835 Rec#: 9174 TELCONET <text:s/>S.A.</text:p>
          </table:table-cell>
          <table:table-cell table:style-name="ce1"/>
          <table:table-cell office:value-type="float" office:value="1817.7" table:style-name="ce27">
            <text:p>-1.817,70</text:p>
          </table:table-cell>
          <table:table-cell office:value-type="float" office:value="2647.16" table:style-name="ce23">
            <text:p>2.647,16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1535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Registro.- Contabilización de factura # 1535 TELCONET <text:s/>S.A. por <text:s/>consumo telefónico</text:p>
          </table:table-cell>
          <table:table-cell office:value-type="float" office:value="2207.39" table:style-name="ce23">
            <text:p>2.207,39<text:s/></text:p>
          </table:table-cell>
          <table:table-cell table:style-name="ce1"/>
          <table:table-cell office:value-type="float" office:value="4854.55" table:style-name="ce23">
            <text:p>4.854,55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6466</text:p>
          </table:table-cell>
          <table:table-cell office:value-type="date" office:date-value="2020-04-08T00:00:00" table:style-name="ce25">
            <text:p>08-abr-20</text:p>
          </table:table-cell>
          <table:table-cell office:value-type="string" table:style-name="ce26">
            <text:p>Fact#: 1329-322185-322510-322520-322521-322612 Rec#: 9383 TELCONET <text:s/>S.A.</text:p>
          </table:table-cell>
          <table:table-cell table:style-name="ce1"/>
          <table:table-cell office:value-type="float" office:value="2647.16" table:style-name="ce27">
            <text:p>-2.647,16</text:p>
          </table:table-cell>
          <table:table-cell office:value-type="float" office:value="2207.39" table:style-name="ce23">
            <text:p>2.207,39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1038</text:p>
          </table:table-cell>
          <table:table-cell office:value-type="date" office:date-value="2020-04-15T00:00:00" table:style-name="ce25">
            <text:p>15-abr-20</text:p>
          </table:table-cell>
          <table:table-cell office:value-type="string" table:style-name="ce26">
            <text:p>Fact#: 1535 Rec#: 5652 TELCONET <text:s/>S.A.</text:p>
          </table:table-cell>
          <table:table-cell table:style-name="ce1"/>
          <table:table-cell office:value-type="float" office:value="212.69" table:style-name="ce27">
            <text:p>-212,69</text:p>
          </table:table-cell>
          <table:table-cell office:value-type="float" office:value="1994.7" table:style-name="ce23">
            <text:p>1.994,7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1734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Contabilización de factura # 1734 TELCONET <text:s/>S.A. por <text:s/>consumo telefónico</text:p>
          </table:table-cell>
          <table:table-cell office:value-type="float" office:value="1457.09" table:style-name="ce23">
            <text:p>1.457,09<text:s/></text:p>
          </table:table-cell>
          <table:table-cell table:style-name="ce1"/>
          <table:table-cell office:value-type="float" office:value="3451.79" table:style-name="ce23">
            <text:p>3.451,79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5958</text:p>
          </table:table-cell>
          <table:table-cell office:value-type="date" office:date-value="2020-05-08T00:00:00" table:style-name="ce25">
            <text:p>08-may-20</text:p>
          </table:table-cell>
          <table:table-cell office:value-type="string" table:style-name="ce26">
            <text:p>Fact#: 1535-324947-325267-325277-325278-325376 Rec#: 9333 TELCONET <text:s/>S.A.</text:p>
          </table:table-cell>
          <table:table-cell table:style-name="ce1"/>
          <table:table-cell office:value-type="float" office:value="1994.7" table:style-name="ce27">
            <text:p>-1.994,70</text:p>
          </table:table-cell>
          <table:table-cell office:value-type="float" office:value="1457.09" table:style-name="ce23">
            <text:p>1.457,09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1211</text:p>
          </table:table-cell>
          <table:table-cell office:value-type="date" office:date-value="2020-05-12T00:00:00" table:style-name="ce25">
            <text:p>12-may-20</text:p>
          </table:table-cell>
          <table:table-cell office:value-type="string" table:style-name="ce26">
            <text:p>Fact#: 1734 Rec#: 5752 TELCONET <text:s/>S.A.</text:p>
          </table:table-cell>
          <table:table-cell table:style-name="ce1"/>
          <table:table-cell office:value-type="float" office:value="140.38999999999999" table:style-name="ce27">
            <text:p>-140,39</text:p>
          </table:table-cell>
          <table:table-cell office:value-type="float" office:value="1316.7" table:style-name="ce23">
            <text:p>1.316,7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1924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Contabilización de factura # 1924 TELCONET <text:s/>S.A. por <text:s/>consumo telefónico</text:p>
          </table:table-cell>
          <table:table-cell office:value-type="float" office:value="1941.7" table:style-name="ce23">
            <text:p>1.941,70<text:s/></text:p>
          </table:table-cell>
          <table:table-cell table:style-name="ce1"/>
          <table:table-cell office:value-type="float" office:value="3258.4" table:style-name="ce23">
            <text:p>3.258,4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1432</text:p>
          </table:table-cell>
          <table:table-cell office:value-type="date" office:date-value="2020-06-11T00:00:00" table:style-name="ce25">
            <text:p>11-jun-20</text:p>
          </table:table-cell>
          <table:table-cell office:value-type="string" table:style-name="ce26">
            <text:p>Fact#: 1924 Rec#: 5847 TELCONET <text:s/>S.A.</text:p>
          </table:table-cell>
          <table:table-cell table:style-name="ce1"/>
          <table:table-cell office:value-type="float" office:value="187.09" table:style-name="ce27">
            <text:p>-187,09</text:p>
          </table:table-cell>
          <table:table-cell office:value-type="float" office:value="3071.31" table:style-name="ce23">
            <text:p>3.071,31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7418</text:p>
          </table:table-cell>
          <table:table-cell office:value-type="date" office:date-value="2020-06-18T00:00:00" table:style-name="ce25">
            <text:p>18-jun-20</text:p>
          </table:table-cell>
          <table:table-cell office:value-type="string" table:style-name="ce26">
            <text:p>Fact#: 1924-330932 Rec#: 9479 TELCONET <text:s/>S.A.</text:p>
          </table:table-cell>
          <table:table-cell table:style-name="ce1"/>
          <table:table-cell office:value-type="float" office:value="1754.61" table:style-name="ce27">
            <text:p>-1.754,61</text:p>
          </table:table-cell>
          <table:table-cell office:value-type="float" office:value="1316.7" table:style-name="ce23">
            <text:p>1.316,7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7739</text:p>
          </table:table-cell>
          <table:table-cell office:value-type="date" office:date-value="2020-06-29T00:00:00" table:style-name="ce25">
            <text:p>29-jun-20</text:p>
          </table:table-cell>
          <table:table-cell office:value-type="string" table:style-name="ce26">
            <text:p>Fact#: 1734-327716-328025-328035-328036-330940 Rec#: 9515 TELCONET <text:s/>S.A.</text:p>
          </table:table-cell>
          <table:table-cell table:style-name="ce1"/>
          <table:table-cell office:value-type="float" office:value="1316.7" table:style-name="ce27">
            <text:p>-1.316,70</text:p>
          </table:table-cell>
          <table:table-cell office:value-type="float" office:value="0" table:style-name="ce23">
            <text:p>0,0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2130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Contabilización de factura # 2130 de TELCONET <text:s/>S.A. por <text:s/>consumo telefónico</text:p>
          </table:table-cell>
          <table:table-cell office:value-type="float" office:value="3521.06" table:style-name="ce23">
            <text:p>3.521,06<text:s/></text:p>
          </table:table-cell>
          <table:table-cell table:style-name="ce1"/>
          <table:table-cell office:value-type="float" office:value="3521.06" table:style-name="ce23">
            <text:p>3.521,06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1731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Fact#: 2130 Rec#: 5981 TELCONET <text:s/>S.A.</text:p>
          </table:table-cell>
          <table:table-cell table:style-name="ce1"/>
          <table:table-cell office:value-type="float" office:value="339.26" table:style-name="ce27">
            <text:p>-339,26</text:p>
          </table:table-cell>
          <table:table-cell office:value-type="float" office:value="3181.8" table:style-name="ce23">
            <text:p>3.181,8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8705</text:p>
          </table:table-cell>
          <table:table-cell office:value-type="date" office:date-value="2020-07-20T00:00:00" table:style-name="ce25">
            <text:p>20-jul-20</text:p>
          </table:table-cell>
          <table:table-cell office:value-type="string" table:style-name="ce26">
            <text:p>Fact#: 2130-333413-333725-333735-333736-333841 Rec#: 9621 TELCONET <text:s/>S.A.</text:p>
          </table:table-cell>
          <table:table-cell table:style-name="ce1"/>
          <table:table-cell office:value-type="float" office:value="3181.8" table:style-name="ce27">
            <text:p>-3.181,80</text:p>
          </table:table-cell>
          <table:table-cell office:value-type="float" office:value="0" table:style-name="ce23">
            <text:p>0,0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2346</text:p>
          </table:table-cell>
          <table:table-cell office:value-type="date" office:date-value="2020-08-01T00:00:00" table:style-name="ce25">
            <text:p>01-ago-20</text:p>
          </table:table-cell>
          <table:table-cell office:value-type="string" table:style-name="ce26">
            <text:p>Contabilización de factura # 2346 del TELCONET <text:s/>S.A. por <text:s/>consumo telefónico</text:p>
          </table:table-cell>
          <table:table-cell office:value-type="float" office:value="3175.96" table:style-name="ce23">
            <text:p>3.175,96<text:s/></text:p>
          </table:table-cell>
          <table:table-cell table:style-name="ce1"/>
          <table:table-cell office:value-type="float" office:value="3175.96" table:style-name="ce23">
            <text:p>3.175,96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2281</text:p>
          </table:table-cell>
          <table:table-cell office:value-type="date" office:date-value="2020-08-20T00:00:00" table:style-name="ce25">
            <text:p>20-ago-20</text:p>
          </table:table-cell>
          <table:table-cell office:value-type="string" table:style-name="ce26">
            <text:p>Fact#: 2346 Rec#: 6194 TELCONET <text:s/>S.A.</text:p>
          </table:table-cell>
          <table:table-cell table:style-name="ce1"/>
          <table:table-cell office:value-type="float" office:value="306.01" table:style-name="ce27">
            <text:p>-306,01</text:p>
          </table:table-cell>
          <table:table-cell office:value-type="float" office:value="2869.95" table:style-name="ce23">
            <text:p>2.869,95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11156</text:p>
          </table:table-cell>
          <table:table-cell office:value-type="date" office:date-value="2020-08-25T00:00:00" table:style-name="ce25">
            <text:p>25-ago-20</text:p>
          </table:table-cell>
          <table:table-cell office:value-type="string" table:style-name="ce26">
            <text:p>Fact#: 2346-336362-336670-336679-336680 Rec#: 9852 TELCONET <text:s/>S.A.</text:p>
          </table:table-cell>
          <table:table-cell table:style-name="ce1"/>
          <table:table-cell office:value-type="float" office:value="2869.95" table:style-name="ce27">
            <text:p>-2.869,95</text:p>
          </table:table-cell>
          <table:table-cell office:value-type="float" office:value="0" table:style-name="ce23">
            <text:p>0,00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2570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Contabilización de factura # 2570 del TELCONET <text:s/>S.A. por <text:s/>consumo telefónico</text:p>
          </table:table-cell>
          <table:table-cell office:value-type="float" office:value="4933.87" table:style-name="ce23">
            <text:p>4.933,87<text:s/></text:p>
          </table:table-cell>
          <table:table-cell table:style-name="ce1"/>
          <table:table-cell office:value-type="float" office:value="4933.87" table:style-name="ce23">
            <text:p>4.933,87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2537</text:p>
          </table:table-cell>
          <table:table-cell office:value-type="date" office:date-value="2020-09-29T00:00:00" table:style-name="ce25">
            <text:p>29-sep-20</text:p>
          </table:table-cell>
          <table:table-cell office:value-type="string" table:style-name="ce26">
            <text:p>Fact#: 2570-339672-339673-339808 Rec#: 6301 TELCONET <text:s/>S.A.</text:p>
          </table:table-cell>
          <table:table-cell table:style-name="ce1"/>
          <table:table-cell office:value-type="float" office:value="475.38" table:style-name="ce27">
            <text:p>-475,38</text:p>
          </table:table-cell>
          <table:table-cell office:value-type="float" office:value="4458.49" table:style-name="ce23">
            <text:p>4.458,49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FA-2882</text:p>
          </table:table-cell>
          <table:table-cell office:value-type="date" office:date-value="2020-10-11T00:00:00" table:style-name="ce25">
            <text:p>11-oct-20</text:p>
          </table:table-cell>
          <table:table-cell office:value-type="string" table:style-name="ce26">
            <text:p>Contabilización de factura # 2882 del TELCONET <text:s/>S.A. por <text:s/>consumo telefónico</text:p>
          </table:table-cell>
          <table:table-cell office:value-type="float" office:value="6519.48" table:style-name="ce23">
            <text:p>6.519,48<text:s/></text:p>
          </table:table-cell>
          <table:table-cell table:style-name="ce1"/>
          <table:table-cell office:value-type="float" office:value="10977.97" table:style-name="ce23">
            <text:p>10.977,97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2630</text:p>
          </table:table-cell>
          <table:table-cell office:value-type="date" office:date-value="2020-10-19T00:00:00" table:style-name="ce25">
            <text:p>19-oct-20</text:p>
          </table:table-cell>
          <table:table-cell office:value-type="string" table:style-name="ce26">
            <text:p>Fact#: 2882 Rec#: 6323 TELCONET <text:s/>S.A.</text:p>
          </table:table-cell>
          <table:table-cell table:style-name="ce1"/>
          <table:table-cell office:value-type="float" office:value="628.16" table:style-name="ce27">
            <text:p>-628,16</text:p>
          </table:table-cell>
          <table:table-cell office:value-type="float" office:value="10349.81" table:style-name="ce23">
            <text:p>10.349,81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12369</text:p>
          </table:table-cell>
          <table:table-cell office:value-type="date" office:date-value="2020-10-23T00:00:00" table:style-name="ce25">
            <text:p>23-oct-20</text:p>
          </table:table-cell>
          <table:table-cell office:value-type="string" table:style-name="ce26">
            <text:p>Fact#: 2570-339364-339672-339673-339808-343352 Rec#: 9981 TELCONET <text:s/>S.A.</text:p>
          </table:table-cell>
          <table:table-cell table:style-name="ce1"/>
          <table:table-cell office:value-type="float" office:value="4458.49" table:style-name="ce27">
            <text:p>-4.458,49</text:p>
          </table:table-cell>
          <table:table-cell office:value-type="float" office:value="5891.32" table:style-name="ce23">
            <text:p>5.891,32<text:s/>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C-13656</text:p>
          </table:table-cell>
          <table:table-cell office:value-type="date" office:date-value="2020-10-28T00:00:00" table:style-name="ce25">
            <text:p>28-oct-20</text:p>
          </table:table-cell>
          <table:table-cell office:value-type="string" table:style-name="ce26">
            <text:p>Fact#: 2882-342838-342911-343208-343217-343218 Rec#: 10127 TELCONET <text:s/>S.A.</text:p>
          </table:table-cell>
          <table:table-cell table:style-name="ce1"/>
          <table:table-cell office:value-type="float" office:value="5891.32" table:style-name="ce27">
            <text:p>-5.891,32</text:p>
          </table:table-cell>
          <table:table-cell office:value-type="float" office:value="0" table:style-name="ce23">
            <text:p>0,00<text:s/></text:p>
          </table:table-cell>
          <table:table-cell table:number-columns-repeated="16378"/>
        </table:table-row>
        <table:table-row table:style-name="ro3">
          <table:table-cell table:number-columns-repeated="3" table:style-name="ce1"/>
          <table:table-cell office:value-type="float" office:value="31157.829999999998" table:formula="of:=SUM([.D3:.D34])" table:style-name="ce1">
            <text:p>31157,83</text:p>
          </table:table-cell>
          <table:table-cell table:number-columns-repeated="16380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CxP_Telconet" table:style-name="ta1">
        <table:table-column table:style-name="co21" table:number-columns-repeated="2" table:default-cell-style-name="ce1"/>
        <table:table-column table:style-name="co22" table:default-cell-style-name="ce1"/>
        <table:table-column table:style-name="co20" table:default-cell-style-name="ce1"/>
        <table:table-column table:style-name="co19" table:default-cell-style-name="ce1"/>
        <table:table-column table:style-name="co23" table:default-cell-style-name="ce1"/>
        <table:table-column table:style-name="co14" table:number-columns-repeated="58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PV <text:s text:c="2"/>TEL001 <text:s text:c="2"/>TELCONET S.A.</text:p>
          </table:table-cell>
          <table:table-cell table:number-columns-repeated="2" table:style-name="ce1"/>
          <table:table-cell office:value-type="string" table:style-name="ce22">
            <text:p>Saldo Inicial</text:p>
          </table:table-cell>
          <table:table-cell office:value-type="float" office:value="-381100.91" table:style-name="ce23">
            <text:p>-381.100,9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dig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detalle</text:p>
          </table:table-cell>
          <table:table-cell office:value-type="string" table:style-name="ce1">
            <text:p>pagos</text:p>
          </table:table-cell>
          <table:table-cell office:value-type="string" table:style-name="ce1">
            <text:p>fact. Recibida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1">
            <text:p>DF-39</text:p>
          </table:table-cell>
          <table:table-cell office:value-type="date" office:date-value="2020-01-02T00:00:00" table:style-name="ce25">
            <text:p>02-ene-20</text:p>
          </table:table-cell>
          <table:table-cell office:value-type="string" table:style-name="ce26">
            <text:p>Fact # 398268 TEL001-TELCONET S.A. CLOUD EMAIL PROTECTION BÁSICO 30 DOMINIO Y 5GB(30 CORREOS) MES DE ENE-2020</text:p>
          </table:table-cell>
          <table:table-cell table:style-name="ce1"/>
          <table:table-cell office:value-type="float" office:value="156.55000000000001" table:style-name="ce27">
            <text:p>-156,55</text:p>
          </table:table-cell>
          <table:table-cell office:value-type="float" office:value="-381257.46" table:style-name="ce23">
            <text:p>-381.257,46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0</text:p>
          </table:table-cell>
          <table:table-cell office:value-type="date" office:date-value="2020-01-02T00:00:00" table:style-name="ce25">
            <text:p>02-ene-20</text:p>
          </table:table-cell>
          <table:table-cell office:value-type="string" table:style-name="ce26">
            <text:p>Fact # 398269 TEL001-TELCONET S.A. SERVICIO POR UNIDAD VIRTUAL MES DE ENE-2020</text:p>
          </table:table-cell>
          <table:table-cell table:style-name="ce1"/>
          <table:table-cell office:value-type="float" office:value="3833.99" table:style-name="ce27">
            <text:p>-3.833,99</text:p>
          </table:table-cell>
          <table:table-cell office:value-type="float" office:value="-385091.45" table:style-name="ce23">
            <text:p>-385.091,45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1</text:p>
          </table:table-cell>
          <table:table-cell office:value-type="date" office:date-value="2020-01-02T00:00:00" table:style-name="ce25">
            <text:p>02-ene-20</text:p>
          </table:table-cell>
          <table:table-cell office:value-type="string" table:style-name="ce26">
            <text:p>Fact # 399117 TEL001-TELCONET S.A. SERVICIO POR L3MPLS 10240K VALLECNT, ETAPAMALOCUENCA, LEVEL3PROSPERINA, ETAPARUMIURCUCUENCA -5120K CONTECONGYE Y INTERNET WIFI 23552 ELGUABOBONITO</text:p>
          </table:table-cell>
          <table:table-cell table:style-name="ce1"/>
          <table:table-cell office:value-type="float" office:value="979" table:style-name="ce27">
            <text:p>-979,00</text:p>
          </table:table-cell>
          <table:table-cell office:value-type="float" office:value="-386070.45" table:style-name="ce23">
            <text:p>-386.070,45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2</text:p>
          </table:table-cell>
          <table:table-cell office:value-type="date" office:date-value="2020-01-02T00:00:00" table:style-name="ce25">
            <text:p>02-ene-20</text:p>
          </table:table-cell>
          <table:table-cell office:value-type="string" table:style-name="ce26">
            <text:p>Fact # 399648 TEL001-TELCONET S.A. CLEAR CHANNEL TDMOIP 3 E1 10240K LINKO MÓVIL MES DE ENE-2020</text:p>
          </table:table-cell>
          <table:table-cell table:style-name="ce1"/>
          <table:table-cell office:value-type="float" office:value="77" table:style-name="ce27">
            <text:p>-77,00</text:p>
          </table:table-cell>
          <table:table-cell office:value-type="float" office:value="-386147.45" table:style-name="ce23">
            <text:p>-386.147,45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3</text:p>
          </table:table-cell>
          <table:table-cell office:value-type="date" office:date-value="2020-01-02T00:00:00" table:style-name="ce25">
            <text:p>02-ene-20</text:p>
          </table:table-cell>
          <table:table-cell office:value-type="string" table:style-name="ce26">
            <text:p>Fact # 399649 TEL001-TELCONET S.A. SERVICIO DE LÍNEAS TELEFÓNICAS MES DE ENE-2020</text:p>
          </table:table-cell>
          <table:table-cell table:style-name="ce1"/>
          <table:table-cell office:value-type="float" office:value="1481.92" table:style-name="ce27">
            <text:p>-1.481,92</text:p>
          </table:table-cell>
          <table:table-cell office:value-type="float" office:value="-387629.37" table:style-name="ce23">
            <text:p>-387.629,37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4</text:p>
          </table:table-cell>
          <table:table-cell office:value-type="date" office:date-value="2020-01-02T00:00:00" table:style-name="ce25">
            <text:p>02-ene-20</text:p>
          </table:table-cell>
          <table:table-cell office:value-type="string" table:style-name="ce26">
            <text:p>Fact # 399947 TEL001-TELCONET S.A. ENLACE TDM CLEAR CHANNEL CONTRA SETEL 1E1 MES DE ENE-2020</text:p>
          </table:table-cell>
          <table:table-cell table:style-name="ce1"/>
          <table:table-cell office:value-type="float" office:value="77" table:style-name="ce27">
            <text:p>-77,00</text:p>
          </table:table-cell>
          <table:table-cell office:value-type="float" office:value="-387706.37" table:style-name="ce23">
            <text:p>-387.706,37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6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Fact # 402825 TEL001-TELCONET S.A. ENLACE TDM CLEAR CHANNEL CONTRA SETEL 1E1 MES DE <text:s/>FEB-2020</text:p>
          </table:table-cell>
          <table:table-cell table:style-name="ce1"/>
          <table:table-cell office:value-type="float" office:value="77" table:style-name="ce27">
            <text:p>-77,00</text:p>
          </table:table-cell>
          <table:table-cell office:value-type="float" office:value="-387783.37" table:style-name="ce23">
            <text:p>-387.783,37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7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Fact # 402531 TEL001-TELCONET S.A. SERVICIO DE LÍNEAS TELEFÓNICAS MES DE FEB-2020</text:p>
          </table:table-cell>
          <table:table-cell table:style-name="ce1"/>
          <table:table-cell office:value-type="float" office:value="1481.92" table:style-name="ce27">
            <text:p>-1.481,92</text:p>
          </table:table-cell>
          <table:table-cell office:value-type="float" office:value="-389265.29" table:style-name="ce23">
            <text:p>-389.265,2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8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Fact # 402530 TEL001-TELCONET S.A. CLEAR CHANNEL TDMOIP 3 E1 MÓVIL MES DE FEB-2020</text:p>
          </table:table-cell>
          <table:table-cell table:style-name="ce1"/>
          <table:table-cell office:value-type="float" office:value="77" table:style-name="ce27">
            <text:p>-77,00</text:p>
          </table:table-cell>
          <table:table-cell office:value-type="float" office:value="-389342.29" table:style-name="ce23">
            <text:p>-389.342,2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9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Fact # 401996 TEL001-TELCONET S.A. L3MPLS 10240K LINKOVALLECNT, ETAPABMALOCUENCA, LEVEL3PROSPERINA, ETAPARUMIURCUCUENCA, L3MPLS 5120K CONTECONGYE, INTERNET WIFI 23552K WIFIELGUABOBONITO</text:p>
          </table:table-cell>
          <table:table-cell table:style-name="ce1"/>
          <table:table-cell office:value-type="float" office:value="979" table:style-name="ce27">
            <text:p>-979,00</text:p>
          </table:table-cell>
          <table:table-cell office:value-type="float" office:value="-390321.29" table:style-name="ce23">
            <text:p>-390.321,2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0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Fact # 401146 TEL001-TELCONET S.A. SERVICIOS POR UNIDADES VIRTUALES MES DE FEB-2020</text:p>
          </table:table-cell>
          <table:table-cell table:style-name="ce1"/>
          <table:table-cell office:value-type="float" office:value="3833.99" table:style-name="ce27">
            <text:p>-3.833,99</text:p>
          </table:table-cell>
          <table:table-cell office:value-type="float" office:value="-394155.28" table:style-name="ce23">
            <text:p>-394.155,2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1</text:p>
          </table:table-cell>
          <table:table-cell office:value-type="date" office:date-value="2020-02-03T00:00:00" table:style-name="ce25">
            <text:p>03-feb-20</text:p>
          </table:table-cell>
          <table:table-cell office:value-type="string" table:style-name="ce26">
            <text:p>Fact # 401145 TEL001-TELCONET S.A. CLOUD EMAIL PROTECTION BÁSICO 30 DOMINIO Y SERVICIO CLOUDMAIL 5 GB(30 CORREOS) MES DE FEB-2020</text:p>
          </table:table-cell>
          <table:table-cell table:style-name="ce1"/>
          <table:table-cell office:value-type="float" office:value="156.55000000000001" table:style-name="ce27">
            <text:p>-156,55</text:p>
          </table:table-cell>
          <table:table-cell office:value-type="float" office:value="-394311.83" table:style-name="ce23">
            <text:p>-394.311,8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4</text:p>
          </table:table-cell>
          <table:table-cell office:value-type="date" office:date-value="2020-02-17T00:00:00" table:style-name="ce25">
            <text:p>17-feb-20</text:p>
          </table:table-cell>
          <table:table-cell office:value-type="string" table:style-name="ce26">
            <text:p>Fact # 403518 TEL001-TELCONET S.A. SERVICIO POR CLOUD IAAS, CONCENTRADOR DEL 03 AL 27 FEB Y HOUSING ACCESORIOS-POTENCIA-ALQUILER DE ESPACIO DEL 03 AL 27 FEB DEL 2020</text:p>
          </table:table-cell>
          <table:table-cell table:style-name="ce1"/>
          <table:table-cell office:value-type="float" office:value="408.95" table:style-name="ce27">
            <text:p>-408,95</text:p>
          </table:table-cell>
          <table:table-cell office:value-type="float" office:value="-394720.78" table:style-name="ce23">
            <text:p>-394.720,7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</text:p>
          </table:table-cell>
          <table:table-cell office:value-type="date" office:date-value="2020-03-02T00:00:00" table:style-name="ce25">
            <text:p>02-mar-20</text:p>
          </table:table-cell>
          <table:table-cell office:value-type="string" table:style-name="ce26">
            <text:p>Fact # 404028 TEL001-TELCONET S.A. CLOUD EMAIL PROTECTION BÁSICO 30 DOMINIO Y SERVICIO DE CLOUDMAIL 5GB(30 CORREOS) MES DE MAR-2020</text:p>
          </table:table-cell>
          <table:table-cell table:style-name="ce1"/>
          <table:table-cell office:value-type="float" office:value="156.55000000000001" table:style-name="ce27">
            <text:p>-156,55</text:p>
          </table:table-cell>
          <table:table-cell office:value-type="float" office:value="-394877.33" table:style-name="ce23">
            <text:p>-394.877,3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</text:p>
          </table:table-cell>
          <table:table-cell office:value-type="date" office:date-value="2020-03-02T00:00:00" table:style-name="ce25">
            <text:p>02-mar-20</text:p>
          </table:table-cell>
          <table:table-cell office:value-type="string" table:style-name="ce26">
            <text:p>Fact # 404029 TEL001-TELCONET S.A. SERVICIOS DE UNIDADES VIRTUALES MES DE MAR-2020</text:p>
          </table:table-cell>
          <table:table-cell table:style-name="ce1"/>
          <table:table-cell office:value-type="float" office:value="3833.99" table:style-name="ce27">
            <text:p>-3.833,99</text:p>
          </table:table-cell>
          <table:table-cell office:value-type="float" office:value="-398711.32" table:style-name="ce23">
            <text:p>-398.711,3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</text:p>
          </table:table-cell>
          <table:table-cell office:value-type="date" office:date-value="2020-03-02T00:00:00" table:style-name="ce25">
            <text:p>02-mar-20</text:p>
          </table:table-cell>
          <table:table-cell office:value-type="string" table:style-name="ce26">
            <text:p>Fact # 405428 TEL001-TELCONET S.A. CLEAR CHANNEL TDMOIP 3 E1 10240K MÓVIL MES DE MAR-2020</text:p>
          </table:table-cell>
          <table:table-cell table:style-name="ce1"/>
          <table:table-cell office:value-type="float" office:value="77" table:style-name="ce27">
            <text:p>-77,00</text:p>
          </table:table-cell>
          <table:table-cell office:value-type="float" office:value="-398788.32" table:style-name="ce23">
            <text:p>-398.788,3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</text:p>
          </table:table-cell>
          <table:table-cell office:value-type="date" office:date-value="2020-03-02T00:00:00" table:style-name="ce25">
            <text:p>02-mar-20</text:p>
          </table:table-cell>
          <table:table-cell office:value-type="string" table:style-name="ce26">
            <text:p>Fact # 405429 TEL001-TELCONET S.A. SERVICIOS DE LÍNEAS TELEFÓNICAS MES DE MAR-2020</text:p>
          </table:table-cell>
          <table:table-cell table:style-name="ce1"/>
          <table:table-cell office:value-type="float" office:value="1481.92" table:style-name="ce27">
            <text:p>-1.481,92</text:p>
          </table:table-cell>
          <table:table-cell office:value-type="float" office:value="-400270.24" table:style-name="ce23">
            <text:p>-400.270,24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5</text:p>
          </table:table-cell>
          <table:table-cell office:value-type="date" office:date-value="2020-03-02T00:00:00" table:style-name="ce25">
            <text:p>02-mar-20</text:p>
          </table:table-cell>
          <table:table-cell office:value-type="string" table:style-name="ce26">
            <text:p>Fact # 405723 TEL001-TELCONET S.A. ENLACE TDM CLEAR CHANNEL CONTRA SETEL 1E1 MES DE MAR-2020</text:p>
          </table:table-cell>
          <table:table-cell table:style-name="ce1"/>
          <table:table-cell office:value-type="float" office:value="77" table:style-name="ce27">
            <text:p>-77,00</text:p>
          </table:table-cell>
          <table:table-cell office:value-type="float" office:value="-400347.24" table:style-name="ce23">
            <text:p>-400.347,24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R-932</text:p>
          </table:table-cell>
          <table:table-cell office:value-type="date" office:date-value="2020-03-31T00:00:00" table:style-name="ce25">
            <text:p>31-mar-20</text:p>
          </table:table-cell>
          <table:table-cell office:value-type="string" table:style-name="ce26">
            <text:p>NC # 16366 TEL001-TELCONET S.A. N/C APLICA A FACTURA#403518 POR SERVICIOS NO SOLICITADOS</text:p>
          </table:table-cell>
          <table:table-cell office:value-type="float" office:value="408.95" table:style-name="ce23">
            <text:p>408,95<text:s/></text:p>
          </table:table-cell>
          <table:table-cell table:style-name="ce1"/>
          <table:table-cell office:value-type="float" office:value="-399938.29" table:style-name="ce23">
            <text:p>-399.938,2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7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Fact # 406851 TEL001-TELCONET S.A. SERVICIO POR CLOUD EMAIL PROTECTION BASICO 30 DOMINIO Y <text:s/>CLOUDMAIL 5 GB(30 CORREO) MES DE ABRIL 2020</text:p>
          </table:table-cell>
          <table:table-cell table:style-name="ce1"/>
          <table:table-cell office:value-type="float" office:value="155.49" table:style-name="ce27">
            <text:p>-155,49</text:p>
          </table:table-cell>
          <table:table-cell office:value-type="float" office:value="-400093.78" table:style-name="ce23">
            <text:p>-400.093,7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8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Fact # 406852 TEL001-TELCONET S.A. SERVICIOS DE UNIDADES VIRTUALES MES DE ABRIL 2020</text:p>
          </table:table-cell>
          <table:table-cell table:style-name="ce1"/>
          <table:table-cell office:value-type="float" office:value="3807.85" table:style-name="ce27">
            <text:p>-3.807,85</text:p>
          </table:table-cell>
          <table:table-cell office:value-type="float" office:value="-403901.63" table:style-name="ce23">
            <text:p>-403.901,6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9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Fact # 407722 TEL001-TELCONET S.A. SERVICIO POR L3MPLS 10240K VALLECNT, <text:s/>-ETAPABMALOCUENCA, -LEVEL3PROSPERINA, -ETAPARUMIURCUCUENCA Y CONTECONGYE MES DE ABRIL 2020</text:p>
          </table:table-cell>
          <table:table-cell table:style-name="ce1"/>
          <table:table-cell office:value-type="float" office:value="469.77" table:style-name="ce27">
            <text:p>-469,77</text:p>
          </table:table-cell>
          <table:table-cell office:value-type="float" office:value="-404371.4" table:style-name="ce23">
            <text:p>-404.371,40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0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Fact # 408247 TEL001-TELCONET S.A. SERVICIOS POR CLEAR CHANNEL TDMOIP 3 E1 10240K LINKO_MOVIL MES DE ABRIL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04447.87" table:style-name="ce23">
            <text:p>-404.447,87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1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Fact # 408248 TEL001-TELCONET S.A. SERVICIO POR LINEAS TELEFÓNICAS MES DE ABRIL 2020</text:p>
          </table:table-cell>
          <table:table-cell table:style-name="ce1"/>
          <table:table-cell office:value-type="float" office:value="1471.81" table:style-name="ce27">
            <text:p>-1.471,81</text:p>
          </table:table-cell>
          <table:table-cell office:value-type="float" office:value="-405919.68" table:style-name="ce23">
            <text:p>-405.919,6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2</text:p>
          </table:table-cell>
          <table:table-cell office:value-type="date" office:date-value="2020-04-01T00:00:00" table:style-name="ce25">
            <text:p>01-abr-20</text:p>
          </table:table-cell>
          <table:table-cell office:value-type="string" table:style-name="ce26">
            <text:p>Fact # 408532 TEL001-TELCONET S.A. SERVICIO POR ENLACE TDM CLEAR CHANNEL CONTRA SETEL MES DE ABRIL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05996.15" table:style-name="ce23">
            <text:p>-405.996,15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3</text:p>
          </table:table-cell>
          <table:table-cell office:value-type="date" office:date-value="2020-04-02T00:00:00" table:style-name="ce25">
            <text:p>02-abr-20</text:p>
          </table:table-cell>
          <table:table-cell office:value-type="string" table:style-name="ce26">
            <text:p>Fact # 408935 TEL001-TELCONET S.A. SERVICIO POR <text:s/>L3MPLS 5120 K CONTECONGY, <text:s/>L3MPLS 1024 K ETAPABMALOCUENCA, EETAPARUMIURCUCUENCA, OVALLECNT Y LEVEL3PROSPERINA MES DE MAR 2020</text:p>
          </table:table-cell>
          <table:table-cell table:style-name="ce1"/>
          <table:table-cell office:value-type="float" office:value="469.77" table:style-name="ce27">
            <text:p>-469,77</text:p>
          </table:table-cell>
          <table:table-cell office:value-type="float" office:value="-406465.92" table:style-name="ce23">
            <text:p>-406.465,9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Fact # 409541 TEL001-TELCONET S.A. SERVICIOS POR <text:s/>CLOUD EMAIL BASICO 30 DOMINIO, <text:s/>5 GB(30 CORREO) MAY 2020, <text:s/>(WEBHOSTING MEDIO 300 MB, PLAN WEBHOSTING PLUS LINKO.WS, SERVICIO DNS(NETVOICE.EC) DE MAY 2020 A MAY 2021</text:p>
          </table:table-cell>
          <table:table-cell table:style-name="ce1"/>
          <table:table-cell office:value-type="float" office:value="761.82" table:style-name="ce27">
            <text:p>-761,82</text:p>
          </table:table-cell>
          <table:table-cell office:value-type="float" office:value="-407227.74" table:style-name="ce23">
            <text:p>-407.227,74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Fact # 409542 TEL001-TELCONET S.A. SERVICIO POR UNIDAD VIRTUAL MES DE MAYO-2020</text:p>
          </table:table-cell>
          <table:table-cell table:style-name="ce1"/>
          <table:table-cell office:value-type="float" office:value="3807.85" table:style-name="ce27">
            <text:p>-3.807,85</text:p>
          </table:table-cell>
          <table:table-cell office:value-type="float" office:value="-411035.59" table:style-name="ce23">
            <text:p>-411.035,5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Fact # 410360 TEL001-TELCONET S.A. SERVICIOS POR L3MPLS 10240K VALLECN, -ETAPABMALOCUENCA, LEVEL3PROSPERINA, -ETAPARUMIURCUCUENCA, CONTECONGYE MES DE MAYO 2020</text:p>
          </table:table-cell>
          <table:table-cell table:style-name="ce1"/>
          <table:table-cell office:value-type="float" office:value="469.77" table:style-name="ce27">
            <text:p>-469,77</text:p>
          </table:table-cell>
          <table:table-cell office:value-type="float" office:value="-411505.36" table:style-name="ce23">
            <text:p>-411.505,36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4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Fact # 410862 TEL001-TELCONET S.A. SERVICIO POR CLEAR CHANNEL TDMOIP 3 E1 10240K LINKO_MOVIL MES DE MAYO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11581.83" table:style-name="ce23">
            <text:p>-411.581,8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5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Fact # 410863 TEL001-TELCONET S.A. SERVICIO POR LINEAS TELEFÓNICAS MES MAYO 2020</text:p>
          </table:table-cell>
          <table:table-cell table:style-name="ce1"/>
          <table:table-cell office:value-type="float" office:value="1471.81" table:style-name="ce27">
            <text:p>-1.471,81</text:p>
          </table:table-cell>
          <table:table-cell office:value-type="float" office:value="-413053.64" table:style-name="ce23">
            <text:p>-413.053,64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6</text:p>
          </table:table-cell>
          <table:table-cell office:value-type="date" office:date-value="2020-05-01T00:00:00" table:style-name="ce25">
            <text:p>01-may-20</text:p>
          </table:table-cell>
          <table:table-cell office:value-type="string" table:style-name="ce26">
            <text:p>Fact # 411131 TEL001-TELCONET S.A. SERVICIO POR ENLACE TDM CLEAR CHANNEL CONTRA SETEL MES DE MAYO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13130.11" table:style-name="ce23">
            <text:p>-413.130,11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2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Fact # 412233 TEL001-TELCONET S.A. SERVICIO DE CLOUD EMAIL PROTECTION BASICO 30 DOMINIO Y CLOUDMAIL 5 GB(30 CORREO) MES DE JUNIO 2020</text:p>
          </table:table-cell>
          <table:table-cell table:style-name="ce1"/>
          <table:table-cell office:value-type="float" office:value="155.49" table:style-name="ce27">
            <text:p>-155,49</text:p>
          </table:table-cell>
          <table:table-cell office:value-type="float" office:value="-413285.6" table:style-name="ce23">
            <text:p>-413.285,60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3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Fact # 412234 TEL001-TELCONET S.A. SERVICIO POR UNIDAD VIRTUAL MES DE JUNIO 2020</text:p>
          </table:table-cell>
          <table:table-cell table:style-name="ce1"/>
          <table:table-cell office:value-type="float" office:value="3807.85" table:style-name="ce27">
            <text:p>-3.807,85</text:p>
          </table:table-cell>
          <table:table-cell office:value-type="float" office:value="-417093.45" table:style-name="ce23">
            <text:p>-417.093,45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4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Fact # 413052 TEL001-TELCONET S.A. SERVICIO POR L3MPLS 10240K LINKOVALLECNT, ETAPABMALOCUENCA, LEVEL3PROSPERINA, ETAPARUMIURCUCUENCA, CONTECONGYE MES DE JUNIO 2020</text:p>
          </table:table-cell>
          <table:table-cell table:style-name="ce1"/>
          <table:table-cell office:value-type="float" office:value="469.77" table:style-name="ce27">
            <text:p>-469,77</text:p>
          </table:table-cell>
          <table:table-cell office:value-type="float" office:value="-417563.22" table:style-name="ce23">
            <text:p>-417.563,2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5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Fact # 413558 TEL001-TELCONET S.A. SERVICIO POR CLEAR CHANNEL TDMOIP 3 E1 10240K LINKO_MOVIL MES DE JUNIO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17639.69" table:style-name="ce23">
            <text:p>-417.639,6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6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Fact # 413559 TEL001-TELCONET S.A. SERVICIO DE LÍNEAS TELEFÓNICAS MES DE JUNIO 2020</text:p>
          </table:table-cell>
          <table:table-cell table:style-name="ce1"/>
          <table:table-cell office:value-type="float" office:value="1471.81" table:style-name="ce27">
            <text:p>-1.471,81</text:p>
          </table:table-cell>
          <table:table-cell office:value-type="float" office:value="-419111.5" table:style-name="ce23">
            <text:p>-419.111,50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7</text:p>
          </table:table-cell>
          <table:table-cell office:value-type="date" office:date-value="2020-06-01T00:00:00" table:style-name="ce25">
            <text:p>01-jun-20</text:p>
          </table:table-cell>
          <table:table-cell office:value-type="string" table:style-name="ce26">
            <text:p>Fact # 413842 TEL001-TELCONET S.A. SERVICIO DE ENLACE TDM CLEAR CHANNEL CONTRA SETEL 1E1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19187.97" table:style-name="ce23">
            <text:p>-419.187,97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7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Fact # 415271 TEL001-TELCONET S.A. CLOUD EMAIL PROTECTION BASICO 30 DOMINIO Y <text:s/>CLOUDMAIL 5 GB(30 CORREO) MES DE JULIO 2020</text:p>
          </table:table-cell>
          <table:table-cell table:style-name="ce1"/>
          <table:table-cell office:value-type="float" office:value="155.49" table:style-name="ce27">
            <text:p>-155,49</text:p>
          </table:table-cell>
          <table:table-cell office:value-type="float" office:value="-419343.46" table:style-name="ce23">
            <text:p>-419.343,46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8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Fact # 415272 TEL001-TELCONET S.A. UNIDAD VIRTUAL MES DE JULIO 2020</text:p>
          </table:table-cell>
          <table:table-cell table:style-name="ce1"/>
          <table:table-cell office:value-type="float" office:value="3807.85" table:style-name="ce27">
            <text:p>-3.807,85</text:p>
          </table:table-cell>
          <table:table-cell office:value-type="float" office:value="-423151.31" table:style-name="ce23">
            <text:p>-423.151,31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9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Fact # 416103 TEL001-TELCONET S.A. SERVICIOS POR L3MPLS 10240K VALLECNT, LEVEL3PROSPERINA, L3MPLS 1024K ETAPABMALOCUENCA, ETAPARUMIURCUCUENCA, L3MPLS 5120 K CONTECONGYE MES DE JULIO 2020</text:p>
          </table:table-cell>
          <table:table-cell table:style-name="ce1"/>
          <table:table-cell office:value-type="float" office:value="469.77" table:style-name="ce27">
            <text:p>-469,77</text:p>
          </table:table-cell>
          <table:table-cell office:value-type="float" office:value="-423621.08" table:style-name="ce23">
            <text:p>-423.621,0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0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Fact # 416619 TEL001-TELCONET S.A. SERVICIO POR CLEAR CHANNEL TDMOIP 3 E1 10240K LINKO_MOVIL MES DE JULIO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23697.55" table:style-name="ce23">
            <text:p>-423.697,55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1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Fact # 416620 TEL001-TELCONET S.A. SERVICIO POR LINEAS TELEFÓNICAS MES DE JULIO 2020</text:p>
          </table:table-cell>
          <table:table-cell table:style-name="ce1"/>
          <table:table-cell office:value-type="float" office:value="1471.81" table:style-name="ce27">
            <text:p>-1.471,81</text:p>
          </table:table-cell>
          <table:table-cell office:value-type="float" office:value="-425169.36" table:style-name="ce23">
            <text:p>-425.169,36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2</text:p>
          </table:table-cell>
          <table:table-cell office:value-type="date" office:date-value="2020-07-01T00:00:00" table:style-name="ce25">
            <text:p>01-jul-20</text:p>
          </table:table-cell>
          <table:table-cell office:value-type="string" table:style-name="ce26">
            <text:p>Fact # 416900 TEL001-TELCONET S.A. SERVICIO POR ENLACE TDM CLEAR CHANNEL CONTRA SETEL 1E1 MES DE JULIO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25245.83" table:style-name="ce23">
            <text:p>-425.245,8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50</text:p>
          </table:table-cell>
          <table:table-cell office:value-type="date" office:date-value="2020-07-10T00:00:00" table:style-name="ce25">
            <text:p>10-jul-20</text:p>
          </table:table-cell>
          <table:table-cell office:value-type="string" table:style-name="ce26">
            <text:p>Fact # 417620 TEL001-TELCONET S.A. MATERIALES NETVOICECLAROHERRADURA</text:p>
          </table:table-cell>
          <table:table-cell table:style-name="ce1"/>
          <table:table-cell office:value-type="float" office:value="262.2" table:style-name="ce27">
            <text:p>-262,20</text:p>
          </table:table-cell>
          <table:table-cell office:value-type="float" office:value="-425508.03" table:style-name="ce23">
            <text:p>-425.508,0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33</text:p>
          </table:table-cell>
          <table:table-cell office:value-type="date" office:date-value="2020-07-14T00:00:00" table:style-name="ce25">
            <text:p>14-jul-20</text:p>
          </table:table-cell>
          <table:table-cell office:value-type="string" table:style-name="ce26">
            <text:p>Fact # 417705 TEL001-TELCONET S.A. SERVICIO POR CLEAR CHANNEL 3 E1 ( NETVOICECLAROHERRADURA). FACTURACION CAMBIOPRECIO DEL SERVICIO DESDE: 2020-07-08 HASTA: 2020-07-27 MES DE JULIO 2020</text:p>
          </table:table-cell>
          <table:table-cell table:style-name="ce1"/>
          <table:table-cell office:value-type="float" office:value="254.91" table:style-name="ce27">
            <text:p>-254,91</text:p>
          </table:table-cell>
          <table:table-cell office:value-type="float" office:value="-425762.94" table:style-name="ce23">
            <text:p>-425.762,94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9</text:p>
          </table:table-cell>
          <table:table-cell office:value-type="date" office:date-value="2020-08-03T00:00:00" table:style-name="ce25">
            <text:p>03-ago-20</text:p>
          </table:table-cell>
          <table:table-cell office:value-type="string" table:style-name="ce26">
            <text:p>Fact # 418351 TEL001-TELCONET S.A. UNIDAD VIRTUAL MES DE AGOSTO 2020</text:p>
          </table:table-cell>
          <table:table-cell table:style-name="ce1"/>
          <table:table-cell office:value-type="float" office:value="3807.85" table:style-name="ce27">
            <text:p>-3.807,85</text:p>
          </table:table-cell>
          <table:table-cell office:value-type="float" office:value="-429570.79" table:style-name="ce23">
            <text:p>-429.570,7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0</text:p>
          </table:table-cell>
          <table:table-cell office:value-type="date" office:date-value="2020-08-03T00:00:00" table:style-name="ce25">
            <text:p>03-ago-20</text:p>
          </table:table-cell>
          <table:table-cell office:value-type="string" table:style-name="ce26">
            <text:p>Fact # 419188 TEL001-TELCONET S.A. SERVICIO POR L3MPLS 10240K LINKOVALLECNT, LEVEL3PROSPERINA, L3MPLS 1024 K ETAPABMALOCUENCA, ETAPARUMIURCUCUENCA, L3MPLS 5120 K CONTECONGYE MES DE AGOSTO 2020</text:p>
          </table:table-cell>
          <table:table-cell table:style-name="ce1"/>
          <table:table-cell office:value-type="float" office:value="469.77" table:style-name="ce27">
            <text:p>-469,77</text:p>
          </table:table-cell>
          <table:table-cell office:value-type="float" office:value="-430040.56" table:style-name="ce23">
            <text:p>-430.040,56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1</text:p>
          </table:table-cell>
          <table:table-cell office:value-type="date" office:date-value="2020-08-03T00:00:00" table:style-name="ce25">
            <text:p>03-ago-20</text:p>
          </table:table-cell>
          <table:table-cell office:value-type="string" table:style-name="ce26">
            <text:p>Fact # 419707 TEL001-TELCONET S.A. SERVICIO POR CLEAR CHANNEL TDMOIP 3 E1 10240K LINKO_MOVIL MES DE AGOSTO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30117.03" table:style-name="ce23">
            <text:p>-430.117,0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2</text:p>
          </table:table-cell>
          <table:table-cell office:value-type="date" office:date-value="2020-08-03T00:00:00" table:style-name="ce25">
            <text:p>03-ago-20</text:p>
          </table:table-cell>
          <table:table-cell office:value-type="string" table:style-name="ce26">
            <text:p>Fact # 419708 TEL001-TELCONET S.A. LÍNEAS TELEFÓNICAS MES DE AGOSTO 2020</text:p>
          </table:table-cell>
          <table:table-cell table:style-name="ce1"/>
          <table:table-cell office:value-type="float" office:value="1849.82" table:style-name="ce27">
            <text:p>-1.849,82</text:p>
          </table:table-cell>
          <table:table-cell office:value-type="float" office:value="-431966.85" table:style-name="ce23">
            <text:p>-431.966,85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3</text:p>
          </table:table-cell>
          <table:table-cell office:value-type="date" office:date-value="2020-08-03T00:00:00" table:style-name="ce25">
            <text:p>03-ago-20</text:p>
          </table:table-cell>
          <table:table-cell office:value-type="string" table:style-name="ce26">
            <text:p>Fact # 420003 TEL001-TELCONET S.A. SERVICIO POR ENLACE TDM CLEAR CHANNEL CONTRA SETEL 1E1 MES DE AGOSTO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32043.32" table:style-name="ce23">
            <text:p>-432.043,3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4</text:p>
          </table:table-cell>
          <table:table-cell office:value-type="date" office:date-value="2020-08-03T00:00:00" table:style-name="ce25">
            <text:p>03-ago-20</text:p>
          </table:table-cell>
          <table:table-cell office:value-type="string" table:style-name="ce26">
            <text:p>Fact # 420505 TEL001-TELCONET S.A. SERVICIO POR INSTALACION (80 METROS EXCEDENTE DE FIBRA NETVOICECLARODURANBOLICHE)</text:p>
          </table:table-cell>
          <table:table-cell table:style-name="ce1"/>
          <table:table-cell office:value-type="float" office:value="262.2" table:style-name="ce27">
            <text:p>-262,20</text:p>
          </table:table-cell>
          <table:table-cell office:value-type="float" office:value="-432305.52" table:style-name="ce23">
            <text:p>-432.305,5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8</text:p>
          </table:table-cell>
          <table:table-cell office:value-type="date" office:date-value="2020-08-03T00:00:00" table:style-name="ce25">
            <text:p>03-ago-20</text:p>
          </table:table-cell>
          <table:table-cell office:value-type="string" table:style-name="ce26">
            <text:p>Fact # 418350 TEL001-TELCONET S.A. CLOUD EMAIL PROTECTION BASICO 30 DOMINIO Y SERVICIO DE CLOUDMAIL 5 GB(30 CORREO) MES DE AGOSTO 2020</text:p>
          </table:table-cell>
          <table:table-cell table:style-name="ce1"/>
          <table:table-cell office:value-type="float" office:value="155.49" table:style-name="ce27">
            <text:p>-155,49</text:p>
          </table:table-cell>
          <table:table-cell office:value-type="float" office:value="-432461.01" table:style-name="ce23">
            <text:p>-432.461,01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9</text:p>
          </table:table-cell>
          <table:table-cell office:value-type="date" office:date-value="2020-08-07T00:00:00" table:style-name="ce25">
            <text:p>07-ago-20</text:p>
          </table:table-cell>
          <table:table-cell office:value-type="string" table:style-name="ce26">
            <text:p>Fact # 420599 TEL001-TELCONET S.A. L3MPLS 30720K NETVOICELINKOVALLECNT. FACTURACION CAMBIOPRECIO DEL SERVICIO DESDE: 2020-08-04 HASTA: 2020-08-27</text:p>
          </table:table-cell>
          <table:table-cell table:style-name="ce1"/>
          <table:table-cell office:value-type="float" office:value="118.42" table:style-name="ce27">
            <text:p>-118,42</text:p>
          </table:table-cell>
          <table:table-cell office:value-type="float" office:value="-432579.43" table:style-name="ce23">
            <text:p>-432.579,4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5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Fact # 421478 TEL001-TELCONET S.A. L3MPLS 18432 K - NETVOICE-CNTCORREOSGYE MES DE SEP 2020</text:p>
          </table:table-cell>
          <table:table-cell table:style-name="ce1"/>
          <table:table-cell office:value-type="float" office:value="152.94999999999999" table:style-name="ce27">
            <text:p>-152,95</text:p>
          </table:table-cell>
          <table:table-cell office:value-type="float" office:value="-432732.38" table:style-name="ce23">
            <text:p>-432.732,3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0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Fact # 421479 TEL001-TELCONET S.A. CLOUD EMAIL PROTECTION BASICO 30 DOMINIO, SERVICIO DE CLOUDMAIL 5 GB(30 CORREO) MES DE SEP 2020</text:p>
          </table:table-cell>
          <table:table-cell table:style-name="ce1"/>
          <table:table-cell office:value-type="float" office:value="155.49" table:style-name="ce27">
            <text:p>-155,49</text:p>
          </table:table-cell>
          <table:table-cell office:value-type="float" office:value="-432887.87" table:style-name="ce23">
            <text:p>-432.887,87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1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Fact # 421480 TEL001-TELCONET S.A. SERVICIOS DE UNIDADES VIRTUALES MES DE SEPT 2020</text:p>
          </table:table-cell>
          <table:table-cell table:style-name="ce1"/>
          <table:table-cell office:value-type="float" office:value="3807.85" table:style-name="ce27">
            <text:p>-3.807,85</text:p>
          </table:table-cell>
          <table:table-cell office:value-type="float" office:value="-436695.72" table:style-name="ce23">
            <text:p>-436.695,7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2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Fact # 422321 TEL001-TELCONET S.A. L3MPLS 1024 K -ETAPABMALOCUENCA, L3MPLS 10240 K -LEVEL3PROSPERINA, L3MPLS 1024 K -ETAPARUMIURCUCUENCA, L3MPLS 5120 K -CONTECONGY, L3MPLS 30720K VALLECNT MES DE SEP 2020</text:p>
          </table:table-cell>
          <table:table-cell table:style-name="ce1"/>
          <table:table-cell office:value-type="float" office:value="622.72" table:style-name="ce27">
            <text:p>-622,72</text:p>
          </table:table-cell>
          <table:table-cell office:value-type="float" office:value="-437318.44" table:style-name="ce23">
            <text:p>-437.318,44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3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Fact # 422851 TEL001-TELCONET S.A. CLEAR CHANNEL TDMOIP 3 E1 10240K LINKO_MOVIL MES DE SEPT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37394.91" table:style-name="ce23">
            <text:p>-437.394,91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4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Fact # 422852 TEL001-TELCONET S.A. SERVICIOS DE LÍNEAS TELÉFONICAS MES DE SEPT 2020</text:p>
          </table:table-cell>
          <table:table-cell table:style-name="ce1"/>
          <table:table-cell office:value-type="float" office:value="1551.35" table:style-name="ce27">
            <text:p>-1.551,35</text:p>
          </table:table-cell>
          <table:table-cell office:value-type="float" office:value="-438946.26" table:style-name="ce23">
            <text:p>-438.946,26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5</text:p>
          </table:table-cell>
          <table:table-cell office:value-type="date" office:date-value="2020-09-01T00:00:00" table:style-name="ce25">
            <text:p>01-sep-20</text:p>
          </table:table-cell>
          <table:table-cell office:value-type="string" table:style-name="ce26">
            <text:p>Fact # 423140 TEL001-TELCONET S.A. ENLACE TDM CLEAR CHANNEL CONTRA SETEL 1E1 MES DE SEPT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39022.73" table:style-name="ce23">
            <text:p>-439.022,7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26</text:p>
          </table:table-cell>
          <table:table-cell office:value-type="date" office:date-value="2020-09-10T00:00:00" table:style-name="ce25">
            <text:p>10-sep-20</text:p>
          </table:table-cell>
          <table:table-cell office:value-type="string" table:style-name="ce26">
            <text:p>Fact # 423775 TEL001-TELCONET S.A. L3MPLS 30720 K - NETVOICE-CNTCORREOSGYE. FACTURACION CAMBIOPRECIO DEL SERVICIO DESDE: 2020-09-08 HASTA: 2020-09-27</text:p>
          </table:table-cell>
          <table:table-cell table:style-name="ce1"/>
          <table:table-cell office:value-type="float" office:value="49.34" table:style-name="ce27">
            <text:p>-49,34</text:p>
          </table:table-cell>
          <table:table-cell office:value-type="float" office:value="-439072.07" table:style-name="ce23">
            <text:p>-439.072,07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7</text:p>
          </table:table-cell>
          <table:table-cell office:value-type="date" office:date-value="2020-10-01T00:00:00" table:style-name="ce25">
            <text:p>01-oct-20</text:p>
          </table:table-cell>
          <table:table-cell office:value-type="string" table:style-name="ce26">
            <text:p>Fact # 424502 TEL001-TELCONET S.A. L3MPLS 30720 K - NETVOICECNTCORREOSGYE OCT 2020</text:p>
          </table:table-cell>
          <table:table-cell table:style-name="ce1"/>
          <table:table-cell office:value-type="float" office:value="229.42" table:style-name="ce27">
            <text:p>-229,42</text:p>
          </table:table-cell>
          <table:table-cell office:value-type="float" office:value="-439301.49" table:style-name="ce23">
            <text:p>-439.301,4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8</text:p>
          </table:table-cell>
          <table:table-cell office:value-type="date" office:date-value="2020-10-01T00:00:00" table:style-name="ce25">
            <text:p>01-oct-20</text:p>
          </table:table-cell>
          <table:table-cell office:value-type="string" table:style-name="ce26">
            <text:p>Fact # 424503 TEL001-TELCONET S.A. CLOUD EMAIL PROTECTION BASICO 30 DOMINIO, SERVICIO DE CLOUDMAIL 5 GB(30 CORREO) OCT 2020</text:p>
          </table:table-cell>
          <table:table-cell table:style-name="ce1"/>
          <table:table-cell office:value-type="float" office:value="138.41" table:style-name="ce27">
            <text:p>-138,41</text:p>
          </table:table-cell>
          <table:table-cell office:value-type="float" office:value="-439439.9" table:style-name="ce23">
            <text:p>-439.439,90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9</text:p>
          </table:table-cell>
          <table:table-cell office:value-type="date" office:date-value="2020-10-01T00:00:00" table:style-name="ce25">
            <text:p>01-oct-20</text:p>
          </table:table-cell>
          <table:table-cell office:value-type="string" table:style-name="ce26">
            <text:p>Fact # 424504 TEL001-TELCONET S.A. SERVICIO POR UNIDAD VIRTUAL MES DE OCT 2020</text:p>
          </table:table-cell>
          <table:table-cell table:style-name="ce1"/>
          <table:table-cell office:value-type="float" office:value="3402.8" table:style-name="ce27">
            <text:p>-3.402,80</text:p>
          </table:table-cell>
          <table:table-cell office:value-type="float" office:value="-442842.7" table:style-name="ce23">
            <text:p>-442.842,70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0</text:p>
          </table:table-cell>
          <table:table-cell office:value-type="date" office:date-value="2020-10-01T00:00:00" table:style-name="ce25">
            <text:p>01-oct-20</text:p>
          </table:table-cell>
          <table:table-cell office:value-type="string" table:style-name="ce26">
            <text:p>Fact # 425355 TEL001-TELCONET S.A. SERVICIO POR L3MPLS 1024 K ETAPABMALOCUENCA, L3MPLS 10240 K - ELEVEL3PROSPERINA, L3MPLS 1024 K - ETAPARUMIURCUCUENCA, L3MPLS 5120 K - CONTECONGYE, L3MPLS 30720K LINKOVALLECNT MES DE OCT 2020</text:p>
          </table:table-cell>
          <table:table-cell table:style-name="ce1"/>
          <table:table-cell office:value-type="float" office:value="622.72" table:style-name="ce27">
            <text:p>-622,72</text:p>
          </table:table-cell>
          <table:table-cell office:value-type="float" office:value="-443465.42" table:style-name="ce23">
            <text:p>-443.465,42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1</text:p>
          </table:table-cell>
          <table:table-cell office:value-type="date" office:date-value="2020-10-01T00:00:00" table:style-name="ce25">
            <text:p>01-oct-20</text:p>
          </table:table-cell>
          <table:table-cell office:value-type="string" table:style-name="ce26">
            <text:p>Fact # 425891 TEL001-TELCONET S.A. CLEAR CHANNEL TDMOIP 3 E1 10240K LINKO_MOVIL MES DE OCT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43541.89" table:style-name="ce23">
            <text:p>-443.541,89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2</text:p>
          </table:table-cell>
          <table:table-cell office:value-type="date" office:date-value="2020-10-01T00:00:00" table:style-name="ce25">
            <text:p>01-oct-20</text:p>
          </table:table-cell>
          <table:table-cell office:value-type="string" table:style-name="ce26">
            <text:p>Fact # 425892 TEL001-TELCONET S.A. SERVICOS DE LÍNEAS TELEFÓNICAS MES DE OCT 2020</text:p>
          </table:table-cell>
          <table:table-cell table:style-name="ce1"/>
          <table:table-cell office:value-type="float" office:value="1551.35" table:style-name="ce27">
            <text:p>-1.551,35</text:p>
          </table:table-cell>
          <table:table-cell office:value-type="float" office:value="-445093.24" table:style-name="ce23">
            <text:p>-445.093,24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3</text:p>
          </table:table-cell>
          <table:table-cell office:value-type="date" office:date-value="2020-10-01T00:00:00" table:style-name="ce25">
            <text:p>01-oct-20</text:p>
          </table:table-cell>
          <table:table-cell office:value-type="string" table:style-name="ce26">
            <text:p>Fact # 426188 TEL001-TELCONET S.A. ENLACE TDM CLEAR CHANNEL CONTRA SETEL 1E1 <text:s/>MES OCT 2020</text:p>
          </table:table-cell>
          <table:table-cell table:style-name="ce1"/>
          <table:table-cell office:value-type="float" office:value="76.47" table:style-name="ce27">
            <text:p>-76,47</text:p>
          </table:table-cell>
          <table:table-cell office:value-type="float" office:value="-445169.71" table:style-name="ce23">
            <text:p>-445.169,71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14</text:p>
          </table:table-cell>
          <table:table-cell office:value-type="date" office:date-value="2020-10-19T00:00:00" table:style-name="ce25">
            <text:p>19-oct-20</text:p>
          </table:table-cell>
          <table:table-cell office:value-type="string" table:style-name="ce26">
            <text:p>Fact # 427200 TEL001-TELCONET S.A. CANAL TELEFONIA. FACTURACION POR INSTALACION DEL SERVICIO MES DE OCT 2020</text:p>
          </table:table-cell>
          <table:table-cell table:style-name="ce1"/>
          <table:table-cell office:value-type="float" office:value="163.87" table:style-name="ce27">
            <text:p>-163,87</text:p>
          </table:table-cell>
          <table:table-cell office:value-type="float" office:value="-445333.58" table:style-name="ce23">
            <text:p>-445.333,5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EG-106</text:p>
          </table:table-cell>
          <table:table-cell office:value-type="date" office:date-value="2020-10-20T00:00:00" table:style-name="ce25">
            <text:p>20-oct-20</text:p>
          </table:table-cell>
          <table:table-cell office:value-type="string" table:style-name="ce26">
            <text:p>TELCONET S.A., CANCELACIÓN DE FACTURAS SEGÚN DETALLE ADJUNTO</text:p>
          </table:table-cell>
          <table:table-cell office:value-type="float" office:value="25996.55" table:style-name="ce23">
            <text:p>25.996,55<text:s/></text:p>
          </table:table-cell>
          <table:table-cell table:style-name="ce1"/>
          <table:table-cell office:value-type="float" office:value="-419337.03" table:style-name="ce23">
            <text:p>-419.337,0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EG-107</text:p>
          </table:table-cell>
          <table:table-cell office:value-type="date" office:date-value="2020-10-20T00:00:00" table:style-name="ce25">
            <text:p>20-oct-20</text:p>
          </table:table-cell>
          <table:table-cell office:value-type="string" table:style-name="ce26">
            <text:p>TELCONET S.A., CANCELACIÓN DE FACTURAS SEGÚN DETALLE ADJUNTO</text:p>
          </table:table-cell>
          <table:table-cell office:value-type="float" office:value="75138.850000000006" table:style-name="ce23">
            <text:p>75.138,85<text:s/></text:p>
          </table:table-cell>
          <table:table-cell table:style-name="ce1"/>
          <table:table-cell office:value-type="float" office:value="-344198.18" table:style-name="ce23">
            <text:p>-344.198,18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EG-108</text:p>
          </table:table-cell>
          <table:table-cell office:value-type="date" office:date-value="2020-10-20T00:00:00" table:style-name="ce25">
            <text:p>20-oct-20</text:p>
          </table:table-cell>
          <table:table-cell office:value-type="string" table:style-name="ce26">
            <text:p>TELCONET S.A., CANCELACIÓN DE FACTURAS SEGÚN DETALLE ADJUNTO</text:p>
          </table:table-cell>
          <table:table-cell office:value-type="float" office:value="70268.52" table:style-name="ce23">
            <text:p>70.268,52<text:s/></text:p>
          </table:table-cell>
          <table:table-cell table:style-name="ce1"/>
          <table:table-cell office:value-type="float" office:value="-273929.65999999997" table:style-name="ce23">
            <text:p>-273.929,66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EG-109</text:p>
          </table:table-cell>
          <table:table-cell office:value-type="date" office:date-value="2020-10-20T00:00:00" table:style-name="ce25">
            <text:p>20-oct-20</text:p>
          </table:table-cell>
          <table:table-cell office:value-type="string" table:style-name="ce26">
            <text:p>TELCONET S.A., CANCELACIÓN DE FACTURAS SEGÚN DETALLE ADJUNTO</text:p>
          </table:table-cell>
          <table:table-cell office:value-type="float" office:value="29017.13" table:style-name="ce23">
            <text:p>29.017,13<text:s/></text:p>
          </table:table-cell>
          <table:table-cell table:style-name="ce1"/>
          <table:table-cell office:value-type="float" office:value="-244912.53" table:style-name="ce23">
            <text:p>-244.912,53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DF-65</text:p>
          </table:table-cell>
          <table:table-cell office:value-type="date" office:date-value="2020-10-22T00:00:00" table:style-name="ce25">
            <text:p>22-oct-20</text:p>
          </table:table-cell>
          <table:table-cell office:value-type="string" table:style-name="ce26">
            <text:p>Fact # 427258 TEL001-TELCONET S.A. CANAL TELEFONIA. FACTURACION PROPORCIONAL DEL SERVICIO DESDE: 2020-10-18 HASTA: 2020-10-27</text:p>
          </table:table-cell>
          <table:table-cell table:style-name="ce1"/>
          <table:table-cell office:value-type="float" office:value="25.49" table:style-name="ce27">
            <text:p>-25,49</text:p>
          </table:table-cell>
          <table:table-cell office:value-type="float" office:value="-244938.02" table:style-name="ce23">
            <text:p>-244.938,02</text:p>
          </table:table-cell>
          <table:table-cell table:number-columns-repeated="16378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-381100.91" table:style-name="ce28">
            <text:p>-381.100,91</text:p>
          </table:table-cell>
          <table:table-cell office:value-type="string" table:style-name="ce22">
            <text:p>Débito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-244938.02" table:style-name="ce28">
            <text:p>-244.938,02</text:p>
          </table:table-cell>
          <table:table-cell table:number-columns-repeated="16378"/>
        </table:table-row>
        <table:table-row table:number-rows-repeated="1048498" table:style-name="ro3">
          <table:table-cell table:number-columns-repeated="16384"/>
        </table:table-row>
      </table:table>
      <table:table table:name="Activos_NovDic" table:style-name="ta3">
        <table:table-column table:style-name="co14" table:number-columns-repeated="2" table:default-cell-style-name="ce1"/>
        <table:table-column table:style-name="co24" table:default-cell-style-name="ce1"/>
        <table:table-column table:style-name="co14" table:number-columns-repeated="18" table:default-cell-style-name="ce1"/>
        <table:table-column table:style-name="co4" table:number-columns-repeated="16363" table:default-cell-style-name="ce1"/>
        <table:table-row table:style-name="ro2">
          <table:table-cell table:number-columns-repeated="2" table:style-name="ce1"/>
          <table:table-cell office:value-type="string" table:style-name="ce29">
            <text:p>Ventas de consumo telefónico</text:p>
          </table:table-cell>
          <table:table-cell table:style-name="ce1"/>
          <table:table-cell office:value-type="float" office:value="32718.6" table:formula="of:=SUM([.G7:.G26])-[.E2]" table:style-name="ce34">
            <text:p>32.718,60<text:s/>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29">
            <text:p>Soporte técnico</text:p>
          </table:table-cell>
          <table:table-cell table:style-name="ce1"/>
          <table:table-cell office:value-type="float" office:value="16000" table:formula="of:=+[.G12]+[.G26]" table:style-name="ce33">
            <text:p>16.000,00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29">
            <text:p>TOTAL (noviembre y diciembre)</text:p>
          </table:table-cell>
          <table:table-cell table:style-name="ce1"/>
          <table:table-cell office:value-type="float" office:value="48718.6" table:formula="of:=+[.E1]+[.E2]" table:style-name="ce33">
            <text:p>48.718,60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CL <text:s text:c="2"/>TEL001 <text:s text:c="2"/>TELCONET S.A.</text:p>
          </table:table-cell>
          <table:table-cell table:number-columns-repeated="5" table:style-name="ce1"/>
          <table:table-cell office:value-type="string" table:style-name="ce22">
            <text:p>Saldo Inicial</text:p>
          </table:table-cell>
          <table:table-cell office:value-type="float" office:value="1091371.8600000001" table:style-name="ce23">
            <text:p>1.091.371,86<text:s/></text:p>
          </table:table-cell>
          <table:table-cell table:style-name="ce1"/>
          <table:table-cell table:style-name="ce20"/>
          <table:table-cell table:style-name="ce21"/>
          <table:table-cell table:number-columns-repeated="7" table:style-name="ce1"/>
          <table:table-cell table:style-name="ce22"/>
          <table:table-cell table:style-name="ce23"/>
          <table:table-cell table:number-columns-repeated="1636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1">
            <text:p>FA-345938</text:p>
          </table:table-cell>
          <table:table-cell office:value-type="date" office:date-value="2020-11-01T00:00:00" table:style-name="ce25">
            <text:p>01-nov-20</text:p>
          </table:table-cell>
          <table:table-cell office:value-type="string" table:style-name="ce26">
            <text:p>Registro.- Contabilización de factura # 345938 del 0991327371001-TELCONET <text:s/>S.A. por <text:s/>consumo telefónico</text:p>
          </table:table-cell>
          <table:table-cell table:number-columns-repeated="3" table:style-name="ce1"/>
          <table:table-cell office:value-type="float" office:value="3090.74" table:style-name="ce23">
            <text:p>3.090,74<text:s/></text:p>
          </table:table-cell>
          <table:table-cell table:style-name="ce1"/>
          <table:table-cell office:value-type="float" office:value="1094462.6000000001" table:style-name="ce23">
            <text:p>1.094.462,60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FA-346236</text:p>
          </table:table-cell>
          <table:table-cell office:value-type="date" office:date-value="2020-11-01T00:00:00" table:style-name="ce25">
            <text:p>01-nov-20</text:p>
          </table:table-cell>
          <table:table-cell office:value-type="string" table:style-name="ce26">
            <text:p>Registro.- Contabilización de factura # 346236 del 0991327371001-TELCONET <text:s/>S.A. por <text:s/>consumo telefónico</text:p>
          </table:table-cell>
          <table:table-cell table:number-columns-repeated="3" table:style-name="ce1"/>
          <table:table-cell office:value-type="float" office:value="3.79" table:style-name="ce23">
            <text:p>3,79<text:s/></text:p>
          </table:table-cell>
          <table:table-cell table:style-name="ce1"/>
          <table:table-cell office:value-type="float" office:value="1094466.3899999999" table:style-name="ce23">
            <text:p>1.094.466,39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FA-346245</text:p>
          </table:table-cell>
          <table:table-cell office:value-type="date" office:date-value="2020-11-01T00:00:00" table:style-name="ce25">
            <text:p>01-nov-20</text:p>
          </table:table-cell>
          <table:table-cell office:value-type="string" table:style-name="ce26">
            <text:p>Registro.- Contabilización de factura # 346245 del 0991327371001-TELCONET <text:s/>S.A. por <text:s/>consumo telefónico</text:p>
          </table:table-cell>
          <table:table-cell table:number-columns-repeated="3" table:style-name="ce1"/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094468.33" table:style-name="ce23">
            <text:p>1.094.468,33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FA-346246</text:p>
          </table:table-cell>
          <table:table-cell office:value-type="date" office:date-value="2020-11-01T00:00:00" table:style-name="ce25">
            <text:p>01-nov-20</text:p>
          </table:table-cell>
          <table:table-cell office:value-type="string" table:style-name="ce26">
            <text:p>Registro.- Contabilización de factura # 346246 del 0991327371001-TELCONET <text:s/>S.A. por <text:s/>consumo telefónico</text:p>
          </table:table-cell>
          <table:table-cell table:number-columns-repeated="3" table:style-name="ce1"/>
          <table:table-cell office:value-type="float" office:value="3.9" table:style-name="ce23">
            <text:p>3,90<text:s/></text:p>
          </table:table-cell>
          <table:table-cell table:style-name="ce1"/>
          <table:table-cell office:value-type="float" office:value="1094472.23" table:style-name="ce23">
            <text:p>1.094.472,23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FA-346390</text:p>
          </table:table-cell>
          <table:table-cell office:value-type="date" office:date-value="2020-11-05T00:00:00" table:style-name="ce25">
            <text:p>05-nov-20</text:p>
          </table:table-cell>
          <table:table-cell office:value-type="string" table:style-name="ce26">
            <text:p>Registro.- Contabilización de factura # 346390 del 0991327371001-TELCONET <text:s/>S.A. Por: Factura <text:s/>Rev. del <text:s/>21/09/2020 AL 20/10/2020</text:p>
          </table:table-cell>
          <table:table-cell table:number-columns-repeated="3" table:style-name="ce1"/>
          <table:table-cell office:value-type="float" office:value="11454.03" table:style-name="ce23">
            <text:p>11.454,03<text:s/></text:p>
          </table:table-cell>
          <table:table-cell table:style-name="ce1"/>
          <table:table-cell office:value-type="float" office:value="1105926.26" table:style-name="ce23">
            <text:p>1.105.926,26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FA-346391</text:p>
          </table:table-cell>
          <table:table-cell office:value-type="date" office:date-value="2020-11-05T00:00:00" table:style-name="ce25">
            <text:p>05-nov-20</text:p>
          </table:table-cell>
          <table:table-cell office:value-type="string" table:style-name="ce26">
            <text:p>Registro.- Contabilización de factura # 346391 del 0991327371001-TELCONET <text:s/>S.A. Por: FACTURA POR SOPORTE TÉCNICO</text:p>
          </table:table-cell>
          <table:table-cell table:number-columns-repeated="3" table:style-name="ce1"/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13926.26" table:style-name="ce23">
            <text:p>1.113.926,26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DR-3039</text:p>
          </table:table-cell>
          <table:table-cell office:value-type="date" office:date-value="2020-11-13T00:00:00" table:style-name="ce25">
            <text:p>13-nov-20</text:p>
          </table:table-cell>
          <table:table-cell office:value-type="string" table:style-name="ce26">
            <text:p>Fact#: 346246 Rec#: 6454 TELCONET <text:s/>S.A.</text:p>
          </table:table-cell>
          <table:table-cell table:number-columns-repeated="4" table:style-name="ce1"/>
          <table:table-cell office:value-type="float" office:value="0.37" table:style-name="ce27">
            <text:p>-0,37</text:p>
          </table:table-cell>
          <table:table-cell office:value-type="float" office:value="1113925.8899999999" table:style-name="ce23">
            <text:p>1.113.925,89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DR-3040</text:p>
          </table:table-cell>
          <table:table-cell office:value-type="date" office:date-value="2020-11-13T00:00:00" table:style-name="ce25">
            <text:p>13-nov-20</text:p>
          </table:table-cell>
          <table:table-cell office:value-type="string" table:style-name="ce26">
            <text:p>Fact#: 346245 Rec#: 6455 TELCONET <text:s/>S.A.</text:p>
          </table:table-cell>
          <table:table-cell table:number-columns-repeated="4" table:style-name="ce1"/>
          <table:table-cell office:value-type="float" office:value="0.19" table:style-name="ce27">
            <text:p>-0,19</text:p>
          </table:table-cell>
          <table:table-cell office:value-type="float" office:value="1113925.7" table:style-name="ce23">
            <text:p>1.113.925,70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DR-3041</text:p>
          </table:table-cell>
          <table:table-cell office:value-type="date" office:date-value="2020-11-13T00:00:00" table:style-name="ce25">
            <text:p>13-nov-20</text:p>
          </table:table-cell>
          <table:table-cell office:value-type="string" table:style-name="ce26">
            <text:p>Fact#: 346236 Rec#: 6456 TELCONET <text:s/>S.A.</text:p>
          </table:table-cell>
          <table:table-cell table:number-columns-repeated="4" table:style-name="ce1"/>
          <table:table-cell office:value-type="float" office:value="0.37" table:style-name="ce27">
            <text:p>-0,37</text:p>
          </table:table-cell>
          <table:table-cell office:value-type="float" office:value="1113925.33" table:style-name="ce23">
            <text:p>1.113.925,33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DR-3042</text:p>
          </table:table-cell>
          <table:table-cell office:value-type="date" office:date-value="2020-11-13T00:00:00" table:style-name="ce25">
            <text:p>13-nov-20</text:p>
          </table:table-cell>
          <table:table-cell office:value-type="string" table:style-name="ce26">
            <text:p>Fact#: 346390 Rec#: 6457 TELCONET <text:s/>S.A.</text:p>
          </table:table-cell>
          <table:table-cell table:number-columns-repeated="4" table:style-name="ce1"/>
          <table:table-cell office:value-type="float" office:value="1103.5999999999999" table:style-name="ce27">
            <text:p>-1.103,60</text:p>
          </table:table-cell>
          <table:table-cell office:value-type="float" office:value="1112821.73" table:style-name="ce23">
            <text:p>1.112.821,73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DR-3043</text:p>
          </table:table-cell>
          <table:table-cell office:value-type="date" office:date-value="2020-11-13T00:00:00" table:style-name="ce25">
            <text:p>13-nov-20</text:p>
          </table:table-cell>
          <table:table-cell office:value-type="string" table:style-name="ce26">
            <text:p>Fact#: 345938 Rec#: 6458 TELCONET <text:s/>S.A.</text:p>
          </table:table-cell>
          <table:table-cell table:number-columns-repeated="4" table:style-name="ce1"/>
          <table:table-cell office:value-type="float" office:value="297.8" table:style-name="ce27">
            <text:p>-297,80</text:p>
          </table:table-cell>
          <table:table-cell office:value-type="float" office:value="1112523.93" table:style-name="ce23">
            <text:p>1.112.523,9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3044</text:p>
          </table:table-cell>
          <table:table-cell office:value-type="date" office:date-value="2020-11-20T00:00:00" table:style-name="ce25">
            <text:p>20-nov-20</text:p>
          </table:table-cell>
          <table:table-cell office:value-type="string" table:style-name="ce26">
            <text:p>Fact#: 346391 Rec#: 6459 TELCONET <text:s/>S.A.</text:p>
          </table:table-cell>
          <table:table-cell table:number-columns-repeated="4" table:style-name="ce1"/>
          <table:table-cell office:value-type="float" office:value="796.43" table:style-name="ce27">
            <text:p>-796,43</text:p>
          </table:table-cell>
          <table:table-cell office:value-type="float" office:value="1111727.5" table:style-name="ce23">
            <text:p>1.111.727,50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IC-13994</text:p>
          </table:table-cell>
          <table:table-cell office:value-type="date" office:date-value="2020-11-24T00:00:00" table:style-name="ce25">
            <text:p>24-nov-20</text:p>
          </table:table-cell>
          <table:table-cell office:value-type="string" table:style-name="ce26">
            <text:p>Fact#: 346391 Rec#: 10161 TELCONET <text:s/>S.A.</text:p>
          </table:table-cell>
          <table:table-cell table:number-columns-repeated="4" table:style-name="ce1"/>
          <table:table-cell office:value-type="float" office:value="7203.57" table:style-name="ce27">
            <text:p>-7.203,57</text:p>
          </table:table-cell>
          <table:table-cell office:value-type="float" office:value="1104523.93" table:style-name="ce23">
            <text:p>1.104.523,9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IC-13995</text:p>
          </table:table-cell>
          <table:table-cell office:value-type="date" office:date-value="2020-11-30T00:00:00" table:style-name="ce25">
            <text:p>30-nov-20</text:p>
          </table:table-cell>
          <table:table-cell office:value-type="string" table:style-name="ce26">
            <text:p>Fact#: 3132-339826-345938-346236-346245-346246-346390 Rec#: 10162 TELCONET <text:s/>S.A.</text:p>
          </table:table-cell>
          <table:table-cell table:number-columns-repeated="4" table:style-name="ce1"/>
          <table:table-cell office:value-type="float" office:value="12617.6" table:style-name="ce27">
            <text:p>-12.617,60</text:p>
          </table:table-cell>
          <table:table-cell office:value-type="float" office:value="1091906.33" table:style-name="ce23">
            <text:p>1.091.906,3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8471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Registro.- Contabilización de factura # 348471 del 0991327371001-TELCONET <text:s/>S.A. por <text:s/>consumo telefónico</text:p>
          </table:table-cell>
          <table:table-cell table:number-columns-repeated="3" table:style-name="ce1"/>
          <table:table-cell office:value-type="float" office:value="6174.24" table:style-name="ce23">
            <text:p>6.174,24<text:s/></text:p>
          </table:table-cell>
          <table:table-cell table:style-name="ce1"/>
          <table:table-cell office:value-type="float" office:value="1098080.57" table:style-name="ce23">
            <text:p>1.098.080,57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8688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Registro.- Contabilización de factura # 348688 del 0991327371001-TELCONET <text:s/>S.A. por <text:s/>consumo telefónico</text:p>
          </table:table-cell>
          <table:table-cell table:number-columns-repeated="3" table:style-name="ce1"/>
          <table:table-cell office:value-type="float" office:value="3.36" table:style-name="ce23">
            <text:p>3,36<text:s/></text:p>
          </table:table-cell>
          <table:table-cell table:style-name="ce1"/>
          <table:table-cell office:value-type="float" office:value="1098083.93" table:style-name="ce23">
            <text:p>1.098.083,9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8695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Registro.- Contabilización de factura # 348695 del 0991327371001-TELCONET <text:s/>S.A. por <text:s/>consumo telefónico</text:p>
          </table:table-cell>
          <table:table-cell table:number-columns-repeated="3" table:style-name="ce1"/>
          <table:table-cell office:value-type="float" office:value="1.94" table:style-name="ce23">
            <text:p>1,94<text:s/></text:p>
          </table:table-cell>
          <table:table-cell table:style-name="ce1"/>
          <table:table-cell office:value-type="float" office:value="1098085.8700000001" table:style-name="ce23">
            <text:p>1.098.085,87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8696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Registro.- Contabilización de factura # 348696 del 0991327371001-TELCONET <text:s/>S.A. por <text:s/>consumo telefónico</text:p>
          </table:table-cell>
          <table:table-cell table:number-columns-repeated="3" table:style-name="ce1"/>
          <table:table-cell office:value-type="float" office:value="3.95" table:style-name="ce23">
            <text:p>3,95<text:s/></text:p>
          </table:table-cell>
          <table:table-cell table:style-name="ce1"/>
          <table:table-cell office:value-type="float" office:value="1098089.82" table:style-name="ce23">
            <text:p>1.098.089,82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8855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Registro.- Contabilización de factura # 348855 del 0991327371001-TELCONET <text:s/>S.A. Por: Factura <text:s/>Rev. del <text:s/>21/10/2020 AL 20/11/2020</text:p>
          </table:table-cell>
          <table:table-cell table:number-columns-repeated="3" table:style-name="ce1"/>
          <table:table-cell office:value-type="float" office:value="11980.71" table:style-name="ce23">
            <text:p>11.980,71<text:s/></text:p>
          </table:table-cell>
          <table:table-cell table:style-name="ce1"/>
          <table:table-cell office:value-type="float" office:value="1110070.53" table:style-name="ce23">
            <text:p>1.110.070,5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8858</text:p>
          </table:table-cell>
          <table:table-cell office:value-type="date" office:date-value="2020-12-02T00:00:00" table:style-name="ce25">
            <text:p>02-dic-20</text:p>
          </table:table-cell>
          <table:table-cell office:value-type="string" table:style-name="ce26">
            <text:p>Registro.- Contabilización de factura # 348858 del 0991327371001-TELCONET <text:s/>S.A. Por: FACTURA POR SOPORTE TÉCNICO</text:p>
          </table:table-cell>
          <table:table-cell table:number-columns-repeated="3" table:style-name="ce1"/>
          <table:table-cell office:value-type="float" office:value="8000" table:style-name="ce23">
            <text:p>8.000,00<text:s/></text:p>
          </table:table-cell>
          <table:table-cell table:style-name="ce1"/>
          <table:table-cell office:value-type="float" office:value="1118070.53" table:style-name="ce23">
            <text:p>1.118.070,5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3134</text:p>
          </table:table-cell>
          <table:table-cell office:value-type="date" office:date-value="2020-12-08T00:00:00" table:style-name="ce25">
            <text:p>08-dic-20</text:p>
          </table:table-cell>
          <table:table-cell office:value-type="string" table:style-name="ce26">
            <text:p>Fact#: 348858 Rec#: 6523 TELCONET <text:s/>S.A.</text:p>
          </table:table-cell>
          <table:table-cell table:number-columns-repeated="4" table:style-name="ce1"/>
          <table:table-cell office:value-type="float" office:value="796.43" table:style-name="ce27">
            <text:p>-796,43</text:p>
          </table:table-cell>
          <table:table-cell office:value-type="float" office:value="1117274.1000000001" table:style-name="ce23">
            <text:p>1.117.274,10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IC-14919</text:p>
          </table:table-cell>
          <table:table-cell office:value-type="date" office:date-value="2020-12-11T00:00:00" table:style-name="ce25">
            <text:p>11-dic-20</text:p>
          </table:table-cell>
          <table:table-cell office:value-type="string" table:style-name="ce26">
            <text:p>Fact#: 348858 Rec#: 10263 TELCONET <text:s/>S.A.</text:p>
          </table:table-cell>
          <table:table-cell table:number-columns-repeated="4" table:style-name="ce1"/>
          <table:table-cell office:value-type="float" office:value="7203.57" table:style-name="ce27">
            <text:p>-7.203,57</text:p>
          </table:table-cell>
          <table:table-cell office:value-type="float" office:value="1110070.53" table:style-name="ce23">
            <text:p>1.110.070,5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3383</text:p>
          </table:table-cell>
          <table:table-cell office:value-type="date" office:date-value="2020-12-18T00:00:00" table:style-name="ce25">
            <text:p>18-dic-20</text:p>
          </table:table-cell>
          <table:table-cell office:value-type="string" table:style-name="ce26">
            <text:p>Fact#: 348855 Rec#: 6551 TELCONET <text:s/>S.A.</text:p>
          </table:table-cell>
          <table:table-cell table:number-columns-repeated="4" table:style-name="ce1"/>
          <table:table-cell office:value-type="float" office:value="1154.3599999999999" table:style-name="ce27">
            <text:p>-1.154,36</text:p>
          </table:table-cell>
          <table:table-cell office:value-type="float" office:value="1108916.17" table:style-name="ce23">
            <text:p>1.108.916,17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3384</text:p>
          </table:table-cell>
          <table:table-cell office:value-type="date" office:date-value="2020-12-18T00:00:00" table:style-name="ce25">
            <text:p>18-dic-20</text:p>
          </table:table-cell>
          <table:table-cell office:value-type="string" table:style-name="ce26">
            <text:p>Fact#: 348696 Rec#: 6552 TELCONET <text:s/>S.A.</text:p>
          </table:table-cell>
          <table:table-cell table:number-columns-repeated="4" table:style-name="ce1"/>
          <table:table-cell office:value-type="float" office:value="0.37" table:style-name="ce27">
            <text:p>-0,37</text:p>
          </table:table-cell>
          <table:table-cell office:value-type="float" office:value="1108915.8" table:style-name="ce23">
            <text:p>1.108.915,80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3385</text:p>
          </table:table-cell>
          <table:table-cell office:value-type="date" office:date-value="2020-12-18T00:00:00" table:style-name="ce25">
            <text:p>18-dic-20</text:p>
          </table:table-cell>
          <table:table-cell office:value-type="string" table:style-name="ce26">
            <text:p>Fact#: 348695 Rec#: 6553 TELCONET <text:s/>S.A.</text:p>
          </table:table-cell>
          <table:table-cell table:number-columns-repeated="4" table:style-name="ce1"/>
          <table:table-cell office:value-type="float" office:value="0.19" table:style-name="ce27">
            <text:p>-0,19</text:p>
          </table:table-cell>
          <table:table-cell office:value-type="float" office:value="1108915.6100000001" table:style-name="ce23">
            <text:p>1.108.915,61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3386</text:p>
          </table:table-cell>
          <table:table-cell office:value-type="date" office:date-value="2020-12-18T00:00:00" table:style-name="ce25">
            <text:p>18-dic-20</text:p>
          </table:table-cell>
          <table:table-cell office:value-type="string" table:style-name="ce26">
            <text:p>Fact#: 348688 Rec#: 6554 TELCONET <text:s/>S.A.</text:p>
          </table:table-cell>
          <table:table-cell table:number-columns-repeated="4" table:style-name="ce1"/>
          <table:table-cell office:value-type="float" office:value="0.32" table:style-name="ce27">
            <text:p>-0,32</text:p>
          </table:table-cell>
          <table:table-cell office:value-type="float" office:value="1108915.29" table:style-name="ce23">
            <text:p>1.108.915,29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R-3387</text:p>
          </table:table-cell>
          <table:table-cell office:value-type="date" office:date-value="2020-12-18T00:00:00" table:style-name="ce25">
            <text:p>18-dic-20</text:p>
          </table:table-cell>
          <table:table-cell office:value-type="string" table:style-name="ce26">
            <text:p>Fact#: 348471 Rec#: 6555 TELCONET <text:s/>S.A.</text:p>
          </table:table-cell>
          <table:table-cell table:number-columns-repeated="4" table:style-name="ce1"/>
          <table:table-cell office:value-type="float" office:value="594.9" table:style-name="ce27">
            <text:p>-594,90</text:p>
          </table:table-cell>
          <table:table-cell office:value-type="float" office:value="1108320.3899999999" table:style-name="ce23">
            <text:p>1.108.320,39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DR-3388</text:p>
          </table:table-cell>
          <table:table-cell office:value-type="date" office:date-value="2020-12-18T00:00:00" table:style-name="ce25">
            <text:p>18-dic-20</text:p>
          </table:table-cell>
          <table:table-cell office:value-type="string" table:style-name="ce26">
            <text:p>Fact#: 3377 Rec#: 6556 TELCONET <text:s/>S.A.</text:p>
          </table:table-cell>
          <table:table-cell table:number-columns-repeated="4" table:style-name="ce1"/>
          <table:table-cell office:value-type="float" office:value="644.15" table:style-name="ce27">
            <text:p>-644,15</text:p>
          </table:table-cell>
          <table:table-cell office:value-type="float" office:value="1107676.24" table:style-name="ce23">
            <text:p>1.107.676,24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IC-15324</text:p>
          </table:table-cell>
          <table:table-cell office:value-type="date" office:date-value="2020-12-24T00:00:00" table:style-name="ce25">
            <text:p>24-dic-20</text:p>
          </table:table-cell>
          <table:table-cell office:value-type="string" table:style-name="ce26">
            <text:p>Fact#: 3377-348471-348688-348695-348696-348855 Rec#: 10322 TELCONET <text:s/>S.A.</text:p>
          </table:table-cell>
          <table:table-cell table:number-columns-repeated="4" table:style-name="ce1"/>
          <table:table-cell office:value-type="float" office:value="22455.41" table:style-name="ce27">
            <text:p>-22.455,41</text:p>
          </table:table-cell>
          <table:table-cell office:value-type="float" office:value="1085220.83" table:style-name="ce23">
            <text:p>1.085.220,83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1091906.33" table:style-name="ce28">
            <text:p>1.091.906,33<text:s/></text:p>
          </table:table-cell>
          <table:table-cell office:value-type="string" table:style-name="ce22">
            <text:p>Débito</text:p>
          </table:table-cell>
          <table:table-cell office:value-type="float" office:value="48718.6" table:formula="of:=SUM([.G7:.G35])" table:style-name="ce28">
            <text:p>48.718,60<text:s/></text:p>
          </table:table-cell>
          <table:table-cell office:value-type="string" table:style-name="ce22">
            <text:p>Crédito</text:p>
          </table:table-cell>
          <table:table-cell office:value-type="float" office:value="54869.630000000005" table:formula="of:=SUM([.H6:.H35])" table:style-name="ce28">
            <text:p>54.869,63<text:s/>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1085220.83" table:style-name="ce28">
            <text:p>1.085.220,83<text:s/></text:p>
          </table:table-cell>
          <table:table-cell table:number-columns-repeated="16375" table:style-name="ce1"/>
        </table:table-row>
        <table:table-row table:number-rows-repeated="8" table:style-name="ro3">
          <table:table-cell table:number-columns-repeated="16384"/>
        </table:table-row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CL <text:s text:c="2"/>TEL001 <text:s text:c="2"/>TELCONET S.A.</text:p>
          </table:table-cell>
          <table:table-cell table:number-columns-repeated="5" table:style-name="ce1"/>
          <table:table-cell office:value-type="string" table:style-name="ce22">
            <text:p>Saldo Inicial</text:p>
          </table:table-cell>
          <table:table-cell office:value-type="float" office:value="0" table:style-name="ce23">
            <text:p>0,00<text:s/></text:p>
          </table:table-cell>
          <table:table-cell table:style-name="ce1"/>
          <table:table-cell table:style-name="ce20"/>
          <table:table-cell table:style-name="ce21"/>
          <table:table-cell table:number-columns-repeated="7" table:style-name="ce1"/>
          <table:table-cell table:style-name="ce22"/>
          <table:table-cell table:style-name="ce23"/>
          <table:table-cell table:number-columns-repeated="1636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1">
            <text:p>FA-3132</text:p>
          </table:table-cell>
          <table:table-cell office:value-type="date" office:date-value="2020-11-01T00:00:00" table:style-name="ce25">
            <text:p>01-nov-20</text:p>
          </table:table-cell>
          <table:table-cell office:value-type="string" table:style-name="ce26">
            <text:p>Contabilización de factura # 3132 del TELCONET <text:s/>S.A. por <text:s/>consumo telefónico</text:p>
          </table:table-cell>
          <table:table-cell table:number-columns-repeated="3" table:style-name="ce1"/>
          <table:table-cell office:value-type="float" office:value="6776.22" table:style-name="ce23">
            <text:p>6.776,22<text:s/></text:p>
          </table:table-cell>
          <table:table-cell table:style-name="ce1"/>
          <table:table-cell office:value-type="float" office:value="6776.22" table:style-name="ce23">
            <text:p>6.776,22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DR-3038</text:p>
          </table:table-cell>
          <table:table-cell office:value-type="date" office:date-value="2020-11-13T00:00:00" table:style-name="ce25">
            <text:p>13-nov-20</text:p>
          </table:table-cell>
          <table:table-cell office:value-type="string" table:style-name="ce26">
            <text:p>Fact#: 3132 Rec#: 6453 TELCONET <text:s/>S.A.</text:p>
          </table:table-cell>
          <table:table-cell table:number-columns-repeated="4" table:style-name="ce1"/>
          <table:table-cell office:value-type="float" office:value="652.89" table:style-name="ce27">
            <text:p>-652,89</text:p>
          </table:table-cell>
          <table:table-cell office:value-type="float" office:value="6123.33" table:style-name="ce23">
            <text:p>6.123,33<text:s/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1">
            <text:p>IC-13995</text:p>
          </table:table-cell>
          <table:table-cell office:value-type="date" office:date-value="2020-11-30T00:00:00" table:style-name="ce25">
            <text:p>30-nov-20</text:p>
          </table:table-cell>
          <table:table-cell office:value-type="string" table:style-name="ce26">
            <text:p>Fact#: 3132-339826-345938-346236-346245-346246-346390 Rec#: 10162 TELCONET <text:s/>S.A.</text:p>
          </table:table-cell>
          <table:table-cell table:number-columns-repeated="4" table:style-name="ce1"/>
          <table:table-cell office:value-type="float" office:value="6123.33" table:style-name="ce27">
            <text:p>-6.123,33</text:p>
          </table:table-cell>
          <table:table-cell office:value-type="float" office:value="0" table:style-name="ce23">
            <text:p>0,00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377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Contabilización de factura # 3377 del -TELCONET <text:s/>S.A. por <text:s/>consumo telefónico</text:p>
          </table:table-cell>
          <table:table-cell table:number-columns-repeated="3" table:style-name="ce1"/>
          <table:table-cell office:value-type="float" office:value="6685.5" table:style-name="ce23">
            <text:p>6.685,50<text:s/></text:p>
          </table:table-cell>
          <table:table-cell table:style-name="ce1"/>
          <table:table-cell office:value-type="float" office:value="6685.5" table:style-name="ce23">
            <text:p>6.685,50<text:s/>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0" table:style-name="ce28">
            <text:p>0,00<text:s/></text:p>
          </table:table-cell>
          <table:table-cell office:value-type="string" table:style-name="ce22">
            <text:p>Débito</text:p>
          </table:table-cell>
          <table:table-cell office:value-type="float" office:value="13461.720000000001" table:formula="of:=SUM([.G47:.G50])" table:style-name="ce28">
            <text:p>13.461,72<text:s/></text:p>
          </table:table-cell>
          <table:table-cell office:value-type="string" table:style-name="ce22">
            <text:p>Crédito</text:p>
          </table:table-cell>
          <table:table-cell office:value-type="float" office:value="6776.22" table:formula="of:=SUM([.H47:.H50])" table:style-name="ce28">
            <text:p>6.776,22<text:s/>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6685.5" table:style-name="ce28">
            <text:p>6.685,50<text:s/></text:p>
          </table:table-cell>
          <table:table-cell table:number-columns-repeated="16375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CL <text:s text:c="2"/>TEL001 <text:s text:c="2"/>TELCONET S.A.</text:p>
          </table:table-cell>
          <table:table-cell table:number-columns-repeated="5" table:style-name="ce1"/>
          <table:table-cell office:value-type="string" table:style-name="ce22">
            <text:p>Saldo Inicial</text:p>
          </table:table-cell>
          <table:table-cell office:value-type="float" office:value="24484.91" table:style-name="ce23">
            <text:p>24.484,91<text:s/>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6">
            <text:p>Auxiliar No tiene movimientos en este período</text:p>
          </table:table-cell>
          <table:table-cell table:number-columns-repeated="3" table:style-name="ce1"/>
          <table:table-cell office:value-type="float" office:value="0" table:style-name="ce23">
            <text:p>0,00<text:s/></text:p>
          </table:table-cell>
          <table:table-cell table:style-name="ce1"/>
          <table:table-cell office:value-type="float" office:value="24484.91" table:style-name="ce23">
            <text:p>24.484,91<text:s/>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24484.91" table:style-name="ce28">
            <text:p>24.484,91<text:s/></text:p>
          </table:table-cell>
          <table:table-cell office:value-type="string" table:style-name="ce22">
            <text:p>Débito</text:p>
          </table:table-cell>
          <table:table-cell office:value-type="float" office:value="0" table:style-name="ce28">
            <text:p>0,00<text:s/></text:p>
          </table:table-cell>
          <table:table-cell office:value-type="string" table:style-name="ce22">
            <text:p>Crédito</text:p>
          </table:table-cell>
          <table:table-cell office:value-type="float" office:value="0" table:style-name="ce28">
            <text:p>0,00<text:s/>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24484.91" table:style-name="ce28">
            <text:p>24.484,91<text:s/></text:p>
          </table:table-cell>
          <table:table-cell table:number-columns-repeated="16375"/>
        </table:table-row>
        <table:table-row table:style-name="ro2">
          <table:table-cell table:number-columns-repeated="7" table:style-name="ce1"/>
          <table:table-cell table:style-name="ce22"/>
          <table:table-cell table:style-name="ce23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26"/>
          <table:table-cell table:number-columns-repeated="3" table:style-name="ce1"/>
          <table:table-cell table:style-name="ce23"/>
          <table:table-cell table:style-name="ce1"/>
          <table:table-cell table:style-name="ce23"/>
          <table:table-cell table:number-columns-repeated="16375"/>
        </table:table-row>
        <table:table-row table:style-name="ro2">
          <table:table-cell table:style-name="ce22"/>
          <table:table-cell table:style-name="ce28"/>
          <table:table-cell table:style-name="ce22"/>
          <table:table-cell table:style-name="ce28"/>
          <table:table-cell table:style-name="ce22"/>
          <table:table-cell table:style-name="ce28"/>
          <table:table-cell table:style-name="ce1"/>
          <table:table-cell table:style-name="ce22"/>
          <table:table-cell table:style-name="ce28"/>
          <table:table-cell table:number-columns-repeated="16375"/>
        </table:table-row>
        <table:table-row table:number-rows-repeated="6" table:style-name="ro3">
          <table:table-cell table:number-columns-repeated="16384"/>
        </table:table-row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CL <text:s text:c="2"/>CAJ003 <text:s text:c="2"/>CAJAMARCA PROTECTIVE SERVICES C. LTDA.</text:p>
          </table:table-cell>
          <table:table-cell table:number-columns-repeated="5" table:style-name="ce1"/>
          <table:table-cell office:value-type="string" table:style-name="ce22">
            <text:p>Saldo Inicial</text:p>
          </table:table-cell>
          <table:table-cell office:value-type="float" office:value="3873.28" table:style-name="ce23">
            <text:p>3.873,28<text:s/>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1">
            <text:p>FA-346091</text:p>
          </table:table-cell>
          <table:table-cell office:value-type="date" office:date-value="2020-11-01T00:00:00" table:style-name="ce25">
            <text:p>01-nov-20</text:p>
          </table:table-cell>
          <table:table-cell office:value-type="string" table:style-name="ce26">
            <text:p>Registro.- Contabilización de factura # 346091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910.25" table:style-name="ce23">
            <text:p>910,25<text:s/></text:p>
          </table:table-cell>
          <table:table-cell table:style-name="ce1"/>
          <table:table-cell office:value-type="float" office:value="4783.53" table:style-name="ce23">
            <text:p>4.783,53<text:s/>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FA-348594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Registro.- Contabilización de factura # 348594 del 0992810572001-CAJAMARCA PROTECTIVE SERVICES C. LTDA. CAJAPROTSERV por <text:s/>consumo telefónico</text:p>
          </table:table-cell>
          <table:table-cell table:number-columns-repeated="3" table:style-name="ce1"/>
          <table:table-cell office:value-type="float" office:value="1076.45" table:style-name="ce23">
            <text:p>1.076,45<text:s/></text:p>
          </table:table-cell>
          <table:table-cell table:style-name="ce1"/>
          <table:table-cell office:value-type="float" office:value="5859.98" table:style-name="ce23">
            <text:p>5.859,98<text:s/>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4783.53" table:style-name="ce28">
            <text:p>4.783,53<text:s/></text:p>
          </table:table-cell>
          <table:table-cell office:value-type="string" table:style-name="ce22">
            <text:p>Débito</text:p>
          </table:table-cell>
          <table:table-cell office:value-type="float" office:value="1986.7" table:formula="of:=SUM([.G71:.G72])" table:style-name="ce28">
            <text:p>1.986,70<text:s/></text:p>
          </table:table-cell>
          <table:table-cell office:value-type="string" table:style-name="ce22">
            <text:p>Crédito</text:p>
          </table:table-cell>
          <table:table-cell office:value-type="float" office:value="0" table:style-name="ce28">
            <text:p>0,00<text:s/>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5859.98" table:style-name="ce28">
            <text:p>5.859,98<text:s/></text:p>
          </table:table-cell>
          <table:table-cell table:number-columns-repeated="16375"/>
        </table:table-row>
        <table:table-row table:number-rows-repeated="1048503" table:style-name="ro3">
          <table:table-cell table:number-columns-repeated="16384"/>
        </table:table-row>
      </table:table>
      <table:table table:name="Pasivos_NovDic" table:style-name="ta3">
        <table:table-column table:style-name="co14" table:number-columns-repeated="9" table:default-cell-style-name="ce1"/>
        <table:table-column table:style-name="co4" table:number-columns-repeated="16375" table:default-cell-style-name="ce1"/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PV <text:s text:c="2"/>TEL001 <text:s text:c="2"/>TELCONET S.A.</text:p>
          </table:table-cell>
          <table:table-cell table:number-columns-repeated="5" table:style-name="ce1"/>
          <table:table-cell office:value-type="string" table:style-name="ce22">
            <text:p>Saldo Inicial</text:p>
          </table:table-cell>
          <table:table-cell office:value-type="float" office:value="-244938.02" table:style-name="ce23">
            <text:p>-244.938,02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1">
            <text:p>DF-11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7747 TEL001-TELCONET S.A. L3MPLS 30720 K - NETVOICE-CNTCORREOSGYE MES NOV 2020</text:p>
          </table:table-cell>
          <table:table-cell table:number-columns-repeated="4" table:style-name="ce1"/>
          <table:table-cell office:value-type="float" office:value="229.42" table:style-name="ce27">
            <text:p>-229,42</text:p>
          </table:table-cell>
          <table:table-cell office:value-type="float" office:value="-245167.44" table:style-name="ce23">
            <text:p>-245.167,44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12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7748 TEL001-TELCONET S.A. CLOUD EMAIL PROTECTION BASICO 30 DOMINIO Y SERVICIO DE CLOUDMAIL 5 GB(30 CORREO) MES DE NOV 2020</text:p>
          </table:table-cell>
          <table:table-cell table:number-columns-repeated="4" table:style-name="ce1"/>
          <table:table-cell office:value-type="float" office:value="138.41" table:style-name="ce27">
            <text:p>-138,41</text:p>
          </table:table-cell>
          <table:table-cell office:value-type="float" office:value="-245305.85" table:style-name="ce23">
            <text:p>-245.305,85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13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7749 TEL001-TELCONET S.A. UNIDADES VIRTUALES Y CLOUD IAAS, MES DE NOV 2020</text:p>
          </table:table-cell>
          <table:table-cell table:number-columns-repeated="4" table:style-name="ce1"/>
          <table:table-cell office:value-type="float" office:value="3402.8" table:style-name="ce27">
            <text:p>-3.402,80</text:p>
          </table:table-cell>
          <table:table-cell office:value-type="float" office:value="-248708.65" table:style-name="ce23">
            <text:p>-248.708,65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14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8625 TEL001-TELCONET S.A. L3MPLS 1024 K ETAPABMALOCUENCA, L3MPLS 10240 K LEVEL3PROSPERINA, L3MPLS 1024 K ETAPARUMIURCUCUENCA, L3MPLS 5120 K CONTECONGYE, L3MPLS 30720K LINKOVALLECNT <text:s/>MES DE NOV 2020</text:p>
          </table:table-cell>
          <table:table-cell table:number-columns-repeated="4" table:style-name="ce1"/>
          <table:table-cell office:value-type="float" office:value="622.72" table:style-name="ce27">
            <text:p>-622,72</text:p>
          </table:table-cell>
          <table:table-cell office:value-type="float" office:value="-249331.37" table:style-name="ce23">
            <text:p>-249.331,37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15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9172 TEL001-TELCONET S.A. SERVICIO DE LÍNEAS TELEFÓNICAS MES DE NOV 2020</text:p>
          </table:table-cell>
          <table:table-cell table:number-columns-repeated="4" table:style-name="ce1"/>
          <table:table-cell office:value-type="float" office:value="1551.35" table:style-name="ce27">
            <text:p>-1.551,35</text:p>
          </table:table-cell>
          <table:table-cell office:value-type="float" office:value="-250882.72" table:style-name="ce23">
            <text:p>-250.882,72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16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9474 TEL001-TELCONET S.A. ENLACE TDM CLEAR CHANNEL CONTRA SETEL 1E1 <text:s/>MES DE NOV 2020</text:p>
          </table:table-cell>
          <table:table-cell table:number-columns-repeated="4" table:style-name="ce1"/>
          <table:table-cell office:value-type="float" office:value="76.47" table:style-name="ce27">
            <text:p>-76,47</text:p>
          </table:table-cell>
          <table:table-cell office:value-type="float" office:value="-250959.19" table:style-name="ce23">
            <text:p>-250.959,19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44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9171 TEL001-TELCONET S.A. SERVICIO POR CANAL TELEFONIA-CLEAR CHANNEL TDMOIP 3 E1 20480K LINKO_MOVIL MES DE NOV 2020</text:p>
          </table:table-cell>
          <table:table-cell table:number-columns-repeated="4" table:style-name="ce1"/>
          <table:table-cell office:value-type="float" office:value="229.42" table:style-name="ce27">
            <text:p>-229,42</text:p>
          </table:table-cell>
          <table:table-cell office:value-type="float" office:value="-251188.61" table:style-name="ce23">
            <text:p>-251.188,61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45</text:p>
          </table:table-cell>
          <table:table-cell office:value-type="date" office:date-value="2020-11-04T00:00:00" table:style-name="ce25">
            <text:p>04-nov-20</text:p>
          </table:table-cell>
          <table:table-cell office:value-type="string" table:style-name="ce26">
            <text:p>Fact # 429867 TEL001-TELCONET S.A. SERVICIO POR CLEAR CHANNEL TDMOIP 3 E1 20480K LINKO_MOVIL. FACTURACION CAMBIOPRECIO DEL SERVICIO DESDE: 2020-10-23 HASTA: 2020-10-27</text:p>
          </table:table-cell>
          <table:table-cell table:number-columns-repeated="4" table:style-name="ce1"/>
          <table:table-cell office:value-type="float" office:value="12.75" table:style-name="ce27">
            <text:p>-12,75</text:p>
          </table:table-cell>
          <table:table-cell office:value-type="float" office:value="-251201.36" table:style-name="ce23">
            <text:p>-251.201,36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37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Fact # 430822 TEL001-TELCONET S.A. SERVICIO POR L3MPLS 30720 K - NETVOICE-CNTCORREOSGYE MES DE DIC 2020</text:p>
          </table:table-cell>
          <table:table-cell table:number-columns-repeated="4" table:style-name="ce1"/>
          <table:table-cell office:value-type="float" office:value="229.42" table:style-name="ce27">
            <text:p>-229,42</text:p>
          </table:table-cell>
          <table:table-cell office:value-type="float" office:value="-251430.78" table:style-name="ce23">
            <text:p>-251.430,78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38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Fact # 430823 TEL001-TELCONET S.A. SERVICIO POR CLOUD EMAIL PROTECTION BASICO 30 DOMINIO NETVOICE Y CLOUDMAIL 5 GB(30 CORREO) MES DE DIC 2020</text:p>
          </table:table-cell>
          <table:table-cell table:number-columns-repeated="4" table:style-name="ce1"/>
          <table:table-cell office:value-type="float" office:value="138.41" table:style-name="ce27">
            <text:p>-138,41</text:p>
          </table:table-cell>
          <table:table-cell office:value-type="float" office:value="-251569.19" table:style-name="ce23">
            <text:p>-251.569,19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39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Fact # 430824 TEL001-TELCONET S.A. UNIDAD VIRTUAL MES DE DIC 2020</text:p>
          </table:table-cell>
          <table:table-cell table:number-columns-repeated="4" table:style-name="ce1"/>
          <table:table-cell office:value-type="float" office:value="3402.8" table:style-name="ce27">
            <text:p>-3.402,80</text:p>
          </table:table-cell>
          <table:table-cell office:value-type="float" office:value="-254971.99" table:style-name="ce23">
            <text:p>-254.971,99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40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Fact # 431705 TEL001-TELCONET S.A. SERVICIOS POR L3MPLS 1024 K-ETAPABMALOCUENCA, ETAPARUMIURCUCUENCA, L3MPLS 10240 K LEVEL3PROSPERINA, L3MPLS 5120 K CONTECONGYE, L3MPLS 30720K LINKOVALLECNT MES DE DIC 2020</text:p>
          </table:table-cell>
          <table:table-cell table:number-columns-repeated="4" table:style-name="ce1"/>
          <table:table-cell office:value-type="float" office:value="622.72" table:style-name="ce27">
            <text:p>-622,72</text:p>
          </table:table-cell>
          <table:table-cell office:value-type="float" office:value="-255594.71" table:style-name="ce23">
            <text:p>-255.594,71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41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Fact # 432255 TEL001-TELCONET S.A. SERVICIO POR CANAL TELEFONIA <text:s/>Y CLEAR CHANNEL TDMOIP 3 E1 20480K LINKO_MOVIL</text:p>
          </table:table-cell>
          <table:table-cell table:number-columns-repeated="4" table:style-name="ce1"/>
          <table:table-cell office:value-type="float" office:value="229.42" table:style-name="ce27">
            <text:p>-229,42</text:p>
          </table:table-cell>
          <table:table-cell office:value-type="float" office:value="-255824.13" table:style-name="ce23">
            <text:p>-255.824,13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42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Fact # 432256 TEL001-TELCONET S.A. SERVICIO POR LÍNEAS TELEFÓNICAS MES DE DIC 2020</text:p>
          </table:table-cell>
          <table:table-cell table:number-columns-repeated="4" table:style-name="ce1"/>
          <table:table-cell office:value-type="float" office:value="1551.35" table:style-name="ce27">
            <text:p>-1.551,35</text:p>
          </table:table-cell>
          <table:table-cell office:value-type="float" office:value="-257375.48" table:style-name="ce23">
            <text:p>-257.375,48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43</text:p>
          </table:table-cell>
          <table:table-cell office:value-type="date" office:date-value="2020-12-01T00:00:00" table:style-name="ce25">
            <text:p>01-dic-20</text:p>
          </table:table-cell>
          <table:table-cell office:value-type="string" table:style-name="ce26">
            <text:p>Fact # 432558 TEL001-TELCONET S.A. SERVICIO POR ENLACE TDM CLEAR CHANNEL CONTRA SETEL 1E1 MES DE DIC 2020</text:p>
          </table:table-cell>
          <table:table-cell table:number-columns-repeated="4" table:style-name="ce1"/>
          <table:table-cell office:value-type="float" office:value="76.47" table:style-name="ce27">
            <text:p>-76,47</text:p>
          </table:table-cell>
          <table:table-cell office:value-type="float" office:value="-257451.95" table:style-name="ce23">
            <text:p>-257.451,95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F-44</text:p>
          </table:table-cell>
          <table:table-cell office:value-type="date" office:date-value="2020-12-04T00:00:00" table:style-name="ce25">
            <text:p>04-dic-20</text:p>
          </table:table-cell>
          <table:table-cell office:value-type="string" table:style-name="ce26">
            <text:p>Fact # 433176 TEL001-TELCONET S.A. SERVICIO POR CLOUD IAAS POOL RECURSOS LOC, CLOUD IAAS SERV DE RESPALDO SERVICIO BACKU, CLOUD IAAS LICENCIAMIENTO SE UBUNTU LINUX, INTERNET DC 1024K LINKOTEL-DATACENTER DESDE 2020-12-01 HASTA: 2020-12-27</text:p>
          </table:table-cell>
          <table:table-cell table:number-columns-repeated="4" table:style-name="ce1"/>
          <table:table-cell office:value-type="float" office:value="109.83" table:style-name="ce27">
            <text:p>-109,83</text:p>
          </table:table-cell>
          <table:table-cell office:value-type="float" office:value="-257561.78" table:style-name="ce23">
            <text:p>-257.561,78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-251201.36" table:style-name="ce28">
            <text:p>-251.201,36</text:p>
          </table:table-cell>
          <table:table-cell office:value-type="string" table:style-name="ce22">
            <text:p>Débito</text:p>
          </table:table-cell>
          <table:table-cell office:value-type="float" office:value="0" table:style-name="ce28">
            <text:p>0,00<text:s/></text:p>
          </table:table-cell>
          <table:table-cell office:value-type="string" table:style-name="ce22">
            <text:p>Crédito</text:p>
          </table:table-cell>
          <table:table-cell office:value-type="float" office:value="12623.76" table:formula="of:=SUM([.H3:.H18])" table:style-name="ce28">
            <text:p>12.623,76<text:s/>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-257561.78" table:style-name="ce28">
            <text:p>-257.561,78</text:p>
          </table:table-cell>
          <table:table-cell table:number-columns-repeated="16375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20">
            <text:p>Auxiliar</text:p>
          </table:table-cell>
          <table:table-cell office:value-type="string" table:style-name="ce21">
            <text:p>OC <text:s text:c="2"/>TEL001 <text:s text:c="2"/>TELCONET S.A.</text:p>
          </table:table-cell>
          <table:table-cell table:number-columns-repeated="5" table:style-name="ce1"/>
          <table:table-cell office:value-type="string" table:style-name="ce22">
            <text:p>Saldo Inicial</text:p>
          </table:table-cell>
          <table:table-cell office:value-type="float" office:value="-658889.4" table:style-name="ce23">
            <text:p>-658.889,4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27">
            <text:p>-0,00</text:p>
          </table:table-cell>
          <table:table-cell office:value-type="float" office:value="-658889.4" table:style-name="ce23">
            <text:p>-658.889,40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Saldo Inicial</text:p>
          </table:table-cell>
          <table:table-cell office:value-type="float" office:value="-658889.4" table:style-name="ce28">
            <text:p>-658.889,40</text:p>
          </table:table-cell>
          <table:table-cell office:value-type="string" table:style-name="ce22">
            <text:p>Débito</text:p>
          </table:table-cell>
          <table:table-cell office:value-type="float" office:value="0" table:style-name="ce28">
            <text:p>0,00<text:s/></text:p>
          </table:table-cell>
          <table:table-cell office:value-type="string" table:style-name="ce22">
            <text:p>Crédito</text:p>
          </table:table-cell>
          <table:table-cell office:value-type="float" office:value="0" table:style-name="ce28">
            <text:p>0,00<text:s/></text:p>
          </table:table-cell>
          <table:table-cell table:style-name="ce1"/>
          <table:table-cell office:value-type="string" table:style-name="ce22">
            <text:p>Saldo Final</text:p>
          </table:table-cell>
          <table:table-cell office:value-type="float" office:value="-658889.4" table:style-name="ce28">
            <text:p>-658.889,40</text:p>
          </table:table-cell>
          <table:table-cell table:number-columns-repeated="16375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2" number:min-integer-digits="1" number:grouping="true"/>
      <number:text> </number:text>
    </number:number-style>
    <number:number-style style:name="N37">
      <number:text>-</number:text>
      <number:number number:decimal-places="2" number:min-integer-digits="1" number:grouping="true"/>
      <style:map style:condition="value()&gt;=0" style:apply-style-name="N37P0"/>
    </number:number-style>
    <number:number-style style:name="N38P0">
      <number:text>-</number:text>
      <number:number number:decimal-places="2" number:min-integer-digits="1" number:grouping="true"/>
    </number:number-style>
    <number:number-style style:name="N38">
      <number:number number:decimal-places="2" number:min-integer-digits="1" number:grouping="true"/>
      <number:text> </number:text>
      <style:map style:condition="value()&gt;=0" style:apply-style-name="N38P0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Carlos Almeida</meta:initial-creator>
    <dc:creator>Carlos Almeida</dc:creator>
    <meta:creation-date>2021-02-23T11:18:40Z</meta:creation-date>
    <dc:date>2021-04-28T16:24:26Z</dc:date>
    <meta:editing-cycles>6</meta:editing-cycles>
    <meta:editing-duration>PT2201S</meta:editing-duration>
  </office:meta>
</office:document-meta>
</file>